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26.16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s" table:style-name="ta1">
        <table:shapes>
          <draw:frame draw:z-index="0" draw:style-name="gr1" draw:text-style-name="P1" svg:width="444.72mm" svg:height="239.92mm" svg:x="78.22mm" svg:y="4.82mm">
            <loext:p draw:notify-on-update-of-ranges="runtimes.B1:runtimes.B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8.63mm" svg:height="210.43mm" svg:x="67.79mm" svg:y="298.93mm">
            <loext:p draw:notify-on-update-of-ranges="runtimes.C1:runtimes.C400 runtimes.A1:runtimes.A4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91529155" calcext:value-type="float">
            <text:p>0.0091529155</text:p>
          </table:table-cell>
          <table:table-cell office:value-type="float" office:value="78498" calcext:value-type="float">
            <text:p>7849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91681161" calcext:value-type="float">
            <text:p>0.0191681161</text:p>
          </table:table-cell>
          <table:table-cell office:value-type="float" office:value="148933" calcext:value-type="float">
            <text:p>14893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304010008" calcext:value-type="float">
            <text:p>0.0304010008</text:p>
          </table:table-cell>
          <table:table-cell office:value-type="float" office:value="216816" calcext:value-type="float">
            <text:p>21681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428110018" calcext:value-type="float">
            <text:p>0.0428110018</text:p>
          </table:table-cell>
          <table:table-cell office:value-type="float" office:value="283146" calcext:value-type="float">
            <text:p>28314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0521300503" calcext:value-type="float">
            <text:p>0.0521300503</text:p>
          </table:table-cell>
          <table:table-cell office:value-type="float" office:value="348513" calcext:value-type="float">
            <text:p>34851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0674470981" calcext:value-type="float">
            <text:p>0.0674470981</text:p>
          </table:table-cell>
          <table:table-cell office:value-type="float" office:value="412849" calcext:value-type="float">
            <text:p>41284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0764769468" calcext:value-type="float">
            <text:p>0.0764769468</text:p>
          </table:table-cell>
          <table:table-cell office:value-type="float" office:value="476648" calcext:value-type="float">
            <text:p>47664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96554994" calcext:value-type="float">
            <text:p>0.096554994</text:p>
          </table:table-cell>
          <table:table-cell office:value-type="float" office:value="539777" calcext:value-type="float">
            <text:p>53977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1064111069" calcext:value-type="float">
            <text:p>0.1064111069</text:p>
          </table:table-cell>
          <table:table-cell office:value-type="float" office:value="602489" calcext:value-type="float">
            <text:p>60248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1228949033" calcext:value-type="float">
            <text:p>0.1228949033</text:p>
          </table:table-cell>
          <table:table-cell office:value-type="float" office:value="664579" calcext:value-type="float">
            <text:p>66457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0.1397718815" calcext:value-type="float">
            <text:p>0.1397718815</text:p>
          </table:table-cell>
          <table:table-cell office:value-type="float" office:value="726517" calcext:value-type="float">
            <text:p>72651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.1512408898" calcext:value-type="float">
            <text:p>0.1512408898</text:p>
          </table:table-cell>
          <table:table-cell office:value-type="float" office:value="788060" calcext:value-type="float">
            <text:p>788060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0.1677239661" calcext:value-type="float">
            <text:p>0.1677239661</text:p>
          </table:table-cell>
          <table:table-cell office:value-type="float" office:value="849252" calcext:value-type="float">
            <text:p>84925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0.1832119177" calcext:value-type="float">
            <text:p>0.1832119177</text:p>
          </table:table-cell>
          <table:table-cell office:value-type="float" office:value="910077" calcext:value-type="float">
            <text:p>91007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.1974760278" calcext:value-type="float">
            <text:p>0.1974760278</text:p>
          </table:table-cell>
          <table:table-cell office:value-type="float" office:value="970704" calcext:value-type="float">
            <text:p>97070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.2140659573" calcext:value-type="float">
            <text:p>0.2140659573</text:p>
          </table:table-cell>
          <table:table-cell office:value-type="float" office:value="1031130" calcext:value-type="float">
            <text:p>1031130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0.2356560111" calcext:value-type="float">
            <text:p>0.2356560111</text:p>
          </table:table-cell>
          <table:table-cell office:value-type="float" office:value="1091314" calcext:value-type="float">
            <text:p>1091314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0.2514568978" calcext:value-type="float">
            <text:p>0.2514568978</text:p>
          </table:table-cell>
          <table:table-cell office:value-type="float" office:value="1151367" calcext:value-type="float">
            <text:p>115136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0.2683639611" calcext:value-type="float">
            <text:p>0.2683639611</text:p>
          </table:table-cell>
          <table:table-cell office:value-type="float" office:value="1211050" calcext:value-type="float">
            <text:p>121105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2804869046" calcext:value-type="float">
            <text:p>0.2804869046</text:p>
          </table:table-cell>
          <table:table-cell office:value-type="float" office:value="1270607" calcext:value-type="float">
            <text:p>127060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0.299360021" calcext:value-type="float">
            <text:p>0.299360021</text:p>
          </table:table-cell>
          <table:table-cell office:value-type="float" office:value="1329943" calcext:value-type="float">
            <text:p>132994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0.3097499054" calcext:value-type="float">
            <text:p>0.3097499054</text:p>
          </table:table-cell>
          <table:table-cell office:value-type="float" office:value="1389261" calcext:value-type="float">
            <text:p>138926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0.3200431081" calcext:value-type="float">
            <text:p>0.3200431081</text:p>
          </table:table-cell>
          <table:table-cell office:value-type="float" office:value="1448221" calcext:value-type="float">
            <text:p>144822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.344603104" calcext:value-type="float">
            <text:p>0.344603104</text:p>
          </table:table-cell>
          <table:table-cell office:value-type="float" office:value="1507122" calcext:value-type="float">
            <text:p>150712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.3510619424" calcext:value-type="float">
            <text:p>0.3510619424</text:p>
          </table:table-cell>
          <table:table-cell office:value-type="float" office:value="1565927" calcext:value-type="float">
            <text:p>1565927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0.3818889337" calcext:value-type="float">
            <text:p>0.3818889337</text:p>
          </table:table-cell>
          <table:table-cell office:value-type="float" office:value="1624527" calcext:value-type="float">
            <text:p>162452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0.3965949121" calcext:value-type="float">
            <text:p>0.3965949121</text:p>
          </table:table-cell>
          <table:table-cell office:value-type="float" office:value="1683065" calcext:value-type="float">
            <text:p>168306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0.3990220371" calcext:value-type="float">
            <text:p>0.3990220371</text:p>
          </table:table-cell>
          <table:table-cell office:value-type="float" office:value="1741430" calcext:value-type="float">
            <text:p>1741430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0.4248099106" calcext:value-type="float">
            <text:p>0.4248099106</text:p>
          </table:table-cell>
          <table:table-cell office:value-type="float" office:value="1799676" calcext:value-type="float">
            <text:p>179967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0.4472860222" calcext:value-type="float">
            <text:p>0.4472860222</text:p>
          </table:table-cell>
          <table:table-cell office:value-type="float" office:value="1857859" calcext:value-type="float">
            <text:p>185785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0.4581149535" calcext:value-type="float">
            <text:p>0.4581149535</text:p>
          </table:table-cell>
          <table:table-cell office:value-type="float" office:value="1915979" calcext:value-type="float">
            <text:p>191597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0.4606860977" calcext:value-type="float">
            <text:p>0.4606860977</text:p>
          </table:table-cell>
          <table:table-cell office:value-type="float" office:value="1973815" calcext:value-type="float">
            <text:p>197381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0.4894120481" calcext:value-type="float">
            <text:p>0.4894120481</text:p>
          </table:table-cell>
          <table:table-cell office:value-type="float" office:value="2031667" calcext:value-type="float">
            <text:p>203166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0.5110309144" calcext:value-type="float">
            <text:p>0.5110309144</text:p>
          </table:table-cell>
          <table:table-cell office:value-type="float" office:value="2089379" calcext:value-type="float">
            <text:p>208937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0.5151790684" calcext:value-type="float">
            <text:p>0.5151790684</text:p>
          </table:table-cell>
          <table:table-cell office:value-type="float" office:value="2146775" calcext:value-type="float">
            <text:p>214677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0.5425651006" calcext:value-type="float">
            <text:p>0.5425651006</text:p>
          </table:table-cell>
          <table:table-cell office:value-type="float" office:value="2204262" calcext:value-type="float">
            <text:p>220426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0.5599690713" calcext:value-type="float">
            <text:p>0.5599690713</text:p>
          </table:table-cell>
          <table:table-cell office:value-type="float" office:value="2261623" calcext:value-type="float">
            <text:p>226162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0.5556698961" calcext:value-type="float">
            <text:p>0.5556698961</text:p>
          </table:table-cell>
          <table:table-cell office:value-type="float" office:value="2318966" calcext:value-type="float">
            <text:p>231896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0.5943219128" calcext:value-type="float">
            <text:p>0.5943219128</text:p>
          </table:table-cell>
          <table:table-cell office:value-type="float" office:value="2376402" calcext:value-type="float">
            <text:p>237640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0.5946550123" calcext:value-type="float">
            <text:p>0.5946550123</text:p>
          </table:table-cell>
          <table:table-cell office:value-type="float" office:value="2433654" calcext:value-type="float">
            <text:p>2433654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0.6211669189" calcext:value-type="float">
            <text:p>0.6211669189</text:p>
          </table:table-cell>
          <table:table-cell office:value-type="float" office:value="2490756" calcext:value-type="float">
            <text:p>249075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0.619523999" calcext:value-type="float">
            <text:p>0.619523999</text:p>
          </table:table-cell>
          <table:table-cell office:value-type="float" office:value="2547620" calcext:value-type="float">
            <text:p>2547620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0.6611978959" calcext:value-type="float">
            <text:p>0.6611978959</text:p>
          </table:table-cell>
          <table:table-cell office:value-type="float" office:value="2604535" calcext:value-type="float">
            <text:p>260453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0.6775819347" calcext:value-type="float">
            <text:p>0.6775819347</text:p>
          </table:table-cell>
          <table:table-cell office:value-type="float" office:value="2661384" calcext:value-type="float">
            <text:p>266138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0.6624630511" calcext:value-type="float">
            <text:p>0.6624630511</text:p>
          </table:table-cell>
          <table:table-cell office:value-type="float" office:value="2718160" calcext:value-type="float">
            <text:p>2718160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0.7175799138" calcext:value-type="float">
            <text:p>0.7175799138</text:p>
          </table:table-cell>
          <table:table-cell office:value-type="float" office:value="2775053" calcext:value-type="float">
            <text:p>277505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0.6988320272" calcext:value-type="float">
            <text:p>0.6988320272</text:p>
          </table:table-cell>
          <table:table-cell office:value-type="float" office:value="2831693" calcext:value-type="float">
            <text:p>283169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0.7469940085" calcext:value-type="float">
            <text:p>0.7469940085</text:p>
          </table:table-cell>
          <table:table-cell office:value-type="float" office:value="2888144" calcext:value-type="float">
            <text:p>288814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0.75411695" calcext:value-type="float">
            <text:p>0.75411695</text:p>
          </table:table-cell>
          <table:table-cell office:value-type="float" office:value="2944531" calcext:value-type="float">
            <text:p>294453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0.7888478969" calcext:value-type="float">
            <text:p>0.7888478969</text:p>
          </table:table-cell>
          <table:table-cell office:value-type="float" office:value="3001134" calcext:value-type="float">
            <text:p>300113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0.7659220747" calcext:value-type="float">
            <text:p>0.7659220747</text:p>
          </table:table-cell>
          <table:table-cell office:value-type="float" office:value="3057494" calcext:value-type="float">
            <text:p>305749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0.800261942" calcext:value-type="float">
            <text:p>0.800261942</text:p>
          </table:table-cell>
          <table:table-cell office:value-type="float" office:value="3113843" calcext:value-type="float">
            <text:p>311384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0.8283270355" calcext:value-type="float">
            <text:p>0.8283270355</text:p>
          </table:table-cell>
          <table:table-cell office:value-type="float" office:value="3170052" calcext:value-type="float">
            <text:p>317005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0.8549968939" calcext:value-type="float">
            <text:p>0.8549968939</text:p>
          </table:table-cell>
          <table:table-cell office:value-type="float" office:value="3226203" calcext:value-type="float">
            <text:p>322620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0.8242439307" calcext:value-type="float">
            <text:p>0.8242439307</text:p>
          </table:table-cell>
          <table:table-cell office:value-type="float" office:value="3282200" calcext:value-type="float">
            <text:p>3282200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0.8743750318" calcext:value-type="float">
            <text:p>0.8743750318</text:p>
          </table:table-cell>
          <table:table-cell office:value-type="float" office:value="3338330" calcext:value-type="float">
            <text:p>3338330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0.9077760553" calcext:value-type="float">
            <text:p>0.9077760553</text:p>
          </table:table-cell>
          <table:table-cell office:value-type="float" office:value="3394435" calcext:value-type="float">
            <text:p>339443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0.898984929" calcext:value-type="float">
            <text:p>0.898984929</text:p>
          </table:table-cell>
          <table:table-cell office:value-type="float" office:value="3450336" calcext:value-type="float">
            <text:p>345033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0.9268879509" calcext:value-type="float">
            <text:p>0.9268879509</text:p>
          </table:table-cell>
          <table:table-cell office:value-type="float" office:value="3506314" calcext:value-type="float">
            <text:p>350631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0.9437370853" calcext:value-type="float">
            <text:p>0.9437370853</text:p>
          </table:table-cell>
          <table:table-cell office:value-type="float" office:value="3562115" calcext:value-type="float">
            <text:p>3562115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0.932717052" calcext:value-type="float">
            <text:p>0.932717052</text:p>
          </table:table-cell>
          <table:table-cell office:value-type="float" office:value="3618045" calcext:value-type="float">
            <text:p>361804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0.934303996" calcext:value-type="float">
            <text:p>0.934303996</text:p>
          </table:table-cell>
          <table:table-cell office:value-type="float" office:value="3673600" calcext:value-type="float">
            <text:p>3673600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1.0105599471" calcext:value-type="float">
            <text:p>1.0105599471</text:p>
          </table:table-cell>
          <table:table-cell office:value-type="float" office:value="3729306" calcext:value-type="float">
            <text:p>372930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0.9837860437" calcext:value-type="float">
            <text:p>0.9837860437</text:p>
          </table:table-cell>
          <table:table-cell office:value-type="float" office:value="3785086" calcext:value-type="float">
            <text:p>378508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0.991988936" calcext:value-type="float">
            <text:p>0.991988936</text:p>
          </table:table-cell>
          <table:table-cell office:value-type="float" office:value="3840554" calcext:value-type="float">
            <text:p>384055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1.0502859005" calcext:value-type="float">
            <text:p>1.0502859005</text:p>
          </table:table-cell>
          <table:table-cell office:value-type="float" office:value="3896123" calcext:value-type="float">
            <text:p>389612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1.0574260792" calcext:value-type="float">
            <text:p>1.0574260792</text:p>
          </table:table-cell>
          <table:table-cell office:value-type="float" office:value="3951767" calcext:value-type="float">
            <text:p>395176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1.067231073" calcext:value-type="float">
            <text:p>1.067231073</text:p>
          </table:table-cell>
          <table:table-cell office:value-type="float" office:value="4007342" calcext:value-type="float">
            <text:p>400734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1.056502942" calcext:value-type="float">
            <text:p>1.056502942</text:p>
          </table:table-cell>
          <table:table-cell office:value-type="float" office:value="4062674" calcext:value-type="float">
            <text:p>406267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1.0614600642" calcext:value-type="float">
            <text:p>1.0614600642</text:p>
          </table:table-cell>
          <table:table-cell office:value-type="float" office:value="4118064" calcext:value-type="float">
            <text:p>4118064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1.1082060076" calcext:value-type="float">
            <text:p>1.1082060076</text:p>
          </table:table-cell>
          <table:table-cell office:value-type="float" office:value="4173373" calcext:value-type="float">
            <text:p>417337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.137847909" calcext:value-type="float">
            <text:p>1.137847909</text:p>
          </table:table-cell>
          <table:table-cell office:value-type="float" office:value="4228658" calcext:value-type="float">
            <text:p>422865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.168902078" calcext:value-type="float">
            <text:p>1.168902078</text:p>
          </table:table-cell>
          <table:table-cell office:value-type="float" office:value="4284089" calcext:value-type="float">
            <text:p>428408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.1870990731" calcext:value-type="float">
            <text:p>1.1870990731</text:p>
          </table:table-cell>
          <table:table-cell office:value-type="float" office:value="4339254" calcext:value-type="float">
            <text:p>433925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.1432790052" calcext:value-type="float">
            <text:p>1.1432790052</text:p>
          </table:table-cell>
          <table:table-cell office:value-type="float" office:value="4394304" calcext:value-type="float">
            <text:p>4394304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.2176761136" calcext:value-type="float">
            <text:p>1.2176761136</text:p>
          </table:table-cell>
          <table:table-cell office:value-type="float" office:value="4449611" calcext:value-type="float">
            <text:p>444961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.1742670126" calcext:value-type="float">
            <text:p>1.1742670126</text:p>
          </table:table-cell>
          <table:table-cell office:value-type="float" office:value="4504535" calcext:value-type="float">
            <text:p>450453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.2402869817" calcext:value-type="float">
            <text:p>1.2402869817</text:p>
          </table:table-cell>
          <table:table-cell office:value-type="float" office:value="4559544" calcext:value-type="float">
            <text:p>455954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.2191490672" calcext:value-type="float">
            <text:p>1.2191490672</text:p>
          </table:table-cell>
          <table:table-cell office:value-type="float" office:value="4614444" calcext:value-type="float">
            <text:p>461444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.292574027" calcext:value-type="float">
            <text:p>1.292574027</text:p>
          </table:table-cell>
          <table:table-cell office:value-type="float" office:value="4669382" calcext:value-type="float">
            <text:p>4669382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.2551940229" calcext:value-type="float">
            <text:p>1.2551940229</text:p>
          </table:table-cell>
          <table:table-cell office:value-type="float" office:value="4724409" calcext:value-type="float">
            <text:p>472440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.3239029425" calcext:value-type="float">
            <text:p>1.3239029425</text:p>
          </table:table-cell>
          <table:table-cell office:value-type="float" office:value="4779430" calcext:value-type="float">
            <text:p>4779430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.2730970606" calcext:value-type="float">
            <text:p>1.2730970606</text:p>
          </table:table-cell>
          <table:table-cell office:value-type="float" office:value="4834317" calcext:value-type="float">
            <text:p>483431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.3564869279" calcext:value-type="float">
            <text:p>1.3564869279</text:p>
          </table:table-cell>
          <table:table-cell office:value-type="float" office:value="4889139" calcext:value-type="float">
            <text:p>488913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.3206370964" calcext:value-type="float">
            <text:p>1.3206370964</text:p>
          </table:table-cell>
          <table:table-cell office:value-type="float" office:value="4943731" calcext:value-type="float">
            <text:p>494373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.3200279308" calcext:value-type="float">
            <text:p>1.3200279308</text:p>
          </table:table-cell>
          <table:table-cell office:value-type="float" office:value="4998470" calcext:value-type="float">
            <text:p>4998470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.3506190334" calcext:value-type="float">
            <text:p>1.3506190334</text:p>
          </table:table-cell>
          <table:table-cell office:value-type="float" office:value="5053180" calcext:value-type="float">
            <text:p>5053180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.367404039" calcext:value-type="float">
            <text:p>1.367404039</text:p>
          </table:table-cell>
          <table:table-cell office:value-type="float" office:value="5107832" calcext:value-type="float">
            <text:p>510783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.383857914" calcext:value-type="float">
            <text:p>1.383857914</text:p>
          </table:table-cell>
          <table:table-cell office:value-type="float" office:value="5162565" calcext:value-type="float">
            <text:p>516256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.3967500083" calcext:value-type="float">
            <text:p>1.3967500083</text:p>
          </table:table-cell>
          <table:table-cell office:value-type="float" office:value="5216954" calcext:value-type="float">
            <text:p>521695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1.466424921" calcext:value-type="float">
            <text:p>1.466424921</text:p>
          </table:table-cell>
          <table:table-cell office:value-type="float" office:value="5271659" calcext:value-type="float">
            <text:p>527165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1.434245962" calcext:value-type="float">
            <text:p>1.434245962</text:p>
          </table:table-cell>
          <table:table-cell office:value-type="float" office:value="5326237" calcext:value-type="float">
            <text:p>532623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1.4867319462" calcext:value-type="float">
            <text:p>1.4867319462</text:p>
          </table:table-cell>
          <table:table-cell office:value-type="float" office:value="5380681" calcext:value-type="float">
            <text:p>5380681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1.4668079217" calcext:value-type="float">
            <text:p>1.4668079217</text:p>
          </table:table-cell>
          <table:table-cell office:value-type="float" office:value="5435104" calcext:value-type="float">
            <text:p>543510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1.5206739425" calcext:value-type="float">
            <text:p>1.5206739425</text:p>
          </table:table-cell>
          <table:table-cell office:value-type="float" office:value="5489749" calcext:value-type="float">
            <text:p>548974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1.5672010015" calcext:value-type="float">
            <text:p>1.5672010015</text:p>
          </table:table-cell>
          <table:table-cell office:value-type="float" office:value="5544201" calcext:value-type="float">
            <text:p>554420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1.568859097" calcext:value-type="float">
            <text:p>1.568859097</text:p>
          </table:table-cell>
          <table:table-cell office:value-type="float" office:value="5598565" calcext:value-type="float">
            <text:p>559856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1.6013288938" calcext:value-type="float">
            <text:p>1.6013288938</text:p>
          </table:table-cell>
          <table:table-cell office:value-type="float" office:value="5652996" calcext:value-type="float">
            <text:p>5652996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1.5496459914" calcext:value-type="float">
            <text:p>1.5496459914</text:p>
          </table:table-cell>
          <table:table-cell office:value-type="float" office:value="5707123" calcext:value-type="float">
            <text:p>57071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.5518090751" calcext:value-type="float">
            <text:p>1.5518090751</text:p>
          </table:table-cell>
          <table:table-cell office:value-type="float" office:value="5761455" calcext:value-type="float">
            <text:p>576145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.6528010807" calcext:value-type="float">
            <text:p>1.6528010807</text:p>
          </table:table-cell>
          <table:table-cell office:value-type="float" office:value="5815663" calcext:value-type="float">
            <text:p>581566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1.6020260026" calcext:value-type="float">
            <text:p>1.6020260026</text:p>
          </table:table-cell>
          <table:table-cell office:value-type="float" office:value="5869979" calcext:value-type="float">
            <text:p>586997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1.6749511099" calcext:value-type="float">
            <text:p>1.6749511099</text:p>
          </table:table-cell>
          <table:table-cell office:value-type="float" office:value="5924283" calcext:value-type="float">
            <text:p>592428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1.7221868877" calcext:value-type="float">
            <text:p>1.7221868877</text:p>
          </table:table-cell>
          <table:table-cell office:value-type="float" office:value="5978489" calcext:value-type="float">
            <text:p>597848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1.693925969" calcext:value-type="float">
            <text:p>1.693925969</text:p>
          </table:table-cell>
          <table:table-cell office:value-type="float" office:value="6032696" calcext:value-type="float">
            <text:p>603269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1.7411641032" calcext:value-type="float">
            <text:p>1.7411641032</text:p>
          </table:table-cell>
          <table:table-cell office:value-type="float" office:value="6086767" calcext:value-type="float">
            <text:p>608676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1.7663129912" calcext:value-type="float">
            <text:p>1.7663129912</text:p>
          </table:table-cell>
          <table:table-cell office:value-type="float" office:value="6140828" calcext:value-type="float">
            <text:p>6140828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1.7869780419" calcext:value-type="float">
            <text:p>1.7869780419</text:p>
          </table:table-cell>
          <table:table-cell office:value-type="float" office:value="6194963" calcext:value-type="float">
            <text:p>619496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8059089722" calcext:value-type="float">
            <text:p>1.8059089722</text:p>
          </table:table-cell>
          <table:table-cell office:value-type="float" office:value="6249178" calcext:value-type="float">
            <text:p>624917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7889538907" calcext:value-type="float">
            <text:p>1.7889538907</text:p>
          </table:table-cell>
          <table:table-cell office:value-type="float" office:value="6303309" calcext:value-type="float">
            <text:p>630330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1.7568300942" calcext:value-type="float">
            <text:p>1.7568300942</text:p>
          </table:table-cell>
          <table:table-cell office:value-type="float" office:value="6357241" calcext:value-type="float">
            <text:p>635724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1.8534250234" calcext:value-type="float">
            <text:p>1.8534250234</text:p>
          </table:table-cell>
          <table:table-cell office:value-type="float" office:value="6411057" calcext:value-type="float">
            <text:p>641105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1.7821970352" calcext:value-type="float">
            <text:p>1.7821970352</text:p>
          </table:table-cell>
          <table:table-cell office:value-type="float" office:value="6465061" calcext:value-type="float">
            <text:p>646506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1.8975460025" calcext:value-type="float">
            <text:p>1.8975460025</text:p>
          </table:table-cell>
          <table:table-cell office:value-type="float" office:value="6518853" calcext:value-type="float">
            <text:p>651885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1.8340988868" calcext:value-type="float">
            <text:p>1.8340988868</text:p>
          </table:table-cell>
          <table:table-cell office:value-type="float" office:value="6572650" calcext:value-type="float">
            <text:p>6572650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1.9684039845" calcext:value-type="float">
            <text:p>1.9684039845</text:p>
          </table:table-cell>
          <table:table-cell office:value-type="float" office:value="6626563" calcext:value-type="float">
            <text:p>662656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1.9995040535" calcext:value-type="float">
            <text:p>1.9995040535</text:p>
          </table:table-cell>
          <table:table-cell office:value-type="float" office:value="6680446" calcext:value-type="float">
            <text:p>668044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1.8740469553" calcext:value-type="float">
            <text:p>1.8740469553</text:p>
          </table:table-cell>
          <table:table-cell office:value-type="float" office:value="6734218" calcext:value-type="float">
            <text:p>673421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1.8779669374" calcext:value-type="float">
            <text:p>1.8779669374</text:p>
          </table:table-cell>
          <table:table-cell office:value-type="float" office:value="6787896" calcext:value-type="float">
            <text:p>6787896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1.9198450857" calcext:value-type="float">
            <text:p>1.9198450857</text:p>
          </table:table-cell>
          <table:table-cell office:value-type="float" office:value="6841648" calcext:value-type="float">
            <text:p>684164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1.9989920402" calcext:value-type="float">
            <text:p>1.9989920402</text:p>
          </table:table-cell>
          <table:table-cell office:value-type="float" office:value="6895267" calcext:value-type="float">
            <text:p>689526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0398399804" calcext:value-type="float">
            <text:p>2.0398399804</text:p>
          </table:table-cell>
          <table:table-cell office:value-type="float" office:value="6949036" calcext:value-type="float">
            <text:p>694903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1.9682119257" calcext:value-type="float">
            <text:p>1.9682119257</text:p>
          </table:table-cell>
          <table:table-cell office:value-type="float" office:value="7002672" calcext:value-type="float">
            <text:p>700267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0524269005" calcext:value-type="float">
            <text:p>2.0524269005</text:p>
          </table:table-cell>
          <table:table-cell office:value-type="float" office:value="7056480" calcext:value-type="float">
            <text:p>7056480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0924588834" calcext:value-type="float">
            <text:p>2.0924588834</text:p>
          </table:table-cell>
          <table:table-cell office:value-type="float" office:value="7110142" calcext:value-type="float">
            <text:p>711014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1084521126" calcext:value-type="float">
            <text:p>2.1084521126</text:p>
          </table:table-cell>
          <table:table-cell office:value-type="float" office:value="7163814" calcext:value-type="float">
            <text:p>716381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.9951329795" calcext:value-type="float">
            <text:p>1.9951329795</text:p>
          </table:table-cell>
          <table:table-cell office:value-type="float" office:value="7217427" calcext:value-type="float">
            <text:p>721742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0331739011" calcext:value-type="float">
            <text:p>2.0331739011</text:p>
          </table:table-cell>
          <table:table-cell office:value-type="float" office:value="7271035" calcext:value-type="float">
            <text:p>727103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1232271119" calcext:value-type="float">
            <text:p>2.1232271119</text:p>
          </table:table-cell>
          <table:table-cell office:value-type="float" office:value="7324733" calcext:value-type="float">
            <text:p>7324733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1785909678" calcext:value-type="float">
            <text:p>2.1785909678</text:p>
          </table:table-cell>
          <table:table-cell office:value-type="float" office:value="7378187" calcext:value-type="float">
            <text:p>737818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0851261166" calcext:value-type="float">
            <text:p>2.0851261166</text:p>
          </table:table-cell>
          <table:table-cell office:value-type="float" office:value="7431705" calcext:value-type="float">
            <text:p>743170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1094860385" calcext:value-type="float">
            <text:p>2.1094860385</text:p>
          </table:table-cell>
          <table:table-cell office:value-type="float" office:value="7485189" calcext:value-type="float">
            <text:p>748518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1498129969" calcext:value-type="float">
            <text:p>2.1498129969</text:p>
          </table:table-cell>
          <table:table-cell office:value-type="float" office:value="7538552" calcext:value-type="float">
            <text:p>753855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2297609462" calcext:value-type="float">
            <text:p>2.2297609462</text:p>
          </table:table-cell>
          <table:table-cell office:value-type="float" office:value="7591934" calcext:value-type="float">
            <text:p>759193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2179968861" calcext:value-type="float">
            <text:p>2.2179968861</text:p>
          </table:table-cell>
          <table:table-cell office:value-type="float" office:value="7645461" calcext:value-type="float">
            <text:p>764546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1743369661" calcext:value-type="float">
            <text:p>2.1743369661</text:p>
          </table:table-cell>
          <table:table-cell office:value-type="float" office:value="7698729" calcext:value-type="float">
            <text:p>769872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1788990878" calcext:value-type="float">
            <text:p>2.1788990878</text:p>
          </table:table-cell>
          <table:table-cell office:value-type="float" office:value="7752208" calcext:value-type="float">
            <text:p>7752208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2851110678" calcext:value-type="float">
            <text:p>2.2851110678</text:p>
          </table:table-cell>
          <table:table-cell office:value-type="float" office:value="7805490" calcext:value-type="float">
            <text:p>7805490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2211660693" calcext:value-type="float">
            <text:p>2.2211660693</text:p>
          </table:table-cell>
          <table:table-cell office:value-type="float" office:value="7858828" calcext:value-type="float">
            <text:p>7858828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3377840576" calcext:value-type="float">
            <text:p>2.3377840576</text:p>
          </table:table-cell>
          <table:table-cell office:value-type="float" office:value="7912199" calcext:value-type="float">
            <text:p>791219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2501839662" calcext:value-type="float">
            <text:p>2.2501839662</text:p>
          </table:table-cell>
          <table:table-cell office:value-type="float" office:value="7965300" calcext:value-type="float">
            <text:p>7965300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2799750344" calcext:value-type="float">
            <text:p>2.2799750344</text:p>
          </table:table-cell>
          <table:table-cell office:value-type="float" office:value="8018617" calcext:value-type="float">
            <text:p>801861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3146649912" calcext:value-type="float">
            <text:p>2.3146649912</text:p>
          </table:table-cell>
          <table:table-cell office:value-type="float" office:value="8072049" calcext:value-type="float">
            <text:p>8072049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405390077" calcext:value-type="float">
            <text:p>2.405390077</text:p>
          </table:table-cell>
          <table:table-cell office:value-type="float" office:value="8125404" calcext:value-type="float">
            <text:p>812540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2.3079580635" calcext:value-type="float">
            <text:p>2.3079580635</text:p>
          </table:table-cell>
          <table:table-cell office:value-type="float" office:value="8178593" calcext:value-type="float">
            <text:p>8178593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3644740775" calcext:value-type="float">
            <text:p>2.3644740775</text:p>
          </table:table-cell>
          <table:table-cell office:value-type="float" office:value="8231786" calcext:value-type="float">
            <text:p>823178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2.4994420333" calcext:value-type="float">
            <text:p>2.4994420333</text:p>
          </table:table-cell>
          <table:table-cell office:value-type="float" office:value="8285087" calcext:value-type="float">
            <text:p>828508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2.4825100658" calcext:value-type="float">
            <text:p>2.4825100658</text:p>
          </table:table-cell>
          <table:table-cell office:value-type="float" office:value="8338205" calcext:value-type="float">
            <text:p>833820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2.5214351096" calcext:value-type="float">
            <text:p>2.5214351096</text:p>
          </table:table-cell>
          <table:table-cell office:value-type="float" office:value="8391355" calcext:value-type="float">
            <text:p>839135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2.533662103" calcext:value-type="float">
            <text:p>2.533662103</text:p>
          </table:table-cell>
          <table:table-cell office:value-type="float" office:value="8444396" calcext:value-type="float">
            <text:p>8444396</text:p>
          </table:table-cell>
        </table:table-row>
        <table:table-row table:style-name="ro1">
          <table:table-cell office:value-type="float" office:value="151000000" calcext:value-type="float">
            <text:p>151000000</text:p>
          </table:table-cell>
          <table:table-cell office:value-type="float" office:value="2.5294530056" calcext:value-type="float">
            <text:p>2.5294530056</text:p>
          </table:table-cell>
          <table:table-cell office:value-type="float" office:value="8497392" calcext:value-type="float">
            <text:p>8497392</text:p>
          </table:table-cell>
        </table:table-row>
        <table:table-row table:style-name="ro1">
          <table:table-cell office:value-type="float" office:value="152000000" calcext:value-type="float">
            <text:p>152000000</text:p>
          </table:table-cell>
          <table:table-cell office:value-type="float" office:value="2.4342829596" calcext:value-type="float">
            <text:p>2.4342829596</text:p>
          </table:table-cell>
          <table:table-cell office:value-type="float" office:value="8550438" calcext:value-type="float">
            <text:p>8550438</text:p>
          </table:table-cell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2.4525589727" calcext:value-type="float">
            <text:p>2.4525589727</text:p>
          </table:table-cell>
          <table:table-cell office:value-type="float" office:value="8603417" calcext:value-type="float">
            <text:p>8603417</text:p>
          </table:table-cell>
        </table:table-row>
        <table:table-row table:style-name="ro1">
          <table:table-cell office:value-type="float" office:value="154000000" calcext:value-type="float">
            <text:p>154000000</text:p>
          </table:table-cell>
          <table:table-cell office:value-type="float" office:value="2.469326898" calcext:value-type="float">
            <text:p>2.469326898</text:p>
          </table:table-cell>
          <table:table-cell office:value-type="float" office:value="8656577" calcext:value-type="float">
            <text:p>8656577</text:p>
          </table:table-cell>
        </table:table-row>
        <table:table-row table:style-name="ro1">
          <table:table-cell office:value-type="float" office:value="155000000" calcext:value-type="float">
            <text:p>155000000</text:p>
          </table:table-cell>
          <table:table-cell office:value-type="float" office:value="2.5977220365" calcext:value-type="float">
            <text:p>2.5977220365</text:p>
          </table:table-cell>
          <table:table-cell office:value-type="float" office:value="8709553" calcext:value-type="float">
            <text:p>8709553</text:p>
          </table:table-cell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2.4991719985" calcext:value-type="float">
            <text:p>2.4991719985</text:p>
          </table:table-cell>
          <table:table-cell office:value-type="float" office:value="8762625" calcext:value-type="float">
            <text:p>8762625</text:p>
          </table:table-cell>
        </table:table-row>
        <table:table-row table:style-name="ro1">
          <table:table-cell office:value-type="float" office:value="157000000" calcext:value-type="float">
            <text:p>157000000</text:p>
          </table:table-cell>
          <table:table-cell office:value-type="float" office:value="2.5234041127" calcext:value-type="float">
            <text:p>2.5234041127</text:p>
          </table:table-cell>
          <table:table-cell office:value-type="float" office:value="8815685" calcext:value-type="float">
            <text:p>8815685</text:p>
          </table:table-cell>
        </table:table-row>
        <table:table-row table:style-name="ro1">
          <table:table-cell office:value-type="float" office:value="158000000" calcext:value-type="float">
            <text:p>158000000</text:p>
          </table:table-cell>
          <table:table-cell office:value-type="float" office:value="2.5615719764" calcext:value-type="float">
            <text:p>2.5615719764</text:p>
          </table:table-cell>
          <table:table-cell office:value-type="float" office:value="8868644" calcext:value-type="float">
            <text:p>8868644</text:p>
          </table:table-cell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2.6738768937" calcext:value-type="float">
            <text:p>2.6738768937</text:p>
          </table:table-cell>
          <table:table-cell office:value-type="float" office:value="8921449" calcext:value-type="float">
            <text:p>8921449</text:p>
          </table:table-cell>
        </table:table-row>
        <table:table-row table:style-name="ro1">
          <table:table-cell office:value-type="float" office:value="160000000" calcext:value-type="float">
            <text:p>160000000</text:p>
          </table:table-cell>
          <table:table-cell office:value-type="float" office:value="2.6878880867" calcext:value-type="float">
            <text:p>2.6878880867</text:p>
          </table:table-cell>
          <table:table-cell office:value-type="float" office:value="8974458" calcext:value-type="float">
            <text:p>8974458</text:p>
          </table:table-cell>
        </table:table-row>
        <table:table-row table:style-name="ro1">
          <table:table-cell office:value-type="float" office:value="161000000" calcext:value-type="float">
            <text:p>161000000</text:p>
          </table:table-cell>
          <table:table-cell office:value-type="float" office:value="2.5835700212" calcext:value-type="float">
            <text:p>2.5835700212</text:p>
          </table:table-cell>
          <table:table-cell office:value-type="float" office:value="9027512" calcext:value-type="float">
            <text:p>9027512</text:p>
          </table:table-cell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2.6216449877" calcext:value-type="float">
            <text:p>2.6216449877</text:p>
          </table:table-cell>
          <table:table-cell office:value-type="float" office:value="9080229" calcext:value-type="float">
            <text:p>9080229</text:p>
          </table:table-cell>
        </table:table-row>
        <table:table-row table:style-name="ro1">
          <table:table-cell office:value-type="float" office:value="163000000" calcext:value-type="float">
            <text:p>163000000</text:p>
          </table:table-cell>
          <table:table-cell office:value-type="float" office:value="2.6508539733" calcext:value-type="float">
            <text:p>2.6508539733</text:p>
          </table:table-cell>
          <table:table-cell office:value-type="float" office:value="9133143" calcext:value-type="float">
            <text:p>9133143</text:p>
          </table:table-cell>
        </table:table-row>
        <table:table-row table:style-name="ro1">
          <table:table-cell office:value-type="float" office:value="164000000" calcext:value-type="float">
            <text:p>164000000</text:p>
          </table:table-cell>
          <table:table-cell office:value-type="float" office:value="2.6263749416" calcext:value-type="float">
            <text:p>2.6263749416</text:p>
          </table:table-cell>
          <table:table-cell office:value-type="float" office:value="9186257" calcext:value-type="float">
            <text:p>9186257</text:p>
          </table:table-cell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2.8016140458" calcext:value-type="float">
            <text:p>2.8016140458</text:p>
          </table:table-cell>
          <table:table-cell office:value-type="float" office:value="9238982" calcext:value-type="float">
            <text:p>9238982</text:p>
          </table:table-cell>
        </table:table-row>
        <table:table-row table:style-name="ro1">
          <table:table-cell office:value-type="float" office:value="166000000" calcext:value-type="float">
            <text:p>166000000</text:p>
          </table:table-cell>
          <table:table-cell office:value-type="float" office:value="2.6573470905" calcext:value-type="float">
            <text:p>2.6573470905</text:p>
          </table:table-cell>
          <table:table-cell office:value-type="float" office:value="9291664" calcext:value-type="float">
            <text:p>9291664</text:p>
          </table:table-cell>
        </table:table-row>
        <table:table-row table:style-name="ro1">
          <table:table-cell office:value-type="float" office:value="167000000" calcext:value-type="float">
            <text:p>167000000</text:p>
          </table:table-cell>
          <table:table-cell office:value-type="float" office:value="2.8412598952" calcext:value-type="float">
            <text:p>2.8412598952</text:p>
          </table:table-cell>
          <table:table-cell office:value-type="float" office:value="9344548" calcext:value-type="float">
            <text:p>9344548</text:p>
          </table:table-cell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2.7291399701" calcext:value-type="float">
            <text:p>2.7291399701</text:p>
          </table:table-cell>
          <table:table-cell office:value-type="float" office:value="9397464" calcext:value-type="float">
            <text:p>9397464</text:p>
          </table:table-cell>
        </table:table-row>
        <table:table-row table:style-name="ro1">
          <table:table-cell office:value-type="float" office:value="169000000" calcext:value-type="float">
            <text:p>169000000</text:p>
          </table:table-cell>
          <table:table-cell office:value-type="float" office:value="2.7467189846" calcext:value-type="float">
            <text:p>2.7467189846</text:p>
          </table:table-cell>
          <table:table-cell office:value-type="float" office:value="9450213" calcext:value-type="float">
            <text:p>9450213</text:p>
          </table:table-cell>
        </table:table-row>
        <table:table-row table:style-name="ro1">
          <table:table-cell office:value-type="float" office:value="170000000" calcext:value-type="float">
            <text:p>170000000</text:p>
          </table:table-cell>
          <table:table-cell office:value-type="float" office:value="2.7474870842" calcext:value-type="float">
            <text:p>2.7474870842</text:p>
          </table:table-cell>
          <table:table-cell office:value-type="float" office:value="9503083" calcext:value-type="float">
            <text:p>9503083</text:p>
          </table:table-cell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2.8284098929" calcext:value-type="float">
            <text:p>2.8284098929</text:p>
          </table:table-cell>
          <table:table-cell office:value-type="float" office:value="9555821" calcext:value-type="float">
            <text:p>9555821</text:p>
          </table:table-cell>
        </table:table-row>
        <table:table-row table:style-name="ro1">
          <table:table-cell office:value-type="float" office:value="172000000" calcext:value-type="float">
            <text:p>172000000</text:p>
          </table:table-cell>
          <table:table-cell office:value-type="float" office:value="2.7991530521" calcext:value-type="float">
            <text:p>2.7991530521</text:p>
          </table:table-cell>
          <table:table-cell office:value-type="float" office:value="9608677" calcext:value-type="float">
            <text:p>9608677</text:p>
          </table:table-cell>
        </table:table-row>
        <table:table-row table:style-name="ro1">
          <table:table-cell office:value-type="float" office:value="173000000" calcext:value-type="float">
            <text:p>173000000</text:p>
          </table:table-cell>
          <table:table-cell office:value-type="float" office:value="2.7902250929" calcext:value-type="float">
            <text:p>2.7902250929</text:p>
          </table:table-cell>
          <table:table-cell office:value-type="float" office:value="9661380" calcext:value-type="float">
            <text:p>9661380</text:p>
          </table:table-cell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2.8068339394" calcext:value-type="float">
            <text:p>2.8068339394</text:p>
          </table:table-cell>
          <table:table-cell office:value-type="float" office:value="9714172" calcext:value-type="float">
            <text:p>9714172</text:p>
          </table:table-cell>
        </table:table-row>
        <table:table-row table:style-name="ro1">
          <table:table-cell office:value-type="float" office:value="175000000" calcext:value-type="float">
            <text:p>175000000</text:p>
          </table:table-cell>
          <table:table-cell office:value-type="float" office:value="2.8466159492" calcext:value-type="float">
            <text:p>2.8466159492</text:p>
          </table:table-cell>
          <table:table-cell office:value-type="float" office:value="9766772" calcext:value-type="float">
            <text:p>9766772</text:p>
          </table:table-cell>
        </table:table-row>
        <table:table-row table:style-name="ro1">
          <table:table-cell office:value-type="float" office:value="176000000" calcext:value-type="float">
            <text:p>176000000</text:p>
          </table:table-cell>
          <table:table-cell office:value-type="float" office:value="2.839663983" calcext:value-type="float">
            <text:p>2.839663983</text:p>
          </table:table-cell>
          <table:table-cell office:value-type="float" office:value="9819559" calcext:value-type="float">
            <text:p>9819559</text:p>
          </table:table-cell>
        </table:table-row>
        <table:table-row table:style-name="ro1">
          <table:table-cell office:value-type="float" office:value="177000000" calcext:value-type="float">
            <text:p>177000000</text:p>
          </table:table-cell>
          <table:table-cell office:value-type="float" office:value="2.8912529623" calcext:value-type="float">
            <text:p>2.8912529623</text:p>
          </table:table-cell>
          <table:table-cell office:value-type="float" office:value="9872270" calcext:value-type="float">
            <text:p>9872270</text:p>
          </table:table-cell>
        </table:table-row>
        <table:table-row table:style-name="ro1">
          <table:table-cell office:value-type="float" office:value="178000000" calcext:value-type="float">
            <text:p>178000000</text:p>
          </table:table-cell>
          <table:table-cell office:value-type="float" office:value="2.8603479939" calcext:value-type="float">
            <text:p>2.8603479939</text:p>
          </table:table-cell>
          <table:table-cell office:value-type="float" office:value="9925035" calcext:value-type="float">
            <text:p>9925035</text:p>
          </table:table-cell>
        </table:table-row>
        <table:table-row table:style-name="ro1">
          <table:table-cell office:value-type="float" office:value="179000000" calcext:value-type="float">
            <text:p>179000000</text:p>
          </table:table-cell>
          <table:table-cell office:value-type="float" office:value="2.9115170152" calcext:value-type="float">
            <text:p>2.9115170152</text:p>
          </table:table-cell>
          <table:table-cell office:value-type="float" office:value="9977590" calcext:value-type="float">
            <text:p>9977590</text:p>
          </table:table-cell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3.0751150032" calcext:value-type="float">
            <text:p>3.0751150032</text:p>
          </table:table-cell>
          <table:table-cell office:value-type="float" office:value="10030385" calcext:value-type="float">
            <text:p>10030385</text:p>
          </table:table-cell>
        </table:table-row>
        <table:table-row table:style-name="ro1">
          <table:table-cell office:value-type="float" office:value="181000000" calcext:value-type="float">
            <text:p>181000000</text:p>
          </table:table-cell>
          <table:table-cell office:value-type="float" office:value="2.9245860454" calcext:value-type="float">
            <text:p>2.9245860454</text:p>
          </table:table-cell>
          <table:table-cell office:value-type="float" office:value="10082779" calcext:value-type="float">
            <text:p>10082779</text:p>
          </table:table-cell>
        </table:table-row>
        <table:table-row table:style-name="ro1">
          <table:table-cell office:value-type="float" office:value="182000000" calcext:value-type="float">
            <text:p>182000000</text:p>
          </table:table-cell>
          <table:table-cell office:value-type="float" office:value="2.9782830453" calcext:value-type="float">
            <text:p>2.9782830453</text:p>
          </table:table-cell>
          <table:table-cell office:value-type="float" office:value="10135281" calcext:value-type="float">
            <text:p>10135281</text:p>
          </table:table-cell>
        </table:table-row>
        <table:table-row table:style-name="ro1">
          <table:table-cell office:value-type="float" office:value="183000000" calcext:value-type="float">
            <text:p>183000000</text:p>
          </table:table-cell>
          <table:table-cell office:value-type="float" office:value="3.0107158844" calcext:value-type="float">
            <text:p>3.0107158844</text:p>
          </table:table-cell>
          <table:table-cell office:value-type="float" office:value="10187596" calcext:value-type="float">
            <text:p>10187596</text:p>
          </table:table-cell>
        </table:table-row>
        <table:table-row table:style-name="ro1">
          <table:table-cell office:value-type="float" office:value="184000000" calcext:value-type="float">
            <text:p>184000000</text:p>
          </table:table-cell>
          <table:table-cell office:value-type="float" office:value="3.0604649115" calcext:value-type="float">
            <text:p>3.0604649115</text:p>
          </table:table-cell>
          <table:table-cell office:value-type="float" office:value="10240245" calcext:value-type="float">
            <text:p>10240245</text:p>
          </table:table-cell>
        </table:table-row>
        <table:table-row table:style-name="ro1">
          <table:table-cell office:value-type="float" office:value="185000000" calcext:value-type="float">
            <text:p>185000000</text:p>
          </table:table-cell>
          <table:table-cell office:value-type="float" office:value="3.1562639236" calcext:value-type="float">
            <text:p>3.1562639236</text:p>
          </table:table-cell>
          <table:table-cell office:value-type="float" office:value="10292986" calcext:value-type="float">
            <text:p>10292986</text:p>
          </table:table-cell>
        </table:table-row>
        <table:table-row table:style-name="ro1">
          <table:table-cell office:value-type="float" office:value="186000000" calcext:value-type="float">
            <text:p>186000000</text:p>
          </table:table-cell>
          <table:table-cell office:value-type="float" office:value="3.036817967" calcext:value-type="float">
            <text:p>3.036817967</text:p>
          </table:table-cell>
          <table:table-cell office:value-type="float" office:value="10345560" calcext:value-type="float">
            <text:p>10345560</text:p>
          </table:table-cell>
        </table:table-row>
        <table:table-row table:style-name="ro1">
          <table:table-cell office:value-type="float" office:value="187000000" calcext:value-type="float">
            <text:p>187000000</text:p>
          </table:table-cell>
          <table:table-cell office:value-type="float" office:value="3.1730599679" calcext:value-type="float">
            <text:p>3.1730599679</text:p>
          </table:table-cell>
          <table:table-cell office:value-type="float" office:value="10397997" calcext:value-type="float">
            <text:p>10397997</text:p>
          </table:table-cell>
        </table:table-row>
        <table:table-row table:style-name="ro1">
          <table:table-cell office:value-type="float" office:value="188000000" calcext:value-type="float">
            <text:p>188000000</text:p>
          </table:table-cell>
          <table:table-cell office:value-type="float" office:value="3.0499248923" calcext:value-type="float">
            <text:p>3.0499248923</text:p>
          </table:table-cell>
          <table:table-cell office:value-type="float" office:value="10450557" calcext:value-type="float">
            <text:p>10450557</text:p>
          </table:table-cell>
        </table:table-row>
        <table:table-row table:style-name="ro1">
          <table:table-cell office:value-type="float" office:value="189000000" calcext:value-type="float">
            <text:p>189000000</text:p>
          </table:table-cell>
          <table:table-cell office:value-type="float" office:value="3.1883730043" calcext:value-type="float">
            <text:p>3.1883730043</text:p>
          </table:table-cell>
          <table:table-cell office:value-type="float" office:value="10502949" calcext:value-type="float">
            <text:p>10502949</text:p>
          </table:table-cell>
        </table:table-row>
        <table:table-row table:style-name="ro1">
          <table:table-cell office:value-type="float" office:value="190000000" calcext:value-type="float">
            <text:p>190000000</text:p>
          </table:table-cell>
          <table:table-cell office:value-type="float" office:value="3.2210210303" calcext:value-type="float">
            <text:p>3.2210210303</text:p>
          </table:table-cell>
          <table:table-cell office:value-type="float" office:value="10555473" calcext:value-type="float">
            <text:p>10555473</text:p>
          </table:table-cell>
        </table:table-row>
        <table:table-row table:style-name="ro1">
          <table:table-cell office:value-type="float" office:value="191000000" calcext:value-type="float">
            <text:p>191000000</text:p>
          </table:table-cell>
          <table:table-cell office:value-type="float" office:value="3.1239551095" calcext:value-type="float">
            <text:p>3.1239551095</text:p>
          </table:table-cell>
          <table:table-cell office:value-type="float" office:value="10607772" calcext:value-type="float">
            <text:p>10607772</text:p>
          </table:table-cell>
        </table:table-row>
        <table:table-row table:style-name="ro1">
          <table:table-cell office:value-type="float" office:value="192000000" calcext:value-type="float">
            <text:p>192000000</text:p>
          </table:table-cell>
          <table:table-cell office:value-type="float" office:value="3.2594150405" calcext:value-type="float">
            <text:p>3.2594150405</text:p>
          </table:table-cell>
          <table:table-cell office:value-type="float" office:value="10660027" calcext:value-type="float">
            <text:p>10660027</text:p>
          </table:table-cell>
        </table:table-row>
        <table:table-row table:style-name="ro1">
          <table:table-cell office:value-type="float" office:value="193000000" calcext:value-type="float">
            <text:p>193000000</text:p>
          </table:table-cell>
          <table:table-cell office:value-type="float" office:value="3.2366310615" calcext:value-type="float">
            <text:p>3.2366310615</text:p>
          </table:table-cell>
          <table:table-cell office:value-type="float" office:value="10712561" calcext:value-type="float">
            <text:p>10712561</text:p>
          </table:table-cell>
        </table:table-row>
        <table:table-row table:style-name="ro1">
          <table:table-cell office:value-type="float" office:value="194000000" calcext:value-type="float">
            <text:p>194000000</text:p>
          </table:table-cell>
          <table:table-cell office:value-type="float" office:value="3.1428520821" calcext:value-type="float">
            <text:p>3.1428520821</text:p>
          </table:table-cell>
          <table:table-cell office:value-type="float" office:value="10765026" calcext:value-type="float">
            <text:p>10765026</text:p>
          </table:table-cell>
        </table:table-row>
        <table:table-row table:style-name="ro1">
          <table:table-cell office:value-type="float" office:value="195000000" calcext:value-type="float">
            <text:p>195000000</text:p>
          </table:table-cell>
          <table:table-cell office:value-type="float" office:value="3.1591909322" calcext:value-type="float">
            <text:p>3.1591909322</text:p>
          </table:table-cell>
          <table:table-cell office:value-type="float" office:value="10817577" calcext:value-type="float">
            <text:p>10817577</text:p>
          </table:table-cell>
        </table:table-row>
        <table:table-row table:style-name="ro1">
          <table:table-cell office:value-type="float" office:value="196000000" calcext:value-type="float">
            <text:p>196000000</text:p>
          </table:table-cell>
          <table:table-cell office:value-type="float" office:value="3.1832559913" calcext:value-type="float">
            <text:p>3.1832559913</text:p>
          </table:table-cell>
          <table:table-cell office:value-type="float" office:value="10869898" calcext:value-type="float">
            <text:p>10869898</text:p>
          </table:table-cell>
        </table:table-row>
        <table:table-row table:style-name="ro1">
          <table:table-cell office:value-type="float" office:value="197000000" calcext:value-type="float">
            <text:p>197000000</text:p>
          </table:table-cell>
          <table:table-cell office:value-type="float" office:value="3.2288991053" calcext:value-type="float">
            <text:p>3.2288991053</text:p>
          </table:table-cell>
          <table:table-cell office:value-type="float" office:value="10922124" calcext:value-type="float">
            <text:p>10922124</text:p>
          </table:table-cell>
        </table:table-row>
        <table:table-row table:style-name="ro1">
          <table:table-cell office:value-type="float" office:value="198000000" calcext:value-type="float">
            <text:p>198000000</text:p>
          </table:table-cell>
          <table:table-cell office:value-type="float" office:value="3.1837328967" calcext:value-type="float">
            <text:p>3.1837328967</text:p>
          </table:table-cell>
          <table:table-cell office:value-type="float" office:value="10974278" calcext:value-type="float">
            <text:p>10974278</text:p>
          </table:table-cell>
        </table:table-row>
        <table:table-row table:style-name="ro1">
          <table:table-cell office:value-type="float" office:value="199000000" calcext:value-type="float">
            <text:p>199000000</text:p>
          </table:table-cell>
          <table:table-cell office:value-type="float" office:value="3.4141209878" calcext:value-type="float">
            <text:p>3.4141209878</text:p>
          </table:table-cell>
          <table:table-cell office:value-type="float" office:value="11026574" calcext:value-type="float">
            <text:p>11026574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2856759821" calcext:value-type="float">
            <text:p>3.2856759821</text:p>
          </table:table-cell>
          <table:table-cell office:value-type="float" office:value="11078937" calcext:value-type="float">
            <text:p>11078937</text:p>
          </table:table-cell>
        </table:table-row>
        <table:table-row table:style-name="ro1">
          <table:table-cell office:value-type="float" office:value="201000000" calcext:value-type="float">
            <text:p>201000000</text:p>
          </table:table-cell>
          <table:table-cell office:value-type="float" office:value="3.2828140007" calcext:value-type="float">
            <text:p>3.2828140007</text:p>
          </table:table-cell>
          <table:table-cell office:value-type="float" office:value="11131263" calcext:value-type="float">
            <text:p>11131263</text:p>
          </table:table-cell>
        </table:table-row>
        <table:table-row table:style-name="ro1">
          <table:table-cell office:value-type="float" office:value="202000000" calcext:value-type="float">
            <text:p>202000000</text:p>
          </table:table-cell>
          <table:table-cell office:value-type="float" office:value="3.4739839714" calcext:value-type="float">
            <text:p>3.4739839714</text:p>
          </table:table-cell>
          <table:table-cell office:value-type="float" office:value="11183649" calcext:value-type="float">
            <text:p>11183649</text:p>
          </table:table-cell>
        </table:table-row>
        <table:table-row table:style-name="ro1">
          <table:table-cell office:value-type="float" office:value="203000000" calcext:value-type="float">
            <text:p>203000000</text:p>
          </table:table-cell>
          <table:table-cell office:value-type="float" office:value="3.3249630614" calcext:value-type="float">
            <text:p>3.3249630614</text:p>
          </table:table-cell>
          <table:table-cell office:value-type="float" office:value="11235788" calcext:value-type="float">
            <text:p>11235788</text:p>
          </table:table-cell>
        </table:table-row>
        <table:table-row table:style-name="ro1">
          <table:table-cell office:value-type="float" office:value="204000000" calcext:value-type="float">
            <text:p>204000000</text:p>
          </table:table-cell>
          <table:table-cell office:value-type="float" office:value="3.3617260105" calcext:value-type="float">
            <text:p>3.3617260105</text:p>
          </table:table-cell>
          <table:table-cell office:value-type="float" office:value="11288173" calcext:value-type="float">
            <text:p>11288173</text:p>
          </table:table-cell>
        </table:table-row>
        <table:table-row table:style-name="ro1">
          <table:table-cell office:value-type="float" office:value="205000000" calcext:value-type="float">
            <text:p>205000000</text:p>
          </table:table-cell>
          <table:table-cell office:value-type="float" office:value="3.3365968883" calcext:value-type="float">
            <text:p>3.3365968883</text:p>
          </table:table-cell>
          <table:table-cell office:value-type="float" office:value="11340473" calcext:value-type="float">
            <text:p>11340473</text:p>
          </table:table-cell>
        </table:table-row>
        <table:table-row table:style-name="ro1">
          <table:table-cell office:value-type="float" office:value="206000000" calcext:value-type="float">
            <text:p>206000000</text:p>
          </table:table-cell>
          <table:table-cell office:value-type="float" office:value="3.5486389958" calcext:value-type="float">
            <text:p>3.5486389958</text:p>
          </table:table-cell>
          <table:table-cell office:value-type="float" office:value="11392650" calcext:value-type="float">
            <text:p>11392650</text:p>
          </table:table-cell>
        </table:table-row>
        <table:table-row table:style-name="ro1">
          <table:table-cell office:value-type="float" office:value="207000000" calcext:value-type="float">
            <text:p>207000000</text:p>
          </table:table-cell>
          <table:table-cell office:value-type="float" office:value="3.5647300145" calcext:value-type="float">
            <text:p>3.5647300145</text:p>
          </table:table-cell>
          <table:table-cell office:value-type="float" office:value="11444931" calcext:value-type="float">
            <text:p>11444931</text:p>
          </table:table-cell>
        </table:table-row>
        <table:table-row table:style-name="ro1">
          <table:table-cell office:value-type="float" office:value="208000000" calcext:value-type="float">
            <text:p>208000000</text:p>
          </table:table-cell>
          <table:table-cell office:value-type="float" office:value="3.3814868913" calcext:value-type="float">
            <text:p>3.3814868913</text:p>
          </table:table-cell>
          <table:table-cell office:value-type="float" office:value="11497215" calcext:value-type="float">
            <text:p>11497215</text:p>
          </table:table-cell>
        </table:table-row>
        <table:table-row table:style-name="ro1">
          <table:table-cell office:value-type="float" office:value="209000000" calcext:value-type="float">
            <text:p>209000000</text:p>
          </table:table-cell>
          <table:table-cell office:value-type="float" office:value="3.4429009834" calcext:value-type="float">
            <text:p>3.4429009834</text:p>
          </table:table-cell>
          <table:table-cell office:value-type="float" office:value="11549299" calcext:value-type="float">
            <text:p>11549299</text:p>
          </table:table-cell>
        </table:table-row>
        <table:table-row table:style-name="ro1">
          <table:table-cell office:value-type="float" office:value="210000000" calcext:value-type="float">
            <text:p>210000000</text:p>
          </table:table-cell>
          <table:table-cell office:value-type="float" office:value="3.5084649865" calcext:value-type="float">
            <text:p>3.5084649865</text:p>
          </table:table-cell>
          <table:table-cell office:value-type="float" office:value="11601626" calcext:value-type="float">
            <text:p>11601626</text:p>
          </table:table-cell>
        </table:table-row>
        <table:table-row table:style-name="ro1">
          <table:table-cell office:value-type="float" office:value="211000000" calcext:value-type="float">
            <text:p>211000000</text:p>
          </table:table-cell>
          <table:table-cell office:value-type="float" office:value="3.4652269916" calcext:value-type="float">
            <text:p>3.4652269916</text:p>
          </table:table-cell>
          <table:table-cell office:value-type="float" office:value="11653663" calcext:value-type="float">
            <text:p>11653663</text:p>
          </table:table-cell>
        </table:table-row>
        <table:table-row table:style-name="ro1">
          <table:table-cell office:value-type="float" office:value="212000000" calcext:value-type="float">
            <text:p>212000000</text:p>
          </table:table-cell>
          <table:table-cell office:value-type="float" office:value="3.4890690954" calcext:value-type="float">
            <text:p>3.4890690954</text:p>
          </table:table-cell>
          <table:table-cell office:value-type="float" office:value="11705864" calcext:value-type="float">
            <text:p>11705864</text:p>
          </table:table-cell>
        </table:table-row>
        <table:table-row table:style-name="ro1">
          <table:table-cell office:value-type="float" office:value="213000000" calcext:value-type="float">
            <text:p>213000000</text:p>
          </table:table-cell>
          <table:table-cell office:value-type="float" office:value="3.4680310922" calcext:value-type="float">
            <text:p>3.4680310922</text:p>
          </table:table-cell>
          <table:table-cell office:value-type="float" office:value="11758013" calcext:value-type="float">
            <text:p>11758013</text:p>
          </table:table-cell>
        </table:table-row>
        <table:table-row table:style-name="ro1">
          <table:table-cell office:value-type="float" office:value="214000000" calcext:value-type="float">
            <text:p>214000000</text:p>
          </table:table-cell>
          <table:table-cell office:value-type="float" office:value="3.5318570391" calcext:value-type="float">
            <text:p>3.5318570391</text:p>
          </table:table-cell>
          <table:table-cell office:value-type="float" office:value="11810024" calcext:value-type="float">
            <text:p>11810024</text:p>
          </table:table-cell>
        </table:table-row>
        <table:table-row table:style-name="ro1">
          <table:table-cell office:value-type="float" office:value="215000000" calcext:value-type="float">
            <text:p>215000000</text:p>
          </table:table-cell>
          <table:table-cell office:value-type="float" office:value="3.7065390058" calcext:value-type="float">
            <text:p>3.7065390058</text:p>
          </table:table-cell>
          <table:table-cell office:value-type="float" office:value="11862268" calcext:value-type="float">
            <text:p>11862268</text:p>
          </table:table-cell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3.5171108828" calcext:value-type="float">
            <text:p>3.5171108828</text:p>
          </table:table-cell>
          <table:table-cell office:value-type="float" office:value="11914393" calcext:value-type="float">
            <text:p>11914393</text:p>
          </table:table-cell>
        </table:table-row>
        <table:table-row table:style-name="ro1">
          <table:table-cell office:value-type="float" office:value="217000000" calcext:value-type="float">
            <text:p>217000000</text:p>
          </table:table-cell>
          <table:table-cell office:value-type="float" office:value="3.5392640964" calcext:value-type="float">
            <text:p>3.5392640964</text:p>
          </table:table-cell>
          <table:table-cell office:value-type="float" office:value="11966407" calcext:value-type="float">
            <text:p>11966407</text:p>
          </table:table-cell>
        </table:table-row>
        <table:table-row table:style-name="ro1">
          <table:table-cell office:value-type="float" office:value="218000000" calcext:value-type="float">
            <text:p>218000000</text:p>
          </table:table-cell>
          <table:table-cell office:value-type="float" office:value="3.5861319793" calcext:value-type="float">
            <text:p>3.5861319793</text:p>
          </table:table-cell>
          <table:table-cell office:value-type="float" office:value="12018436" calcext:value-type="float">
            <text:p>12018436</text:p>
          </table:table-cell>
        </table:table-row>
        <table:table-row table:style-name="ro1">
          <table:table-cell office:value-type="float" office:value="219000000" calcext:value-type="float">
            <text:p>219000000</text:p>
          </table:table-cell>
          <table:table-cell office:value-type="float" office:value="3.5822790941" calcext:value-type="float">
            <text:p>3.5822790941</text:p>
          </table:table-cell>
          <table:table-cell office:value-type="float" office:value="12070532" calcext:value-type="float">
            <text:p>12070532</text:p>
          </table:table-cell>
        </table:table-row>
        <table:table-row table:style-name="ro1">
          <table:table-cell office:value-type="float" office:value="220000000" calcext:value-type="float">
            <text:p>220000000</text:p>
          </table:table-cell>
          <table:table-cell office:value-type="float" office:value="3.6645630298" calcext:value-type="float">
            <text:p>3.6645630298</text:p>
          </table:table-cell>
          <table:table-cell office:value-type="float" office:value="12122540" calcext:value-type="float">
            <text:p>12122540</text:p>
          </table:table-cell>
        </table:table-row>
        <table:table-row table:style-name="ro1">
          <table:table-cell office:value-type="float" office:value="221000000" calcext:value-type="float">
            <text:p>221000000</text:p>
          </table:table-cell>
          <table:table-cell office:value-type="float" office:value="3.8216619502" calcext:value-type="float">
            <text:p>3.8216619502</text:p>
          </table:table-cell>
          <table:table-cell office:value-type="float" office:value="12174477" calcext:value-type="float">
            <text:p>12174477</text:p>
          </table:table-cell>
        </table:table-row>
        <table:table-row table:style-name="ro1">
          <table:table-cell office:value-type="float" office:value="222000000" calcext:value-type="float">
            <text:p>222000000</text:p>
          </table:table-cell>
          <table:table-cell office:value-type="float" office:value="3.6646509456" calcext:value-type="float">
            <text:p>3.6646509456</text:p>
          </table:table-cell>
          <table:table-cell office:value-type="float" office:value="12226563" calcext:value-type="float">
            <text:p>12226563</text:p>
          </table:table-cell>
        </table:table-row>
        <table:table-row table:style-name="ro1">
          <table:table-cell office:value-type="float" office:value="223000000" calcext:value-type="float">
            <text:p>223000000</text:p>
          </table:table-cell>
          <table:table-cell office:value-type="float" office:value="3.6815750735" calcext:value-type="float">
            <text:p>3.6815750735</text:p>
          </table:table-cell>
          <table:table-cell office:value-type="float" office:value="12278712" calcext:value-type="float">
            <text:p>12278712</text:p>
          </table:table-cell>
        </table:table-row>
        <table:table-row table:style-name="ro1">
          <table:table-cell office:value-type="float" office:value="224000000" calcext:value-type="float">
            <text:p>224000000</text:p>
          </table:table-cell>
          <table:table-cell office:value-type="float" office:value="3.8381910123" calcext:value-type="float">
            <text:p>3.8381910123</text:p>
          </table:table-cell>
          <table:table-cell office:value-type="float" office:value="12330765" calcext:value-type="float">
            <text:p>12330765</text:p>
          </table:table-cell>
        </table:table-row>
        <table:table-row table:style-name="ro1">
          <table:table-cell office:value-type="float" office:value="225000000" calcext:value-type="float">
            <text:p>225000000</text:p>
          </table:table-cell>
          <table:table-cell office:value-type="float" office:value="3.7203548957" calcext:value-type="float">
            <text:p>3.7203548957</text:p>
          </table:table-cell>
          <table:table-cell office:value-type="float" office:value="12382875" calcext:value-type="float">
            <text:p>12382875</text:p>
          </table:table-cell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office:value-type="float" office:value="3.7315150855" calcext:value-type="float">
            <text:p>3.7315150855</text:p>
          </table:table-cell>
          <table:table-cell office:value-type="float" office:value="12434729" calcext:value-type="float">
            <text:p>12434729</text:p>
          </table:table-cell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office:value-type="float" office:value="3.7786600435" calcext:value-type="float">
            <text:p>3.7786600435</text:p>
          </table:table-cell>
          <table:table-cell office:value-type="float" office:value="12486755" calcext:value-type="float">
            <text:p>12486755</text:p>
          </table:table-cell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office:value-type="float" office:value="3.7937338868" calcext:value-type="float">
            <text:p>3.7937338868</text:p>
          </table:table-cell>
          <table:table-cell office:value-type="float" office:value="12538537" calcext:value-type="float">
            <text:p>12538537</text:p>
          </table:table-cell>
        </table:table-row>
        <table:table-row table:style-name="ro1">
          <table:table-cell office:value-type="float" office:value="229000000" calcext:value-type="float">
            <text:p>229000000</text:p>
          </table:table-cell>
          <table:table-cell office:value-type="float" office:value="3.7389130325" calcext:value-type="float">
            <text:p>3.7389130325</text:p>
          </table:table-cell>
          <table:table-cell office:value-type="float" office:value="12590654" calcext:value-type="float">
            <text:p>12590654</text:p>
          </table:table-cell>
        </table:table-row>
        <table:table-row table:style-name="ro1">
          <table:table-cell office:value-type="float" office:value="230000000" calcext:value-type="float">
            <text:p>230000000</text:p>
          </table:table-cell>
          <table:table-cell office:value-type="float" office:value="3.9789178974" calcext:value-type="float">
            <text:p>3.9789178974</text:p>
          </table:table-cell>
          <table:table-cell office:value-type="float" office:value="12642573" calcext:value-type="float">
            <text:p>12642573</text:p>
          </table:table-cell>
        </table:table-row>
        <table:table-row table:style-name="ro1">
          <table:table-cell office:value-type="float" office:value="231000000" calcext:value-type="float">
            <text:p>231000000</text:p>
          </table:table-cell>
          <table:table-cell office:value-type="float" office:value="3.7831818815" calcext:value-type="float">
            <text:p>3.7831818815</text:p>
          </table:table-cell>
          <table:table-cell office:value-type="float" office:value="12694599" calcext:value-type="float">
            <text:p>12694599</text:p>
          </table:table-cell>
        </table:table-row>
        <table:table-row table:style-name="ro1">
          <table:table-cell office:value-type="float" office:value="232000000" calcext:value-type="float">
            <text:p>232000000</text:p>
          </table:table-cell>
          <table:table-cell office:value-type="float" office:value="3.8419770387" calcext:value-type="float">
            <text:p>3.8419770387</text:p>
          </table:table-cell>
          <table:table-cell office:value-type="float" office:value="12746545" calcext:value-type="float">
            <text:p>12746545</text:p>
          </table:table-cell>
        </table:table-row>
        <table:table-row table:style-name="ro1">
          <table:table-cell office:value-type="float" office:value="233000000" calcext:value-type="float">
            <text:p>233000000</text:p>
          </table:table-cell>
          <table:table-cell office:value-type="float" office:value="3.8352641157" calcext:value-type="float">
            <text:p>3.8352641157</text:p>
          </table:table-cell>
          <table:table-cell office:value-type="float" office:value="12798431" calcext:value-type="float">
            <text:p>12798431</text:p>
          </table:table-cell>
        </table:table-row>
        <table:table-row table:style-name="ro1">
          <table:table-cell office:value-type="float" office:value="234000000" calcext:value-type="float">
            <text:p>234000000</text:p>
          </table:table-cell>
          <table:table-cell office:value-type="float" office:value="3.8647470882" calcext:value-type="float">
            <text:p>3.8647470882</text:p>
          </table:table-cell>
          <table:table-cell office:value-type="float" office:value="12850026" calcext:value-type="float">
            <text:p>12850026</text:p>
          </table:table-cell>
        </table:table-row>
        <table:table-row table:style-name="ro1">
          <table:table-cell office:value-type="float" office:value="235000000" calcext:value-type="float">
            <text:p>235000000</text:p>
          </table:table-cell>
          <table:table-cell office:value-type="float" office:value="4.0679669906" calcext:value-type="float">
            <text:p>4.0679669906</text:p>
          </table:table-cell>
          <table:table-cell office:value-type="float" office:value="12902017" calcext:value-type="float">
            <text:p>12902017</text:p>
          </table:table-cell>
        </table:table-row>
        <table:table-row table:style-name="ro1">
          <table:table-cell office:value-type="float" office:value="236000000" calcext:value-type="float">
            <text:p>236000000</text:p>
          </table:table-cell>
          <table:table-cell office:value-type="float" office:value="4.095256005" calcext:value-type="float">
            <text:p>4.095256005</text:p>
          </table:table-cell>
          <table:table-cell office:value-type="float" office:value="12953908" calcext:value-type="float">
            <text:p>12953908</text:p>
          </table:table-cell>
        </table:table-row>
        <table:table-row table:style-name="ro1">
          <table:table-cell office:value-type="float" office:value="237000000" calcext:value-type="float">
            <text:p>237000000</text:p>
          </table:table-cell>
          <table:table-cell office:value-type="float" office:value="4.1033809019" calcext:value-type="float">
            <text:p>4.1033809019</text:p>
          </table:table-cell>
          <table:table-cell office:value-type="float" office:value="13005895" calcext:value-type="float">
            <text:p>13005895</text:p>
          </table:table-cell>
        </table:table-row>
        <table:table-row table:style-name="ro1">
          <table:table-cell office:value-type="float" office:value="238000000" calcext:value-type="float">
            <text:p>238000000</text:p>
          </table:table-cell>
          <table:table-cell office:value-type="float" office:value="3.9474018943" calcext:value-type="float">
            <text:p>3.9474018943</text:p>
          </table:table-cell>
          <table:table-cell office:value-type="float" office:value="13057898" calcext:value-type="float">
            <text:p>13057898</text:p>
          </table:table-cell>
        </table:table-row>
        <table:table-row table:style-name="ro1">
          <table:table-cell office:value-type="float" office:value="239000000" calcext:value-type="float">
            <text:p>239000000</text:p>
          </table:table-cell>
          <table:table-cell office:value-type="float" office:value="4.0339700156" calcext:value-type="float">
            <text:p>4.0339700156</text:p>
          </table:table-cell>
          <table:table-cell office:value-type="float" office:value="13109822" calcext:value-type="float">
            <text:p>13109822</text:p>
          </table:table-cell>
        </table:table-row>
        <table:table-row table:style-name="ro1">
          <table:table-cell office:value-type="float" office:value="240000000" calcext:value-type="float">
            <text:p>240000000</text:p>
          </table:table-cell>
          <table:table-cell office:value-type="float" office:value="4.0118870905" calcext:value-type="float">
            <text:p>4.0118870905</text:p>
          </table:table-cell>
          <table:table-cell office:value-type="float" office:value="13161544" calcext:value-type="float">
            <text:p>13161544</text:p>
          </table:table-cell>
        </table:table-row>
        <table:table-row table:style-name="ro1">
          <table:table-cell office:value-type="float" office:value="241000000" calcext:value-type="float">
            <text:p>241000000</text:p>
          </table:table-cell>
          <table:table-cell office:value-type="float" office:value="3.9939891002" calcext:value-type="float">
            <text:p>3.9939891002</text:p>
          </table:table-cell>
          <table:table-cell office:value-type="float" office:value="13213617" calcext:value-type="float">
            <text:p>13213617</text:p>
          </table:table-cell>
        </table:table-row>
        <table:table-row table:style-name="ro1">
          <table:table-cell office:value-type="float" office:value="242000000" calcext:value-type="float">
            <text:p>242000000</text:p>
          </table:table-cell>
          <table:table-cell office:value-type="float" office:value="4.0826198952" calcext:value-type="float">
            <text:p>4.0826198952</text:p>
          </table:table-cell>
          <table:table-cell office:value-type="float" office:value="13265291" calcext:value-type="float">
            <text:p>13265291</text:p>
          </table:table-cell>
        </table:table-row>
        <table:table-row table:style-name="ro1">
          <table:table-cell office:value-type="float" office:value="243000000" calcext:value-type="float">
            <text:p>243000000</text:p>
          </table:table-cell>
          <table:table-cell office:value-type="float" office:value="4.2732500912" calcext:value-type="float">
            <text:p>4.2732500912</text:p>
          </table:table-cell>
          <table:table-cell office:value-type="float" office:value="13316916" calcext:value-type="float">
            <text:p>13316916</text:p>
          </table:table-cell>
        </table:table-row>
        <table:table-row table:style-name="ro1">
          <table:table-cell office:value-type="float" office:value="244000000" calcext:value-type="float">
            <text:p>244000000</text:p>
          </table:table-cell>
          <table:table-cell office:value-type="float" office:value="4.2423719239" calcext:value-type="float">
            <text:p>4.2423719239</text:p>
          </table:table-cell>
          <table:table-cell office:value-type="float" office:value="13368620" calcext:value-type="float">
            <text:p>13368620</text:p>
          </table:table-cell>
        </table:table-row>
        <table:table-row table:style-name="ro1">
          <table:table-cell office:value-type="float" office:value="245000000" calcext:value-type="float">
            <text:p>245000000</text:p>
          </table:table-cell>
          <table:table-cell office:value-type="float" office:value="4.0264649032" calcext:value-type="float">
            <text:p>4.0264649032</text:p>
          </table:table-cell>
          <table:table-cell office:value-type="float" office:value="13420660" calcext:value-type="float">
            <text:p>13420660</text:p>
          </table:table-cell>
        </table:table-row>
        <table:table-row table:style-name="ro1">
          <table:table-cell office:value-type="float" office:value="246000000" calcext:value-type="float">
            <text:p>246000000</text:p>
          </table:table-cell>
          <table:table-cell office:value-type="float" office:value="4.4628770393" calcext:value-type="float">
            <text:p>4.4628770393</text:p>
          </table:table-cell>
          <table:table-cell office:value-type="float" office:value="13472383" calcext:value-type="float">
            <text:p>13472383</text:p>
          </table:table-cell>
        </table:table-row>
        <table:table-row table:style-name="ro1">
          <table:table-cell office:value-type="float" office:value="247000000" calcext:value-type="float">
            <text:p>247000000</text:p>
          </table:table-cell>
          <table:table-cell office:value-type="float" office:value="4.094822084" calcext:value-type="float">
            <text:p>4.094822084</text:p>
          </table:table-cell>
          <table:table-cell office:value-type="float" office:value="13524076" calcext:value-type="float">
            <text:p>13524076</text:p>
          </table:table-cell>
        </table:table-row>
        <table:table-row table:style-name="ro1">
          <table:table-cell office:value-type="float" office:value="248000000" calcext:value-type="float">
            <text:p>248000000</text:p>
          </table:table-cell>
          <table:table-cell office:value-type="float" office:value="4.1050349666" calcext:value-type="float">
            <text:p>4.1050349666</text:p>
          </table:table-cell>
          <table:table-cell office:value-type="float" office:value="13575771" calcext:value-type="float">
            <text:p>13575771</text:p>
          </table:table-cell>
        </table:table-row>
        <table:table-row table:style-name="ro1">
          <table:table-cell office:value-type="float" office:value="249000000" calcext:value-type="float">
            <text:p>249000000</text:p>
          </table:table-cell>
          <table:table-cell office:value-type="float" office:value="4.417295048" calcext:value-type="float">
            <text:p>4.417295048</text:p>
          </table:table-cell>
          <table:table-cell office:value-type="float" office:value="13627551" calcext:value-type="float">
            <text:p>13627551</text:p>
          </table:table-cell>
        </table:table-row>
        <table:table-row table:style-name="ro1">
          <table:table-cell office:value-type="float" office:value="250000000" calcext:value-type="float">
            <text:p>250000000</text:p>
          </table:table-cell>
          <table:table-cell office:value-type="float" office:value="4.3120021074" calcext:value-type="float">
            <text:p>4.3120021074</text:p>
          </table:table-cell>
          <table:table-cell office:value-type="float" office:value="13679318" calcext:value-type="float">
            <text:p>13679318</text:p>
          </table:table-cell>
        </table:table-row>
        <table:table-row table:style-name="ro1">
          <table:table-cell office:value-type="float" office:value="251000000" calcext:value-type="float">
            <text:p>251000000</text:p>
          </table:table-cell>
          <table:table-cell office:value-type="float" office:value="4.1310410718" calcext:value-type="float">
            <text:p>4.1310410718</text:p>
          </table:table-cell>
          <table:table-cell office:value-type="float" office:value="13731050" calcext:value-type="float">
            <text:p>13731050</text:p>
          </table:table-cell>
        </table:table-row>
        <table:table-row table:style-name="ro1">
          <table:table-cell office:value-type="float" office:value="252000000" calcext:value-type="float">
            <text:p>252000000</text:p>
          </table:table-cell>
          <table:table-cell office:value-type="float" office:value="4.3448450114" calcext:value-type="float">
            <text:p>4.3448450114</text:p>
          </table:table-cell>
          <table:table-cell office:value-type="float" office:value="13782682" calcext:value-type="float">
            <text:p>13782682</text:p>
          </table:table-cell>
        </table:table-row>
        <table:table-row table:style-name="ro1">
          <table:table-cell office:value-type="float" office:value="253000000" calcext:value-type="float">
            <text:p>253000000</text:p>
          </table:table-cell>
          <table:table-cell office:value-type="float" office:value="4.3667549228" calcext:value-type="float">
            <text:p>4.3667549228</text:p>
          </table:table-cell>
          <table:table-cell office:value-type="float" office:value="13834361" calcext:value-type="float">
            <text:p>13834361</text:p>
          </table:table-cell>
        </table:table-row>
        <table:table-row table:style-name="ro1">
          <table:table-cell office:value-type="float" office:value="254000000" calcext:value-type="float">
            <text:p>254000000</text:p>
          </table:table-cell>
          <table:table-cell office:value-type="float" office:value="4.396849938" calcext:value-type="float">
            <text:p>4.396849938</text:p>
          </table:table-cell>
          <table:table-cell office:value-type="float" office:value="13886083" calcext:value-type="float">
            <text:p>13886083</text:p>
          </table:table-cell>
        </table:table-row>
        <table:table-row table:style-name="ro1">
          <table:table-cell office:value-type="float" office:value="255000000" calcext:value-type="float">
            <text:p>255000000</text:p>
          </table:table-cell>
          <table:table-cell office:value-type="float" office:value="4.1862300669" calcext:value-type="float">
            <text:p>4.1862300669</text:p>
          </table:table-cell>
          <table:table-cell office:value-type="float" office:value="13937817" calcext:value-type="float">
            <text:p>13937817</text:p>
          </table:table-cell>
        </table:table-row>
        <table:table-row table:style-name="ro1">
          <table:table-cell office:value-type="float" office:value="256000000" calcext:value-type="float">
            <text:p>256000000</text:p>
          </table:table-cell>
          <table:table-cell office:value-type="float" office:value="4.209086934" calcext:value-type="float">
            <text:p>4.209086934</text:p>
          </table:table-cell>
          <table:table-cell office:value-type="float" office:value="13989537" calcext:value-type="float">
            <text:p>13989537</text:p>
          </table:table-cell>
        </table:table-row>
        <table:table-row table:style-name="ro1">
          <table:table-cell office:value-type="float" office:value="257000000" calcext:value-type="float">
            <text:p>257000000</text:p>
          </table:table-cell>
          <table:table-cell office:value-type="float" office:value="4.4773789783" calcext:value-type="float">
            <text:p>4.4773789783</text:p>
          </table:table-cell>
          <table:table-cell office:value-type="float" office:value="14040984" calcext:value-type="float">
            <text:p>14040984</text:p>
          </table:table-cell>
        </table:table-row>
        <table:table-row table:style-name="ro1">
          <table:table-cell office:value-type="float" office:value="258000000" calcext:value-type="float">
            <text:p>258000000</text:p>
          </table:table-cell>
          <table:table-cell office:value-type="float" office:value="4.4544779826" calcext:value-type="float">
            <text:p>4.4544779826</text:p>
          </table:table-cell>
          <table:table-cell office:value-type="float" office:value="14092715" calcext:value-type="float">
            <text:p>14092715</text:p>
          </table:table-cell>
        </table:table-row>
        <table:table-row table:style-name="ro1">
          <table:table-cell office:value-type="float" office:value="259000000" calcext:value-type="float">
            <text:p>259000000</text:p>
          </table:table-cell>
          <table:table-cell office:value-type="float" office:value="4.3065380435" calcext:value-type="float">
            <text:p>4.3065380435</text:p>
          </table:table-cell>
          <table:table-cell office:value-type="float" office:value="14144310" calcext:value-type="float">
            <text:p>14144310</text:p>
          </table:table-cell>
        </table:table-row>
        <table:table-row table:style-name="ro1">
          <table:table-cell office:value-type="float" office:value="260000000" calcext:value-type="float">
            <text:p>260000000</text:p>
          </table:table-cell>
          <table:table-cell office:value-type="float" office:value="4.5358449724" calcext:value-type="float">
            <text:p>4.5358449724</text:p>
          </table:table-cell>
          <table:table-cell office:value-type="float" office:value="14195860" calcext:value-type="float">
            <text:p>14195860</text:p>
          </table:table-cell>
        </table:table-row>
        <table:table-row table:style-name="ro1">
          <table:table-cell office:value-type="float" office:value="261000000" calcext:value-type="float">
            <text:p>261000000</text:p>
          </table:table-cell>
          <table:table-cell office:value-type="float" office:value="4.3151470221" calcext:value-type="float">
            <text:p>4.3151470221</text:p>
          </table:table-cell>
          <table:table-cell office:value-type="float" office:value="14247571" calcext:value-type="float">
            <text:p>14247571</text:p>
          </table:table-cell>
        </table:table-row>
        <table:table-row table:style-name="ro1">
          <table:table-cell office:value-type="float" office:value="262000000" calcext:value-type="float">
            <text:p>262000000</text:p>
          </table:table-cell>
          <table:table-cell office:value-type="float" office:value="4.3477660784" calcext:value-type="float">
            <text:p>4.3477660784</text:p>
          </table:table-cell>
          <table:table-cell office:value-type="float" office:value="14299152" calcext:value-type="float">
            <text:p>14299152</text:p>
          </table:table-cell>
        </table:table-row>
        <table:table-row table:style-name="ro1">
          <table:table-cell office:value-type="float" office:value="263000000" calcext:value-type="float">
            <text:p>263000000</text:p>
          </table:table-cell>
          <table:table-cell office:value-type="float" office:value="4.4631780522" calcext:value-type="float">
            <text:p>4.4631780522</text:p>
          </table:table-cell>
          <table:table-cell office:value-type="float" office:value="14350951" calcext:value-type="float">
            <text:p>14350951</text:p>
          </table:table-cell>
        </table:table-row>
        <table:table-row table:style-name="ro1">
          <table:table-cell office:value-type="float" office:value="264000000" calcext:value-type="float">
            <text:p>264000000</text:p>
          </table:table-cell>
          <table:table-cell office:value-type="float" office:value="4.4056849471" calcext:value-type="float">
            <text:p>4.4056849471</text:p>
          </table:table-cell>
          <table:table-cell office:value-type="float" office:value="14402219" calcext:value-type="float">
            <text:p>14402219</text:p>
          </table:table-cell>
        </table:table-row>
        <table:table-row table:style-name="ro1">
          <table:table-cell office:value-type="float" office:value="265000000" calcext:value-type="float">
            <text:p>265000000</text:p>
          </table:table-cell>
          <table:table-cell office:value-type="float" office:value="4.375301117" calcext:value-type="float">
            <text:p>4.375301117</text:p>
          </table:table-cell>
          <table:table-cell office:value-type="float" office:value="14453785" calcext:value-type="float">
            <text:p>14453785</text:p>
          </table:table-cell>
        </table:table-row>
        <table:table-row table:style-name="ro1">
          <table:table-cell office:value-type="float" office:value="266000000" calcext:value-type="float">
            <text:p>266000000</text:p>
          </table:table-cell>
          <table:table-cell office:value-type="float" office:value="4.6790630128" calcext:value-type="float">
            <text:p>4.6790630128</text:p>
          </table:table-cell>
          <table:table-cell office:value-type="float" office:value="14505592" calcext:value-type="float">
            <text:p>14505592</text:p>
          </table:table-cell>
        </table:table-row>
        <table:table-row table:style-name="ro1">
          <table:table-cell office:value-type="float" office:value="267000000" calcext:value-type="float">
            <text:p>267000000</text:p>
          </table:table-cell>
          <table:table-cell office:value-type="float" office:value="4.7992531046" calcext:value-type="float">
            <text:p>4.7992531046</text:p>
          </table:table-cell>
          <table:table-cell office:value-type="float" office:value="14556886" calcext:value-type="float">
            <text:p>14556886</text:p>
          </table:table-cell>
        </table:table-row>
        <table:table-row table:style-name="ro1">
          <table:table-cell office:value-type="float" office:value="268000000" calcext:value-type="float">
            <text:p>268000000</text:p>
          </table:table-cell>
          <table:table-cell office:value-type="float" office:value="4.6128100605" calcext:value-type="float">
            <text:p>4.6128100605</text:p>
          </table:table-cell>
          <table:table-cell office:value-type="float" office:value="14608448" calcext:value-type="float">
            <text:p>14608448</text:p>
          </table:table-cell>
        </table:table-row>
        <table:table-row table:style-name="ro1">
          <table:table-cell office:value-type="float" office:value="269000000" calcext:value-type="float">
            <text:p>269000000</text:p>
          </table:table-cell>
          <table:table-cell office:value-type="float" office:value="4.6871799823" calcext:value-type="float">
            <text:p>4.6871799823</text:p>
          </table:table-cell>
          <table:table-cell office:value-type="float" office:value="14660043" calcext:value-type="float">
            <text:p>14660043</text:p>
          </table:table-cell>
        </table:table-row>
        <table:table-row table:style-name="ro1">
          <table:table-cell office:value-type="float" office:value="270000000" calcext:value-type="float">
            <text:p>270000000</text:p>
          </table:table-cell>
          <table:table-cell office:value-type="float" office:value="4.5202361077" calcext:value-type="float">
            <text:p>4.5202361077</text:p>
          </table:table-cell>
          <table:table-cell office:value-type="float" office:value="14711384" calcext:value-type="float">
            <text:p>14711384</text:p>
          </table:table-cell>
        </table:table-row>
        <table:table-row table:style-name="ro1">
          <table:table-cell office:value-type="float" office:value="271000000" calcext:value-type="float">
            <text:p>271000000</text:p>
          </table:table-cell>
          <table:table-cell office:value-type="float" office:value="4.539484068" calcext:value-type="float">
            <text:p>4.539484068</text:p>
          </table:table-cell>
          <table:table-cell office:value-type="float" office:value="14762862" calcext:value-type="float">
            <text:p>14762862</text:p>
          </table:table-cell>
        </table:table-row>
        <table:table-row table:style-name="ro1">
          <table:table-cell office:value-type="float" office:value="272000000" calcext:value-type="float">
            <text:p>272000000</text:p>
          </table:table-cell>
          <table:table-cell office:value-type="float" office:value="4.5241849643" calcext:value-type="float">
            <text:p>4.5241849643</text:p>
          </table:table-cell>
          <table:table-cell office:value-type="float" office:value="14814214" calcext:value-type="float">
            <text:p>14814214</text:p>
          </table:table-cell>
        </table:table-row>
        <table:table-row table:style-name="ro1">
          <table:table-cell office:value-type="float" office:value="273000000" calcext:value-type="float">
            <text:p>273000000</text:p>
          </table:table-cell>
          <table:table-cell office:value-type="float" office:value="4.7685099045" calcext:value-type="float">
            <text:p>4.7685099045</text:p>
          </table:table-cell>
          <table:table-cell office:value-type="float" office:value="14865697" calcext:value-type="float">
            <text:p>14865697</text:p>
          </table:table-cell>
        </table:table-row>
        <table:table-row table:style-name="ro1">
          <table:table-cell office:value-type="float" office:value="274000000" calcext:value-type="float">
            <text:p>274000000</text:p>
          </table:table-cell>
          <table:table-cell office:value-type="float" office:value="4.77863706" calcext:value-type="float">
            <text:p>4.77863706</text:p>
          </table:table-cell>
          <table:table-cell office:value-type="float" office:value="14917295" calcext:value-type="float">
            <text:p>14917295</text:p>
          </table:table-cell>
        </table:table-row>
        <table:table-row table:style-name="ro1">
          <table:table-cell office:value-type="float" office:value="275000000" calcext:value-type="float">
            <text:p>275000000</text:p>
          </table:table-cell>
          <table:table-cell office:value-type="float" office:value="4.5960898979" calcext:value-type="float">
            <text:p>4.5960898979</text:p>
          </table:table-cell>
          <table:table-cell office:value-type="float" office:value="14968846" calcext:value-type="float">
            <text:p>14968846</text:p>
          </table:table-cell>
        </table:table-row>
        <table:table-row table:style-name="ro1">
          <table:table-cell office:value-type="float" office:value="276000000" calcext:value-type="float">
            <text:p>276000000</text:p>
          </table:table-cell>
          <table:table-cell office:value-type="float" office:value="4.8358278823" calcext:value-type="float">
            <text:p>4.8358278823</text:p>
          </table:table-cell>
          <table:table-cell office:value-type="float" office:value="15020367" calcext:value-type="float">
            <text:p>15020367</text:p>
          </table:table-cell>
        </table:table-row>
        <table:table-row table:style-name="ro1">
          <table:table-cell office:value-type="float" office:value="277000000" calcext:value-type="float">
            <text:p>277000000</text:p>
          </table:table-cell>
          <table:table-cell office:value-type="float" office:value="4.5805919231" calcext:value-type="float">
            <text:p>4.5805919231</text:p>
          </table:table-cell>
          <table:table-cell office:value-type="float" office:value="15071817" calcext:value-type="float">
            <text:p>15071817</text:p>
          </table:table-cell>
        </table:table-row>
        <table:table-row table:style-name="ro1">
          <table:table-cell office:value-type="float" office:value="278000000" calcext:value-type="float">
            <text:p>278000000</text:p>
          </table:table-cell>
          <table:table-cell office:value-type="float" office:value="4.6485350585" calcext:value-type="float">
            <text:p>4.6485350585</text:p>
          </table:table-cell>
          <table:table-cell office:value-type="float" office:value="15123267" calcext:value-type="float">
            <text:p>15123267</text:p>
          </table:table-cell>
        </table:table-row>
        <table:table-row table:style-name="ro1">
          <table:table-cell office:value-type="float" office:value="279000000" calcext:value-type="float">
            <text:p>279000000</text:p>
          </table:table-cell>
          <table:table-cell office:value-type="float" office:value="4.8822070098" calcext:value-type="float">
            <text:p>4.8822070098</text:p>
          </table:table-cell>
          <table:table-cell office:value-type="float" office:value="15174578" calcext:value-type="float">
            <text:p>15174578</text:p>
          </table:table-cell>
        </table:table-row>
        <table:table-row table:style-name="ro1">
          <table:table-cell office:value-type="float" office:value="280000000" calcext:value-type="float">
            <text:p>280000000</text:p>
          </table:table-cell>
          <table:table-cell office:value-type="float" office:value="4.6900849881" calcext:value-type="float">
            <text:p>4.6900849881</text:p>
          </table:table-cell>
          <table:table-cell office:value-type="float" office:value="15226069" calcext:value-type="float">
            <text:p>15226069</text:p>
          </table:table-cell>
        </table:table-row>
        <table:table-row table:style-name="ro1">
          <table:table-cell office:value-type="float" office:value="281000000" calcext:value-type="float">
            <text:p>281000000</text:p>
          </table:table-cell>
          <table:table-cell office:value-type="float" office:value="4.645352065" calcext:value-type="float">
            <text:p>4.645352065</text:p>
          </table:table-cell>
          <table:table-cell office:value-type="float" office:value="15277476" calcext:value-type="float">
            <text:p>15277476</text:p>
          </table:table-cell>
        </table:table-row>
        <table:table-row table:style-name="ro1">
          <table:table-cell office:value-type="float" office:value="282000000" calcext:value-type="float">
            <text:p>282000000</text:p>
          </table:table-cell>
          <table:table-cell office:value-type="float" office:value="4.9169380095" calcext:value-type="float">
            <text:p>4.9169380095</text:p>
          </table:table-cell>
          <table:table-cell office:value-type="float" office:value="15329014" calcext:value-type="float">
            <text:p>15329014</text:p>
          </table:table-cell>
        </table:table-row>
        <table:table-row table:style-name="ro1">
          <table:table-cell office:value-type="float" office:value="283000000" calcext:value-type="float">
            <text:p>283000000</text:p>
          </table:table-cell>
          <table:table-cell office:value-type="float" office:value="4.7949059591" calcext:value-type="float">
            <text:p>4.7949059591</text:p>
          </table:table-cell>
          <table:table-cell office:value-type="float" office:value="15380276" calcext:value-type="float">
            <text:p>15380276</text:p>
          </table:table-cell>
        </table:table-row>
        <table:table-row table:style-name="ro1">
          <table:table-cell office:value-type="float" office:value="284000000" calcext:value-type="float">
            <text:p>284000000</text:p>
          </table:table-cell>
          <table:table-cell office:value-type="float" office:value="4.9666279544" calcext:value-type="float">
            <text:p>4.9666279544</text:p>
          </table:table-cell>
          <table:table-cell office:value-type="float" office:value="15431674" calcext:value-type="float">
            <text:p>15431674</text:p>
          </table:table-cell>
        </table:table-row>
        <table:table-row table:style-name="ro1">
          <table:table-cell office:value-type="float" office:value="285000000" calcext:value-type="float">
            <text:p>285000000</text:p>
          </table:table-cell>
          <table:table-cell office:value-type="float" office:value="4.9440650536" calcext:value-type="float">
            <text:p>4.9440650536</text:p>
          </table:table-cell>
          <table:table-cell office:value-type="float" office:value="15482881" calcext:value-type="float">
            <text:p>15482881</text:p>
          </table:table-cell>
        </table:table-row>
        <table:table-row table:style-name="ro1">
          <table:table-cell office:value-type="float" office:value="286000000" calcext:value-type="float">
            <text:p>286000000</text:p>
          </table:table-cell>
          <table:table-cell office:value-type="float" office:value="4.9643399712" calcext:value-type="float">
            <text:p>4.9643399712</text:p>
          </table:table-cell>
          <table:table-cell office:value-type="float" office:value="15534212" calcext:value-type="float">
            <text:p>15534212</text:p>
          </table:table-cell>
        </table:table-row>
        <table:table-row table:style-name="ro1">
          <table:table-cell office:value-type="float" office:value="287000000" calcext:value-type="float">
            <text:p>287000000</text:p>
          </table:table-cell>
          <table:table-cell office:value-type="float" office:value="5.0311110697" calcext:value-type="float">
            <text:p>5.0311110697</text:p>
          </table:table-cell>
          <table:table-cell office:value-type="float" office:value="15585402" calcext:value-type="float">
            <text:p>15585402</text:p>
          </table:table-cell>
        </table:table-row>
        <table:table-row table:style-name="ro1">
          <table:table-cell office:value-type="float" office:value="288000000" calcext:value-type="float">
            <text:p>288000000</text:p>
          </table:table-cell>
          <table:table-cell office:value-type="float" office:value="4.820067084" calcext:value-type="float">
            <text:p>4.820067084</text:p>
          </table:table-cell>
          <table:table-cell office:value-type="float" office:value="15636843" calcext:value-type="float">
            <text:p>15636843</text:p>
          </table:table-cell>
        </table:table-row>
        <table:table-row table:style-name="ro1">
          <table:table-cell office:value-type="float" office:value="289000000" calcext:value-type="float">
            <text:p>289000000</text:p>
          </table:table-cell>
          <table:table-cell office:value-type="float" office:value="4.8286448978" calcext:value-type="float">
            <text:p>4.8286448978</text:p>
          </table:table-cell>
          <table:table-cell office:value-type="float" office:value="15688229" calcext:value-type="float">
            <text:p>15688229</text:p>
          </table:table-cell>
        </table:table-row>
        <table:table-row table:style-name="ro1">
          <table:table-cell office:value-type="float" office:value="290000000" calcext:value-type="float">
            <text:p>290000000</text:p>
          </table:table-cell>
          <table:table-cell office:value-type="float" office:value="4.857487081" calcext:value-type="float">
            <text:p>4.857487081</text:p>
          </table:table-cell>
          <table:table-cell office:value-type="float" office:value="15739663" calcext:value-type="float">
            <text:p>15739663</text:p>
          </table:table-cell>
        </table:table-row>
        <table:table-row table:style-name="ro1">
          <table:table-cell office:value-type="float" office:value="291000000" calcext:value-type="float">
            <text:p>291000000</text:p>
          </table:table-cell>
          <table:table-cell office:value-type="float" office:value="4.9149978966" calcext:value-type="float">
            <text:p>4.9149978966</text:p>
          </table:table-cell>
          <table:table-cell office:value-type="float" office:value="15790838" calcext:value-type="float">
            <text:p>15790838</text:p>
          </table:table-cell>
        </table:table-row>
        <table:table-row table:style-name="ro1">
          <table:table-cell office:value-type="float" office:value="292000000" calcext:value-type="float">
            <text:p>292000000</text:p>
          </table:table-cell>
          <table:table-cell office:value-type="float" office:value="5.0637388982" calcext:value-type="float">
            <text:p>5.0637388982</text:p>
          </table:table-cell>
          <table:table-cell office:value-type="float" office:value="15842181" calcext:value-type="float">
            <text:p>15842181</text:p>
          </table:table-cell>
        </table:table-row>
        <table:table-row table:style-name="ro1">
          <table:table-cell office:value-type="float" office:value="293000000" calcext:value-type="float">
            <text:p>293000000</text:p>
          </table:table-cell>
          <table:table-cell office:value-type="float" office:value="5.0277510544" calcext:value-type="float">
            <text:p>5.0277510544</text:p>
          </table:table-cell>
          <table:table-cell office:value-type="float" office:value="15893470" calcext:value-type="float">
            <text:p>15893470</text:p>
          </table:table-cell>
        </table:table-row>
        <table:table-row table:style-name="ro1">
          <table:table-cell office:value-type="float" office:value="294000000" calcext:value-type="float">
            <text:p>294000000</text:p>
          </table:table-cell>
          <table:table-cell office:value-type="float" office:value="4.9083370512" calcext:value-type="float">
            <text:p>4.9083370512</text:p>
          </table:table-cell>
          <table:table-cell office:value-type="float" office:value="15944880" calcext:value-type="float">
            <text:p>15944880</text:p>
          </table:table-cell>
        </table:table-row>
        <table:table-row table:style-name="ro1">
          <table:table-cell office:value-type="float" office:value="295000000" calcext:value-type="float">
            <text:p>295000000</text:p>
          </table:table-cell>
          <table:table-cell office:value-type="float" office:value="4.9466330743" calcext:value-type="float">
            <text:p>4.9466330743</text:p>
          </table:table-cell>
          <table:table-cell office:value-type="float" office:value="15996202" calcext:value-type="float">
            <text:p>15996202</text:p>
          </table:table-cell>
        </table:table-row>
        <table:table-row table:style-name="ro1">
          <table:table-cell office:value-type="float" office:value="296000000" calcext:value-type="float">
            <text:p>296000000</text:p>
          </table:table-cell>
          <table:table-cell office:value-type="float" office:value="4.9023400274" calcext:value-type="float">
            <text:p>4.9023400274</text:p>
          </table:table-cell>
          <table:table-cell office:value-type="float" office:value="16047298" calcext:value-type="float">
            <text:p>16047298</text:p>
          </table:table-cell>
        </table:table-row>
        <table:table-row table:style-name="ro1">
          <table:table-cell office:value-type="float" office:value="297000000" calcext:value-type="float">
            <text:p>297000000</text:p>
          </table:table-cell>
          <table:table-cell office:value-type="float" office:value="5.1697949562" calcext:value-type="float">
            <text:p>5.1697949562</text:p>
          </table:table-cell>
          <table:table-cell office:value-type="float" office:value="16098597" calcext:value-type="float">
            <text:p>16098597</text:p>
          </table:table-cell>
        </table:table-row>
        <table:table-row table:style-name="ro1">
          <table:table-cell office:value-type="float" office:value="298000000" calcext:value-type="float">
            <text:p>298000000</text:p>
          </table:table-cell>
          <table:table-cell office:value-type="float" office:value="5.2333499173" calcext:value-type="float">
            <text:p>5.2333499173</text:p>
          </table:table-cell>
          <table:table-cell office:value-type="float" office:value="16149943" calcext:value-type="float">
            <text:p>16149943</text:p>
          </table:table-cell>
        </table:table-row>
        <table:table-row table:style-name="ro1">
          <table:table-cell office:value-type="float" office:value="299000000" calcext:value-type="float">
            <text:p>299000000</text:p>
          </table:table-cell>
          <table:table-cell office:value-type="float" office:value="5.0116070553" calcext:value-type="float">
            <text:p>5.0116070553</text:p>
          </table:table-cell>
          <table:table-cell office:value-type="float" office:value="16200967" calcext:value-type="float">
            <text:p>16200967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4.9705849647" calcext:value-type="float">
            <text:p>4.9705849647</text:p>
          </table:table-cell>
          <table:table-cell office:value-type="float" office:value="16252325" calcext:value-type="float">
            <text:p>16252325</text:p>
          </table:table-cell>
        </table:table-row>
        <table:table-row table:style-name="ro1">
          <table:table-cell office:value-type="float" office:value="301000000" calcext:value-type="float">
            <text:p>301000000</text:p>
          </table:table-cell>
          <table:table-cell office:value-type="float" office:value="5.060670071" calcext:value-type="float">
            <text:p>5.060670071</text:p>
          </table:table-cell>
          <table:table-cell office:value-type="float" office:value="16303625" calcext:value-type="float">
            <text:p>16303625</text:p>
          </table:table-cell>
        </table:table-row>
        <table:table-row table:style-name="ro1">
          <table:table-cell office:value-type="float" office:value="302000000" calcext:value-type="float">
            <text:p>302000000</text:p>
          </table:table-cell>
          <table:table-cell office:value-type="float" office:value="5.0094839144" calcext:value-type="float">
            <text:p>5.0094839144</text:p>
          </table:table-cell>
          <table:table-cell office:value-type="float" office:value="16354882" calcext:value-type="float">
            <text:p>16354882</text:p>
          </table:table-cell>
        </table:table-row>
        <table:table-row table:style-name="ro1">
          <table:table-cell office:value-type="float" office:value="303000000" calcext:value-type="float">
            <text:p>303000000</text:p>
          </table:table-cell>
          <table:table-cell office:value-type="float" office:value="5.0698919966" calcext:value-type="float">
            <text:p>5.0698919966</text:p>
          </table:table-cell>
          <table:table-cell office:value-type="float" office:value="16405993" calcext:value-type="float">
            <text:p>16405993</text:p>
          </table:table-cell>
        </table:table-row>
        <table:table-row table:style-name="ro1">
          <table:table-cell office:value-type="float" office:value="304000000" calcext:value-type="float">
            <text:p>304000000</text:p>
          </table:table-cell>
          <table:table-cell office:value-type="float" office:value="5.1253440024" calcext:value-type="float">
            <text:p>5.1253440024</text:p>
          </table:table-cell>
          <table:table-cell office:value-type="float" office:value="16457064" calcext:value-type="float">
            <text:p>16457064</text:p>
          </table:table-cell>
        </table:table-row>
        <table:table-row table:style-name="ro1">
          <table:table-cell office:value-type="float" office:value="305000000" calcext:value-type="float">
            <text:p>305000000</text:p>
          </table:table-cell>
          <table:table-cell office:value-type="float" office:value="5.0574479846" calcext:value-type="float">
            <text:p>5.0574479846</text:p>
          </table:table-cell>
          <table:table-cell office:value-type="float" office:value="16508424" calcext:value-type="float">
            <text:p>16508424</text:p>
          </table:table-cell>
        </table:table-row>
        <table:table-row table:style-name="ro1">
          <table:table-cell office:value-type="float" office:value="306000000" calcext:value-type="float">
            <text:p>306000000</text:p>
          </table:table-cell>
          <table:table-cell office:value-type="float" office:value="5.3801611149" calcext:value-type="float">
            <text:p>5.3801611149</text:p>
          </table:table-cell>
          <table:table-cell office:value-type="float" office:value="16559607" calcext:value-type="float">
            <text:p>16559607</text:p>
          </table:table-cell>
        </table:table-row>
        <table:table-row table:style-name="ro1">
          <table:table-cell office:value-type="float" office:value="307000000" calcext:value-type="float">
            <text:p>307000000</text:p>
          </table:table-cell>
          <table:table-cell office:value-type="float" office:value="5.0879401172" calcext:value-type="float">
            <text:p>5.0879401172</text:p>
          </table:table-cell>
          <table:table-cell office:value-type="float" office:value="16610789" calcext:value-type="float">
            <text:p>16610789</text:p>
          </table:table-cell>
        </table:table-row>
        <table:table-row table:style-name="ro1">
          <table:table-cell office:value-type="float" office:value="308000000" calcext:value-type="float">
            <text:p>308000000</text:p>
          </table:table-cell>
          <table:table-cell office:value-type="float" office:value="5.1595000665" calcext:value-type="float">
            <text:p>5.1595000665</text:p>
          </table:table-cell>
          <table:table-cell office:value-type="float" office:value="16661969" calcext:value-type="float">
            <text:p>16661969</text:p>
          </table:table-cell>
        </table:table-row>
        <table:table-row table:style-name="ro1">
          <table:table-cell office:value-type="float" office:value="309000000" calcext:value-type="float">
            <text:p>309000000</text:p>
          </table:table-cell>
          <table:table-cell office:value-type="float" office:value="5.1263260242" calcext:value-type="float">
            <text:p>5.1263260242</text:p>
          </table:table-cell>
          <table:table-cell office:value-type="float" office:value="16713324" calcext:value-type="float">
            <text:p>16713324</text:p>
          </table:table-cell>
        </table:table-row>
        <table:table-row table:style-name="ro1">
          <table:table-cell office:value-type="float" office:value="310000000" calcext:value-type="float">
            <text:p>310000000</text:p>
          </table:table-cell>
          <table:table-cell office:value-type="float" office:value="5.2155680775" calcext:value-type="float">
            <text:p>5.2155680775</text:p>
          </table:table-cell>
          <table:table-cell office:value-type="float" office:value="16764521" calcext:value-type="float">
            <text:p>16764521</text:p>
          </table:table-cell>
        </table:table-row>
        <table:table-row table:style-name="ro1">
          <table:table-cell office:value-type="float" office:value="311000000" calcext:value-type="float">
            <text:p>311000000</text:p>
          </table:table-cell>
          <table:table-cell office:value-type="float" office:value="5.162000013" calcext:value-type="float">
            <text:p>5.162000013</text:p>
          </table:table-cell>
          <table:table-cell office:value-type="float" office:value="16815638" calcext:value-type="float">
            <text:p>16815638</text:p>
          </table:table-cell>
        </table:table-row>
        <table:table-row table:style-name="ro1">
          <table:table-cell office:value-type="float" office:value="312000000" calcext:value-type="float">
            <text:p>312000000</text:p>
          </table:table-cell>
          <table:table-cell office:value-type="float" office:value="5.4459630714" calcext:value-type="float">
            <text:p>5.4459630714</text:p>
          </table:table-cell>
          <table:table-cell office:value-type="float" office:value="16866630" calcext:value-type="float">
            <text:p>16866630</text:p>
          </table:table-cell>
        </table:table-row>
        <table:table-row table:style-name="ro1">
          <table:table-cell office:value-type="float" office:value="313000000" calcext:value-type="float">
            <text:p>313000000</text:p>
          </table:table-cell>
          <table:table-cell office:value-type="float" office:value="5.5081530721" calcext:value-type="float">
            <text:p>5.5081530721</text:p>
          </table:table-cell>
          <table:table-cell office:value-type="float" office:value="16917882" calcext:value-type="float">
            <text:p>16917882</text:p>
          </table:table-cell>
        </table:table-row>
        <table:table-row table:style-name="ro1">
          <table:table-cell office:value-type="float" office:value="314000000" calcext:value-type="float">
            <text:p>314000000</text:p>
          </table:table-cell>
          <table:table-cell office:value-type="float" office:value="5.5190079818" calcext:value-type="float">
            <text:p>5.5190079818</text:p>
          </table:table-cell>
          <table:table-cell office:value-type="float" office:value="16968961" calcext:value-type="float">
            <text:p>16968961</text:p>
          </table:table-cell>
        </table:table-row>
        <table:table-row table:style-name="ro1">
          <table:table-cell office:value-type="float" office:value="315000000" calcext:value-type="float">
            <text:p>315000000</text:p>
          </table:table-cell>
          <table:table-cell office:value-type="float" office:value="5.4973219053" calcext:value-type="float">
            <text:p>5.4973219053</text:p>
          </table:table-cell>
          <table:table-cell office:value-type="float" office:value="17020043" calcext:value-type="float">
            <text:p>17020043</text:p>
          </table:table-cell>
        </table:table-row>
        <table:table-row table:style-name="ro1">
          <table:table-cell office:value-type="float" office:value="316000000" calcext:value-type="float">
            <text:p>316000000</text:p>
          </table:table-cell>
          <table:table-cell office:value-type="float" office:value="5.2455720123" calcext:value-type="float">
            <text:p>5.2455720123</text:p>
          </table:table-cell>
          <table:table-cell office:value-type="float" office:value="17071133" calcext:value-type="float">
            <text:p>17071133</text:p>
          </table:table-cell>
        </table:table-row>
        <table:table-row table:style-name="ro1">
          <table:table-cell office:value-type="float" office:value="317000000" calcext:value-type="float">
            <text:p>317000000</text:p>
          </table:table-cell>
          <table:table-cell office:value-type="float" office:value="5.415560885" calcext:value-type="float">
            <text:p>5.415560885</text:p>
          </table:table-cell>
          <table:table-cell office:value-type="float" office:value="17122216" calcext:value-type="float">
            <text:p>17122216</text:p>
          </table:table-cell>
        </table:table-row>
        <table:table-row table:style-name="ro1">
          <table:table-cell office:value-type="float" office:value="318000000" calcext:value-type="float">
            <text:p>318000000</text:p>
          </table:table-cell>
          <table:table-cell office:value-type="float" office:value="5.2854361182" calcext:value-type="float">
            <text:p>5.2854361182</text:p>
          </table:table-cell>
          <table:table-cell office:value-type="float" office:value="17173312" calcext:value-type="float">
            <text:p>17173312</text:p>
          </table:table-cell>
        </table:table-row>
        <table:table-row table:style-name="ro1">
          <table:table-cell office:value-type="float" office:value="319000000" calcext:value-type="float">
            <text:p>319000000</text:p>
          </table:table-cell>
          <table:table-cell office:value-type="float" office:value="5.3067820938" calcext:value-type="float">
            <text:p>5.3067820938</text:p>
          </table:table-cell>
          <table:table-cell office:value-type="float" office:value="17224188" calcext:value-type="float">
            <text:p>17224188</text:p>
          </table:table-cell>
        </table:table-row>
        <table:table-row table:style-name="ro1">
          <table:table-cell office:value-type="float" office:value="320000000" calcext:value-type="float">
            <text:p>320000000</text:p>
          </table:table-cell>
          <table:table-cell office:value-type="float" office:value="5.3596450391" calcext:value-type="float">
            <text:p>5.3596450391</text:p>
          </table:table-cell>
          <table:table-cell office:value-type="float" office:value="17275206" calcext:value-type="float">
            <text:p>17275206</text:p>
          </table:table-cell>
        </table:table-row>
        <table:table-row table:style-name="ro1">
          <table:table-cell office:value-type="float" office:value="321000000" calcext:value-type="float">
            <text:p>321000000</text:p>
          </table:table-cell>
          <table:table-cell office:value-type="float" office:value="5.3369860215" calcext:value-type="float">
            <text:p>5.3369860215</text:p>
          </table:table-cell>
          <table:table-cell office:value-type="float" office:value="17326312" calcext:value-type="float">
            <text:p>17326312</text:p>
          </table:table-cell>
        </table:table-row>
        <table:table-row table:style-name="ro1">
          <table:table-cell office:value-type="float" office:value="322000000" calcext:value-type="float">
            <text:p>322000000</text:p>
          </table:table-cell>
          <table:table-cell office:value-type="float" office:value="5.4199820064" calcext:value-type="float">
            <text:p>5.4199820064</text:p>
          </table:table-cell>
          <table:table-cell office:value-type="float" office:value="17377208" calcext:value-type="float">
            <text:p>17377208</text:p>
          </table:table-cell>
        </table:table-row>
        <table:table-row table:style-name="ro1">
          <table:table-cell office:value-type="float" office:value="323000000" calcext:value-type="float">
            <text:p>323000000</text:p>
          </table:table-cell>
          <table:table-cell office:value-type="float" office:value="5.4406670363" calcext:value-type="float">
            <text:p>5.4406670363</text:p>
          </table:table-cell>
          <table:table-cell office:value-type="float" office:value="17428292" calcext:value-type="float">
            <text:p>17428292</text:p>
          </table:table-cell>
        </table:table-row>
        <table:table-row table:style-name="ro1">
          <table:table-cell office:value-type="float" office:value="324000000" calcext:value-type="float">
            <text:p>324000000</text:p>
          </table:table-cell>
          <table:table-cell office:value-type="float" office:value="5.4535330125" calcext:value-type="float">
            <text:p>5.4535330125</text:p>
          </table:table-cell>
          <table:table-cell office:value-type="float" office:value="17479433" calcext:value-type="float">
            <text:p>17479433</text:p>
          </table:table-cell>
        </table:table-row>
        <table:table-row table:style-name="ro1">
          <table:table-cell office:value-type="float" office:value="325000000" calcext:value-type="float">
            <text:p>325000000</text:p>
          </table:table-cell>
          <table:table-cell office:value-type="float" office:value="5.6851010917" calcext:value-type="float">
            <text:p>5.6851010917</text:p>
          </table:table-cell>
          <table:table-cell office:value-type="float" office:value="17530338" calcext:value-type="float">
            <text:p>17530338</text:p>
          </table:table-cell>
        </table:table-row>
        <table:table-row table:style-name="ro1">
          <table:table-cell office:value-type="float" office:value="326000000" calcext:value-type="float">
            <text:p>326000000</text:p>
          </table:table-cell>
          <table:table-cell office:value-type="float" office:value="5.4854269251" calcext:value-type="float">
            <text:p>5.4854269251</text:p>
          </table:table-cell>
          <table:table-cell office:value-type="float" office:value="17581384" calcext:value-type="float">
            <text:p>17581384</text:p>
          </table:table-cell>
        </table:table-row>
        <table:table-row table:style-name="ro1">
          <table:table-cell office:value-type="float" office:value="327000000" calcext:value-type="float">
            <text:p>327000000</text:p>
          </table:table-cell>
          <table:table-cell office:value-type="float" office:value="5.5169179027" calcext:value-type="float">
            <text:p>5.5169179027</text:p>
          </table:table-cell>
          <table:table-cell office:value-type="float" office:value="17632453" calcext:value-type="float">
            <text:p>17632453</text:p>
          </table:table-cell>
        </table:table-row>
        <table:table-row table:style-name="ro1">
          <table:table-cell office:value-type="float" office:value="328000000" calcext:value-type="float">
            <text:p>328000000</text:p>
          </table:table-cell>
          <table:table-cell office:value-type="float" office:value="5.7411979974" calcext:value-type="float">
            <text:p>5.7411979974</text:p>
          </table:table-cell>
          <table:table-cell office:value-type="float" office:value="17683547" calcext:value-type="float">
            <text:p>17683547</text:p>
          </table:table-cell>
        </table:table-row>
        <table:table-row table:style-name="ro1">
          <table:table-cell office:value-type="float" office:value="329000000" calcext:value-type="float">
            <text:p>329000000</text:p>
          </table:table-cell>
          <table:table-cell office:value-type="float" office:value="5.4695150273" calcext:value-type="float">
            <text:p>5.4695150273</text:p>
          </table:table-cell>
          <table:table-cell office:value-type="float" office:value="17734365" calcext:value-type="float">
            <text:p>17734365</text:p>
          </table:table-cell>
        </table:table-row>
        <table:table-row table:style-name="ro1">
          <table:table-cell office:value-type="float" office:value="330000000" calcext:value-type="float">
            <text:p>330000000</text:p>
          </table:table-cell>
          <table:table-cell office:value-type="float" office:value="5.499734894" calcext:value-type="float">
            <text:p>5.499734894</text:p>
          </table:table-cell>
          <table:table-cell office:value-type="float" office:value="17785475" calcext:value-type="float">
            <text:p>17785475</text:p>
          </table:table-cell>
        </table:table-row>
        <table:table-row table:style-name="ro1">
          <table:table-cell office:value-type="float" office:value="331000000" calcext:value-type="float">
            <text:p>331000000</text:p>
          </table:table-cell>
          <table:table-cell office:value-type="float" office:value="5.5853479895" calcext:value-type="float">
            <text:p>5.5853479895</text:p>
          </table:table-cell>
          <table:table-cell office:value-type="float" office:value="17836192" calcext:value-type="float">
            <text:p>17836192</text:p>
          </table:table-cell>
        </table:table-row>
        <table:table-row table:style-name="ro1">
          <table:table-cell office:value-type="float" office:value="332000000" calcext:value-type="float">
            <text:p>332000000</text:p>
          </table:table-cell>
          <table:table-cell office:value-type="float" office:value="5.5312399398" calcext:value-type="float">
            <text:p>5.5312399398</text:p>
          </table:table-cell>
          <table:table-cell office:value-type="float" office:value="17887188" calcext:value-type="float">
            <text:p>17887188</text:p>
          </table:table-cell>
        </table:table-row>
        <table:table-row table:style-name="ro1">
          <table:table-cell office:value-type="float" office:value="333000000" calcext:value-type="float">
            <text:p>333000000</text:p>
          </table:table-cell>
          <table:table-cell office:value-type="float" office:value="5.8551000959" calcext:value-type="float">
            <text:p>5.8551000959</text:p>
          </table:table-cell>
          <table:table-cell office:value-type="float" office:value="17938268" calcext:value-type="float">
            <text:p>17938268</text:p>
          </table:table-cell>
        </table:table-row>
        <table:table-row table:style-name="ro1">
          <table:table-cell office:value-type="float" office:value="334000000" calcext:value-type="float">
            <text:p>334000000</text:p>
          </table:table-cell>
          <table:table-cell office:value-type="float" office:value="5.6293099855" calcext:value-type="float">
            <text:p>5.6293099855</text:p>
          </table:table-cell>
          <table:table-cell office:value-type="float" office:value="17989176" calcext:value-type="float">
            <text:p>17989176</text:p>
          </table:table-cell>
        </table:table-row>
        <table:table-row table:style-name="ro1">
          <table:table-cell office:value-type="float" office:value="335000000" calcext:value-type="float">
            <text:p>335000000</text:p>
          </table:table-cell>
          <table:table-cell office:value-type="float" office:value="5.5871811128" calcext:value-type="float">
            <text:p>5.5871811128</text:p>
          </table:table-cell>
          <table:table-cell office:value-type="float" office:value="18040147" calcext:value-type="float">
            <text:p>18040147</text:p>
          </table:table-cell>
        </table:table-row>
        <table:table-row table:style-name="ro1">
          <table:table-cell office:value-type="float" office:value="336000000" calcext:value-type="float">
            <text:p>336000000</text:p>
          </table:table-cell>
          <table:table-cell office:value-type="float" office:value="5.944543918" calcext:value-type="float">
            <text:p>5.944543918</text:p>
          </table:table-cell>
          <table:table-cell office:value-type="float" office:value="18091001" calcext:value-type="float">
            <text:p>18091001</text:p>
          </table:table-cell>
        </table:table-row>
        <table:table-row table:style-name="ro1">
          <table:table-cell office:value-type="float" office:value="337000000" calcext:value-type="float">
            <text:p>337000000</text:p>
          </table:table-cell>
          <table:table-cell office:value-type="float" office:value="5.8971960729" calcext:value-type="float">
            <text:p>5.8971960729</text:p>
          </table:table-cell>
          <table:table-cell office:value-type="float" office:value="18141872" calcext:value-type="float">
            <text:p>18141872</text:p>
          </table:table-cell>
        </table:table-row>
        <table:table-row table:style-name="ro1">
          <table:table-cell office:value-type="float" office:value="338000000" calcext:value-type="float">
            <text:p>338000000</text:p>
          </table:table-cell>
          <table:table-cell office:value-type="float" office:value="5.9614639068" calcext:value-type="float">
            <text:p>5.9614639068</text:p>
          </table:table-cell>
          <table:table-cell office:value-type="float" office:value="18192776" calcext:value-type="float">
            <text:p>18192776</text:p>
          </table:table-cell>
        </table:table-row>
        <table:table-row table:style-name="ro1">
          <table:table-cell office:value-type="float" office:value="339000000" calcext:value-type="float">
            <text:p>339000000</text:p>
          </table:table-cell>
          <table:table-cell office:value-type="float" office:value="5.6446698953" calcext:value-type="float">
            <text:p>5.6446698953</text:p>
          </table:table-cell>
          <table:table-cell office:value-type="float" office:value="18243774" calcext:value-type="float">
            <text:p>18243774</text:p>
          </table:table-cell>
        </table:table-row>
        <table:table-row table:style-name="ro1">
          <table:table-cell office:value-type="float" office:value="340000000" calcext:value-type="float">
            <text:p>340000000</text:p>
          </table:table-cell>
          <table:table-cell office:value-type="float" office:value="5.7317600856" calcext:value-type="float">
            <text:p>5.7317600856</text:p>
          </table:table-cell>
          <table:table-cell office:value-type="float" office:value="18294605" calcext:value-type="float">
            <text:p>18294605</text:p>
          </table:table-cell>
        </table:table-row>
        <table:table-row table:style-name="ro1">
          <table:table-cell office:value-type="float" office:value="341000000" calcext:value-type="float">
            <text:p>341000000</text:p>
          </table:table-cell>
          <table:table-cell office:value-type="float" office:value="6.0279430956" calcext:value-type="float">
            <text:p>6.0279430956</text:p>
          </table:table-cell>
          <table:table-cell office:value-type="float" office:value="18345720" calcext:value-type="float">
            <text:p>18345720</text:p>
          </table:table-cell>
        </table:table-row>
        <table:table-row table:style-name="ro1">
          <table:table-cell office:value-type="float" office:value="342000000" calcext:value-type="float">
            <text:p>342000000</text:p>
          </table:table-cell>
          <table:table-cell office:value-type="float" office:value="5.6888238905" calcext:value-type="float">
            <text:p>5.6888238905</text:p>
          </table:table-cell>
          <table:table-cell office:value-type="float" office:value="18396627" calcext:value-type="float">
            <text:p>18396627</text:p>
          </table:table-cell>
        </table:table-row>
        <table:table-row table:style-name="ro1">
          <table:table-cell office:value-type="float" office:value="343000000" calcext:value-type="float">
            <text:p>343000000</text:p>
          </table:table-cell>
          <table:table-cell office:value-type="float" office:value="5.7920880152" calcext:value-type="float">
            <text:p>5.7920880152</text:p>
          </table:table-cell>
          <table:table-cell office:value-type="float" office:value="18447412" calcext:value-type="float">
            <text:p>18447412</text:p>
          </table:table-cell>
        </table:table-row>
        <table:table-row table:style-name="ro1">
          <table:table-cell office:value-type="float" office:value="344000000" calcext:value-type="float">
            <text:p>344000000</text:p>
          </table:table-cell>
          <table:table-cell office:value-type="float" office:value="5.7296778974" calcext:value-type="float">
            <text:p>5.7296778974</text:p>
          </table:table-cell>
          <table:table-cell office:value-type="float" office:value="18498370" calcext:value-type="float">
            <text:p>18498370</text:p>
          </table:table-cell>
        </table:table-row>
        <table:table-row table:style-name="ro1">
          <table:table-cell office:value-type="float" office:value="345000000" calcext:value-type="float">
            <text:p>345000000</text:p>
          </table:table-cell>
          <table:table-cell office:value-type="float" office:value="5.8136570094" calcext:value-type="float">
            <text:p>5.8136570094</text:p>
          </table:table-cell>
          <table:table-cell office:value-type="float" office:value="18549341" calcext:value-type="float">
            <text:p>18549341</text:p>
          </table:table-cell>
        </table:table-row>
        <table:table-row table:style-name="ro1">
          <table:table-cell office:value-type="float" office:value="346000000" calcext:value-type="float">
            <text:p>346000000</text:p>
          </table:table-cell>
          <table:table-cell office:value-type="float" office:value="5.7661229392" calcext:value-type="float">
            <text:p>5.7661229392</text:p>
          </table:table-cell>
          <table:table-cell office:value-type="float" office:value="18600201" calcext:value-type="float">
            <text:p>18600201</text:p>
          </table:table-cell>
        </table:table-row>
        <table:table-row table:style-name="ro1">
          <table:table-cell office:value-type="float" office:value="347000000" calcext:value-type="float">
            <text:p>347000000</text:p>
          </table:table-cell>
          <table:table-cell office:value-type="float" office:value="5.8547809798" calcext:value-type="float">
            <text:p>5.8547809798</text:p>
          </table:table-cell>
          <table:table-cell office:value-type="float" office:value="18651056" calcext:value-type="float">
            <text:p>18651056</text:p>
          </table:table-cell>
        </table:table-row>
        <table:table-row table:style-name="ro1">
          <table:table-cell office:value-type="float" office:value="348000000" calcext:value-type="float">
            <text:p>348000000</text:p>
          </table:table-cell>
          <table:table-cell office:value-type="float" office:value="6.0422441049" calcext:value-type="float">
            <text:p>6.0422441049</text:p>
          </table:table-cell>
          <table:table-cell office:value-type="float" office:value="18701716" calcext:value-type="float">
            <text:p>18701716</text:p>
          </table:table-cell>
        </table:table-row>
        <table:table-row table:style-name="ro1">
          <table:table-cell office:value-type="float" office:value="349000000" calcext:value-type="float">
            <text:p>349000000</text:p>
          </table:table-cell>
          <table:table-cell office:value-type="float" office:value="5.8182011143" calcext:value-type="float">
            <text:p>5.8182011143</text:p>
          </table:table-cell>
          <table:table-cell office:value-type="float" office:value="18752415" calcext:value-type="float">
            <text:p>18752415</text:p>
          </table:table-cell>
        </table:table-row>
        <table:table-row table:style-name="ro1">
          <table:table-cell office:value-type="float" office:value="350000000" calcext:value-type="float">
            <text:p>350000000</text:p>
          </table:table-cell>
          <table:table-cell office:value-type="float" office:value="5.9495510936" calcext:value-type="float">
            <text:p>5.9495510936</text:p>
          </table:table-cell>
          <table:table-cell office:value-type="float" office:value="18803526" calcext:value-type="float">
            <text:p>18803526</text:p>
          </table:table-cell>
        </table:table-row>
        <table:table-row table:style-name="ro1">
          <table:table-cell office:value-type="float" office:value="351000000" calcext:value-type="float">
            <text:p>351000000</text:p>
          </table:table-cell>
          <table:table-cell office:value-type="float" office:value="5.9310959951" calcext:value-type="float">
            <text:p>5.9310959951</text:p>
          </table:table-cell>
          <table:table-cell office:value-type="float" office:value="18854269" calcext:value-type="float">
            <text:p>18854269</text:p>
          </table:table-cell>
        </table:table-row>
        <table:table-row table:style-name="ro1">
          <table:table-cell office:value-type="float" office:value="352000000" calcext:value-type="float">
            <text:p>352000000</text:p>
          </table:table-cell>
          <table:table-cell office:value-type="float" office:value="5.8869868892" calcext:value-type="float">
            <text:p>5.8869868892</text:p>
          </table:table-cell>
          <table:table-cell office:value-type="float" office:value="18904991" calcext:value-type="float">
            <text:p>18904991</text:p>
          </table:table-cell>
        </table:table-row>
        <table:table-row table:style-name="ro1">
          <table:table-cell office:value-type="float" office:value="353000000" calcext:value-type="float">
            <text:p>353000000</text:p>
          </table:table-cell>
          <table:table-cell office:value-type="float" office:value="6.2396320724" calcext:value-type="float">
            <text:p>6.2396320724</text:p>
          </table:table-cell>
          <table:table-cell office:value-type="float" office:value="18955897" calcext:value-type="float">
            <text:p>18955897</text:p>
          </table:table-cell>
        </table:table-row>
        <table:table-row table:style-name="ro1">
          <table:table-cell office:value-type="float" office:value="354000000" calcext:value-type="float">
            <text:p>354000000</text:p>
          </table:table-cell>
          <table:table-cell office:value-type="float" office:value="6.213871928" calcext:value-type="float">
            <text:p>6.213871928</text:p>
          </table:table-cell>
          <table:table-cell office:value-type="float" office:value="19006677" calcext:value-type="float">
            <text:p>19006677</text:p>
          </table:table-cell>
        </table:table-row>
        <table:table-row table:style-name="ro1">
          <table:table-cell office:value-type="float" office:value="355000000" calcext:value-type="float">
            <text:p>355000000</text:p>
          </table:table-cell>
          <table:table-cell office:value-type="float" office:value="5.9209070697" calcext:value-type="float">
            <text:p>5.9209070697</text:p>
          </table:table-cell>
          <table:table-cell office:value-type="float" office:value="19057537" calcext:value-type="float">
            <text:p>19057537</text:p>
          </table:table-cell>
        </table:table-row>
        <table:table-row table:style-name="ro1">
          <table:table-cell office:value-type="float" office:value="356000000" calcext:value-type="float">
            <text:p>356000000</text:p>
          </table:table-cell>
          <table:table-cell office:value-type="float" office:value="6.0377429888" calcext:value-type="float">
            <text:p>6.0377429888</text:p>
          </table:table-cell>
          <table:table-cell office:value-type="float" office:value="19108303" calcext:value-type="float">
            <text:p>19108303</text:p>
          </table:table-cell>
        </table:table-row>
        <table:table-row table:style-name="ro1">
          <table:table-cell office:value-type="float" office:value="357000000" calcext:value-type="float">
            <text:p>357000000</text:p>
          </table:table-cell>
          <table:table-cell office:value-type="float" office:value="6.551383035" calcext:value-type="float">
            <text:p>6.551383035</text:p>
          </table:table-cell>
          <table:table-cell office:value-type="float" office:value="19159066" calcext:value-type="float">
            <text:p>19159066</text:p>
          </table:table-cell>
        </table:table-row>
        <table:table-row table:style-name="ro1">
          <table:table-cell office:value-type="float" office:value="358000000" calcext:value-type="float">
            <text:p>358000000</text:p>
          </table:table-cell>
          <table:table-cell office:value-type="float" office:value="6.4897949524" calcext:value-type="float">
            <text:p>6.4897949524</text:p>
          </table:table-cell>
          <table:table-cell office:value-type="float" office:value="19209827" calcext:value-type="float">
            <text:p>19209827</text:p>
          </table:table-cell>
        </table:table-row>
        <table:table-row table:style-name="ro1">
          <table:table-cell office:value-type="float" office:value="359000000" calcext:value-type="float">
            <text:p>359000000</text:p>
          </table:table-cell>
          <table:table-cell office:value-type="float" office:value="6.1328198884" calcext:value-type="float">
            <text:p>6.1328198884</text:p>
          </table:table-cell>
          <table:table-cell office:value-type="float" office:value="19260633" calcext:value-type="float">
            <text:p>19260633</text:p>
          </table:table-cell>
        </table:table-row>
        <table:table-row table:style-name="ro1">
          <table:table-cell office:value-type="float" office:value="360000000" calcext:value-type="float">
            <text:p>360000000</text:p>
          </table:table-cell>
          <table:table-cell office:value-type="float" office:value="6.4206780808" calcext:value-type="float">
            <text:p>6.4206780808</text:p>
          </table:table-cell>
          <table:table-cell office:value-type="float" office:value="19311288" calcext:value-type="float">
            <text:p>19311288</text:p>
          </table:table-cell>
        </table:table-row>
        <table:table-row table:style-name="ro1">
          <table:table-cell office:value-type="float" office:value="361000000" calcext:value-type="float">
            <text:p>361000000</text:p>
          </table:table-cell>
          <table:table-cell office:value-type="float" office:value="6.7484879151" calcext:value-type="float">
            <text:p>6.7484879151</text:p>
          </table:table-cell>
          <table:table-cell office:value-type="float" office:value="19361840" calcext:value-type="float">
            <text:p>19361840</text:p>
          </table:table-cell>
        </table:table-row>
        <table:table-row table:style-name="ro1">
          <table:table-cell office:value-type="float" office:value="362000000" calcext:value-type="float">
            <text:p>362000000</text:p>
          </table:table-cell>
          <table:table-cell office:value-type="float" office:value="6.182011095" calcext:value-type="float">
            <text:p>6.182011095</text:p>
          </table:table-cell>
          <table:table-cell office:value-type="float" office:value="19412567" calcext:value-type="float">
            <text:p>19412567</text:p>
          </table:table-cell>
        </table:table-row>
        <table:table-row table:style-name="ro1">
          <table:table-cell office:value-type="float" office:value="363000000" calcext:value-type="float">
            <text:p>363000000</text:p>
          </table:table-cell>
          <table:table-cell office:value-type="float" office:value="6.2481179249" calcext:value-type="float">
            <text:p>6.2481179249</text:p>
          </table:table-cell>
          <table:table-cell office:value-type="float" office:value="19463354" calcext:value-type="float">
            <text:p>19463354</text:p>
          </table:table-cell>
        </table:table-row>
        <table:table-row table:style-name="ro1">
          <table:table-cell office:value-type="float" office:value="364000000" calcext:value-type="float">
            <text:p>364000000</text:p>
          </table:table-cell>
          <table:table-cell office:value-type="float" office:value="6.571656979" calcext:value-type="float">
            <text:p>6.571656979</text:p>
          </table:table-cell>
          <table:table-cell office:value-type="float" office:value="19514149" calcext:value-type="float">
            <text:p>19514149</text:p>
          </table:table-cell>
        </table:table-row>
        <table:table-row table:style-name="ro1">
          <table:table-cell office:value-type="float" office:value="365000000" calcext:value-type="float">
            <text:p>365000000</text:p>
          </table:table-cell>
          <table:table-cell office:value-type="float" office:value="6.4561989258" calcext:value-type="float">
            <text:p>6.4561989258</text:p>
          </table:table-cell>
          <table:table-cell office:value-type="float" office:value="19564810" calcext:value-type="float">
            <text:p>19564810</text:p>
          </table:table-cell>
        </table:table-row>
        <table:table-row table:style-name="ro1">
          <table:table-cell office:value-type="float" office:value="366000000" calcext:value-type="float">
            <text:p>366000000</text:p>
          </table:table-cell>
          <table:table-cell office:value-type="float" office:value="6.7161030531" calcext:value-type="float">
            <text:p>6.7161030531</text:p>
          </table:table-cell>
          <table:table-cell office:value-type="float" office:value="19615622" calcext:value-type="float">
            <text:p>19615622</text:p>
          </table:table-cell>
        </table:table-row>
        <table:table-row table:style-name="ro1">
          <table:table-cell office:value-type="float" office:value="367000000" calcext:value-type="float">
            <text:p>367000000</text:p>
          </table:table-cell>
          <table:table-cell office:value-type="float" office:value="6.6469599514" calcext:value-type="float">
            <text:p>6.6469599514</text:p>
          </table:table-cell>
          <table:table-cell office:value-type="float" office:value="19666438" calcext:value-type="float">
            <text:p>19666438</text:p>
          </table:table-cell>
        </table:table-row>
        <table:table-row table:style-name="ro1">
          <table:table-cell office:value-type="float" office:value="368000000" calcext:value-type="float">
            <text:p>368000000</text:p>
          </table:table-cell>
          <table:table-cell office:value-type="float" office:value="6.3047749868" calcext:value-type="float">
            <text:p>6.3047749868</text:p>
          </table:table-cell>
          <table:table-cell office:value-type="float" office:value="19717158" calcext:value-type="float">
            <text:p>19717158</text:p>
          </table:table-cell>
        </table:table-row>
        <table:table-row table:style-name="ro1">
          <table:table-cell office:value-type="float" office:value="369000000" calcext:value-type="float">
            <text:p>369000000</text:p>
          </table:table-cell>
          <table:table-cell office:value-type="float" office:value="6.6755960266" calcext:value-type="float">
            <text:p>6.6755960266</text:p>
          </table:table-cell>
          <table:table-cell office:value-type="float" office:value="19767785" calcext:value-type="float">
            <text:p>19767785</text:p>
          </table:table-cell>
        </table:table-row>
        <table:table-row table:style-name="ro1">
          <table:table-cell office:value-type="float" office:value="370000000" calcext:value-type="float">
            <text:p>370000000</text:p>
          </table:table-cell>
          <table:table-cell office:value-type="float" office:value="6.339341007" calcext:value-type="float">
            <text:p>6.339341007</text:p>
          </table:table-cell>
          <table:table-cell office:value-type="float" office:value="19818405" calcext:value-type="float">
            <text:p>19818405</text:p>
          </table:table-cell>
        </table:table-row>
        <table:table-row table:style-name="ro1">
          <table:table-cell office:value-type="float" office:value="371000000" calcext:value-type="float">
            <text:p>371000000</text:p>
          </table:table-cell>
          <table:table-cell office:value-type="float" office:value="6.569119918" calcext:value-type="float">
            <text:p>6.569119918</text:p>
          </table:table-cell>
          <table:table-cell office:value-type="float" office:value="19868876" calcext:value-type="float">
            <text:p>19868876</text:p>
          </table:table-cell>
        </table:table-row>
        <table:table-row table:style-name="ro1">
          <table:table-cell office:value-type="float" office:value="372000000" calcext:value-type="float">
            <text:p>372000000</text:p>
          </table:table-cell>
          <table:table-cell office:value-type="float" office:value="6.4225670216" calcext:value-type="float">
            <text:p>6.4225670216</text:p>
          </table:table-cell>
          <table:table-cell office:value-type="float" office:value="19919637" calcext:value-type="float">
            <text:p>19919637</text:p>
          </table:table-cell>
        </table:table-row>
        <table:table-row table:style-name="ro1">
          <table:table-cell office:value-type="float" office:value="373000000" calcext:value-type="float">
            <text:p>373000000</text:p>
          </table:table-cell>
          <table:table-cell office:value-type="float" office:value="6.701160086" calcext:value-type="float">
            <text:p>6.701160086</text:p>
          </table:table-cell>
          <table:table-cell office:value-type="float" office:value="19970208" calcext:value-type="float">
            <text:p>19970208</text:p>
          </table:table-cell>
        </table:table-row>
        <table:table-row table:style-name="ro1">
          <table:table-cell office:value-type="float" office:value="374000000" calcext:value-type="float">
            <text:p>374000000</text:p>
          </table:table-cell>
          <table:table-cell office:value-type="float" office:value="6.6276910607" calcext:value-type="float">
            <text:p>6.6276910607</text:p>
          </table:table-cell>
          <table:table-cell office:value-type="float" office:value="20020806" calcext:value-type="float">
            <text:p>20020806</text:p>
          </table:table-cell>
        </table:table-row>
        <table:table-row table:style-name="ro1">
          <table:table-cell office:value-type="float" office:value="375000000" calcext:value-type="float">
            <text:p>375000000</text:p>
          </table:table-cell>
          <table:table-cell office:value-type="float" office:value="6.4252820846" calcext:value-type="float">
            <text:p>6.4252820846</text:p>
          </table:table-cell>
          <table:table-cell office:value-type="float" office:value="20071754" calcext:value-type="float">
            <text:p>20071754</text:p>
          </table:table-cell>
        </table:table-row>
        <table:table-row table:style-name="ro1">
          <table:table-cell office:value-type="float" office:value="376000000" calcext:value-type="float">
            <text:p>376000000</text:p>
          </table:table-cell>
          <table:table-cell office:value-type="float" office:value="6.4862870923" calcext:value-type="float">
            <text:p>6.4862870923</text:p>
          </table:table-cell>
          <table:table-cell office:value-type="float" office:value="20122491" calcext:value-type="float">
            <text:p>20122491</text:p>
          </table:table-cell>
        </table:table-row>
        <table:table-row table:style-name="ro1">
          <table:table-cell office:value-type="float" office:value="377000000" calcext:value-type="float">
            <text:p>377000000</text:p>
          </table:table-cell>
          <table:table-cell office:value-type="float" office:value="6.4496658918" calcext:value-type="float">
            <text:p>6.4496658918</text:p>
          </table:table-cell>
          <table:table-cell office:value-type="float" office:value="20173239" calcext:value-type="float">
            <text:p>20173239</text:p>
          </table:table-cell>
        </table:table-row>
        <table:table-row table:style-name="ro1">
          <table:table-cell office:value-type="float" office:value="378000000" calcext:value-type="float">
            <text:p>378000000</text:p>
          </table:table-cell>
          <table:table-cell office:value-type="float" office:value="6.8408120623" calcext:value-type="float">
            <text:p>6.8408120623</text:p>
          </table:table-cell>
          <table:table-cell office:value-type="float" office:value="20224017" calcext:value-type="float">
            <text:p>20224017</text:p>
          </table:table-cell>
        </table:table-row>
        <table:table-row table:style-name="ro1">
          <table:table-cell office:value-type="float" office:value="379000000" calcext:value-type="float">
            <text:p>379000000</text:p>
          </table:table-cell>
          <table:table-cell office:value-type="float" office:value="6.5379210543" calcext:value-type="float">
            <text:p>6.5379210543</text:p>
          </table:table-cell>
          <table:table-cell office:value-type="float" office:value="20274727" calcext:value-type="float">
            <text:p>20274727</text:p>
          </table:table-cell>
        </table:table-row>
        <table:table-row table:style-name="ro1">
          <table:table-cell office:value-type="float" office:value="380000000" calcext:value-type="float">
            <text:p>380000000</text:p>
          </table:table-cell>
          <table:table-cell office:value-type="float" office:value="6.7353648958" calcext:value-type="float">
            <text:p>6.7353648958</text:p>
          </table:table-cell>
          <table:table-cell office:value-type="float" office:value="20325373" calcext:value-type="float">
            <text:p>20325373</text:p>
          </table:table-cell>
        </table:table-row>
        <table:table-row table:style-name="ro1">
          <table:table-cell office:value-type="float" office:value="381000000" calcext:value-type="float">
            <text:p>381000000</text:p>
          </table:table-cell>
          <table:table-cell office:value-type="float" office:value="6.7611799152" calcext:value-type="float">
            <text:p>6.7611799152</text:p>
          </table:table-cell>
          <table:table-cell office:value-type="float" office:value="20376135" calcext:value-type="float">
            <text:p>20376135</text:p>
          </table:table-cell>
        </table:table-row>
        <table:table-row table:style-name="ro1">
          <table:table-cell office:value-type="float" office:value="382000000" calcext:value-type="float">
            <text:p>382000000</text:p>
          </table:table-cell>
          <table:table-cell office:value-type="float" office:value="6.53453392" calcext:value-type="float">
            <text:p>6.53453392</text:p>
          </table:table-cell>
          <table:table-cell office:value-type="float" office:value="20426741" calcext:value-type="float">
            <text:p>20426741</text:p>
          </table:table-cell>
        </table:table-row>
        <table:table-row table:style-name="ro1">
          <table:table-cell office:value-type="float" office:value="383000000" calcext:value-type="float">
            <text:p>383000000</text:p>
          </table:table-cell>
          <table:table-cell office:value-type="float" office:value="6.9365829173" calcext:value-type="float">
            <text:p>6.9365829173</text:p>
          </table:table-cell>
          <table:table-cell office:value-type="float" office:value="20477362" calcext:value-type="float">
            <text:p>20477362</text:p>
          </table:table-cell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6.954582101" calcext:value-type="float">
            <text:p>6.954582101</text:p>
          </table:table-cell>
          <table:table-cell office:value-type="float" office:value="20527806" calcext:value-type="float">
            <text:p>20527806</text:p>
          </table:table-cell>
        </table:table-row>
        <table:table-row table:style-name="ro1">
          <table:table-cell office:value-type="float" office:value="385000000" calcext:value-type="float">
            <text:p>385000000</text:p>
          </table:table-cell>
          <table:table-cell office:value-type="float" office:value="6.5909339459" calcext:value-type="float">
            <text:p>6.5909339459</text:p>
          </table:table-cell>
          <table:table-cell office:value-type="float" office:value="20578460" calcext:value-type="float">
            <text:p>20578460</text:p>
          </table:table-cell>
        </table:table-row>
        <table:table-row table:style-name="ro1">
          <table:table-cell office:value-type="float" office:value="386000000" calcext:value-type="float">
            <text:p>386000000</text:p>
          </table:table-cell>
          <table:table-cell office:value-type="float" office:value="6.6725260701" calcext:value-type="float">
            <text:p>6.6725260701</text:p>
          </table:table-cell>
          <table:table-cell office:value-type="float" office:value="20628882" calcext:value-type="float">
            <text:p>20628882</text:p>
          </table:table-cell>
        </table:table-row>
        <table:table-row table:style-name="ro1">
          <table:table-cell office:value-type="float" office:value="387000000" calcext:value-type="float">
            <text:p>387000000</text:p>
          </table:table-cell>
          <table:table-cell office:value-type="float" office:value="6.6275880716" calcext:value-type="float">
            <text:p>6.6275880716</text:p>
          </table:table-cell>
          <table:table-cell office:value-type="float" office:value="20679457" calcext:value-type="float">
            <text:p>20679457</text:p>
          </table:table-cell>
        </table:table-row>
        <table:table-row table:style-name="ro1">
          <table:table-cell office:value-type="float" office:value="388000000" calcext:value-type="float">
            <text:p>388000000</text:p>
          </table:table-cell>
          <table:table-cell office:value-type="float" office:value="6.8823879981" calcext:value-type="float">
            <text:p>6.8823879981</text:p>
          </table:table-cell>
          <table:table-cell office:value-type="float" office:value="20730164" calcext:value-type="float">
            <text:p>20730164</text:p>
          </table:table-cell>
        </table:table-row>
        <table:table-row table:style-name="ro1">
          <table:table-cell office:value-type="float" office:value="389000000" calcext:value-type="float">
            <text:p>389000000</text:p>
          </table:table-cell>
          <table:table-cell office:value-type="float" office:value="6.6639500851" calcext:value-type="float">
            <text:p>6.6639500851</text:p>
          </table:table-cell>
          <table:table-cell office:value-type="float" office:value="20780642" calcext:value-type="float">
            <text:p>20780642</text:p>
          </table:table-cell>
        </table:table-row>
        <table:table-row table:style-name="ro1">
          <table:table-cell office:value-type="float" office:value="390000000" calcext:value-type="float">
            <text:p>390000000</text:p>
          </table:table-cell>
          <table:table-cell office:value-type="float" office:value="6.7394800262" calcext:value-type="float">
            <text:p>6.7394800262</text:p>
          </table:table-cell>
          <table:table-cell office:value-type="float" office:value="20831210" calcext:value-type="float">
            <text:p>20831210</text:p>
          </table:table-cell>
        </table:table-row>
        <table:table-row table:style-name="ro1">
          <table:table-cell office:value-type="float" office:value="391000000" calcext:value-type="float">
            <text:p>391000000</text:p>
          </table:table-cell>
          <table:table-cell office:value-type="float" office:value="7.0813970627" calcext:value-type="float">
            <text:p>7.0813970627</text:p>
          </table:table-cell>
          <table:table-cell office:value-type="float" office:value="20881611" calcext:value-type="float">
            <text:p>20881611</text:p>
          </table:table-cell>
        </table:table-row>
        <table:table-row table:style-name="ro1">
          <table:table-cell office:value-type="float" office:value="392000000" calcext:value-type="float">
            <text:p>392000000</text:p>
          </table:table-cell>
          <table:table-cell office:value-type="float" office:value="6.7130490256" calcext:value-type="float">
            <text:p>6.7130490256</text:p>
          </table:table-cell>
          <table:table-cell office:value-type="float" office:value="20932144" calcext:value-type="float">
            <text:p>20932144</text:p>
          </table:table-cell>
        </table:table-row>
        <table:table-row table:style-name="ro1">
          <table:table-cell office:value-type="float" office:value="393000000" calcext:value-type="float">
            <text:p>393000000</text:p>
          </table:table-cell>
          <table:table-cell office:value-type="float" office:value="6.7300909582" calcext:value-type="float">
            <text:p>6.7300909582</text:p>
          </table:table-cell>
          <table:table-cell office:value-type="float" office:value="20982841" calcext:value-type="float">
            <text:p>20982841</text:p>
          </table:table-cell>
        </table:table-row>
        <table:table-row table:style-name="ro1">
          <table:table-cell office:value-type="float" office:value="394000000" calcext:value-type="float">
            <text:p>394000000</text:p>
          </table:table-cell>
          <table:table-cell office:value-type="float" office:value="7.1497299198" calcext:value-type="float">
            <text:p>7.1497299198</text:p>
          </table:table-cell>
          <table:table-cell office:value-type="float" office:value="21033181" calcext:value-type="float">
            <text:p>21033181</text:p>
          </table:table-cell>
        </table:table-row>
        <table:table-row table:style-name="ro1">
          <table:table-cell office:value-type="float" office:value="395000000" calcext:value-type="float">
            <text:p>395000000</text:p>
          </table:table-cell>
          <table:table-cell office:value-type="float" office:value="7.076926889" calcext:value-type="float">
            <text:p>7.076926889</text:p>
          </table:table-cell>
          <table:table-cell office:value-type="float" office:value="21083785" calcext:value-type="float">
            <text:p>21083785</text:p>
          </table:table-cell>
        </table:table-row>
        <table:table-row table:style-name="ro1">
          <table:table-cell office:value-type="float" office:value="396000000" calcext:value-type="float">
            <text:p>396000000</text:p>
          </table:table-cell>
          <table:table-cell office:value-type="float" office:value="6.8009519943" calcext:value-type="float">
            <text:p>6.8009519943</text:p>
          </table:table-cell>
          <table:table-cell office:value-type="float" office:value="21134287" calcext:value-type="float">
            <text:p>21134287</text:p>
          </table:table-cell>
        </table:table-row>
        <table:table-row table:style-name="ro1">
          <table:table-cell office:value-type="float" office:value="397000000" calcext:value-type="float">
            <text:p>397000000</text:p>
          </table:table-cell>
          <table:table-cell office:value-type="float" office:value="7.1903869339" calcext:value-type="float">
            <text:p>7.1903869339</text:p>
          </table:table-cell>
          <table:table-cell office:value-type="float" office:value="21184682" calcext:value-type="float">
            <text:p>21184682</text:p>
          </table:table-cell>
        </table:table-row>
        <table:table-row table:style-name="ro1">
          <table:table-cell office:value-type="float" office:value="398000000" calcext:value-type="float">
            <text:p>398000000</text:p>
          </table:table-cell>
          <table:table-cell office:value-type="float" office:value="7.2193098904" calcext:value-type="float">
            <text:p>7.2193098904</text:p>
          </table:table-cell>
          <table:table-cell office:value-type="float" office:value="21235262" calcext:value-type="float">
            <text:p>21235262</text:p>
          </table:table-cell>
        </table:table-row>
        <table:table-row table:style-name="ro1">
          <table:table-cell office:value-type="float" office:value="399000000" calcext:value-type="float">
            <text:p>399000000</text:p>
          </table:table-cell>
          <table:table-cell office:value-type="float" office:value="7.3221629461" calcext:value-type="float">
            <text:p>7.3221629461</text:p>
          </table:table-cell>
          <table:table-cell office:value-type="float" office:value="21285617" calcext:value-type="float">
            <text:p>21285617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7.3994518877" calcext:value-type="float">
            <text:p>7.3994518877</text:p>
          </table:table-cell>
          <table:table-cell office:value-type="float" office:value="21336326" calcext:value-type="float">
            <text:p>21336326</text:p>
          </table:table-cell>
        </table:table-row>
        <table:table-row table:style-name="ro1">
          <table:table-cell office:value-type="float" office:value="401000000" calcext:value-type="float">
            <text:p>401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1T12:14:44.079808056</dc:date>
    <dc:creator>sibu </dc:creator>
    <meta:editing-duration>PT4M25S</meta:editing-duration>
    <meta:editing-cycles>2</meta:editing-cycles>
    <meta:document-statistic meta:table-count="1" meta:cell-count="12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473cm" svg:height="23.993cm" xlink:href=".." xlink:type="simple" chart:class="chart:scatter" chart:style-name="ch1">
        <chart:legend chart:legend-position="end" svg:x="42.123cm" svg:y="11.688cm" style:legend-expansion="high" chart:style-name="ch2"/>
        <chart:plot-area chart:style-name="ch3" table:cell-range-address="runtimes.B1:runtimes.B400" svg:x="0.889cm" svg:y="0.479cm" svg:width="40.345cm" svg:height="23.035cm">
          <chartooo:coordinate-region svg:x="1.347cm" svg:y="0.688cm" svg:width="39.575cm" svg:height="22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times.B1:runtimes.B400" chart:class="chart:scatter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29155">
                <text:p>0.0091529155</text:p>
                <draw:g>
                  <svg:desc>runtimes.B1:runtimes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681161">
                <text:p>0.0191681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4010008">
                <text:p>0.030401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8110018">
                <text:p>0.042811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1300503">
                <text:p>0.0521300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4470981">
                <text:p>0.0674470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4769468">
                <text:p>0.0764769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554994">
                <text:p>0.09655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4111069">
                <text:p>0.106411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8949033">
                <text:p>0.1228949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97718815">
                <text:p>0.1397718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2408898">
                <text:p>0.1512408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77239661">
                <text:p>0.1677239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2119177">
                <text:p>0.1832119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4760278">
                <text:p>0.1974760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40659573">
                <text:p>0.2140659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6560111">
                <text:p>0.235656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4568978">
                <text:p>0.2514568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83639611">
                <text:p>0.26836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04869046">
                <text:p>0.2804869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360021">
                <text:p>0.299360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97499054">
                <text:p>0.3097499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00431081">
                <text:p>0.3200431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4603104">
                <text:p>0.344603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10619424">
                <text:p>0.3510619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18889337">
                <text:p>0.3818889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65949121">
                <text:p>0.3965949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90220371">
                <text:p>0.3990220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48099106">
                <text:p>0.4248099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72860222">
                <text:p>0.4472860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81149535">
                <text:p>0.4581149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06860977">
                <text:p>0.4606860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94120481">
                <text:p>0.4894120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10309144">
                <text:p>0.5110309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51790684">
                <text:p>0.5151790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25651006">
                <text:p>0.5425651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99690713">
                <text:p>0.5599690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56698961">
                <text:p>0.5556698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43219128">
                <text:p>0.5943219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46550123">
                <text:p>0.5946550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11669189">
                <text:p>0.6211669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19523999">
                <text:p>0.619523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11978959">
                <text:p>0.66119789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75819347">
                <text:p>0.6775819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24630511">
                <text:p>0.6624630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75799138">
                <text:p>0.7175799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88320272">
                <text:p>0.6988320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69940085">
                <text:p>0.7469940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411695">
                <text:p>0.75411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88478969">
                <text:p>0.7888478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59220747">
                <text:p>0.7659220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0261942">
                <text:p>0.800261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283270355">
                <text:p>0.8283270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49968939">
                <text:p>0.8549968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242439307">
                <text:p>0.8242439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43750318">
                <text:p>0.8743750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77760553">
                <text:p>0.9077760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8984929">
                <text:p>0.898984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68879509">
                <text:p>0.9268879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37370853">
                <text:p>0.9437370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2717052">
                <text:p>0.932717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4303996">
                <text:p>0.934303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05599471">
                <text:p>1.0105599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37860437">
                <text:p>0.9837860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1988936">
                <text:p>0.991988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502859005">
                <text:p>1.0502859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574260792">
                <text:p>1.0574260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7231073">
                <text:p>1.0672310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6502942">
                <text:p>1.056502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14600642">
                <text:p>1.0614600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082060076">
                <text:p>1.1082060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7847909">
                <text:p>1.137847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68902078">
                <text:p>1.1689020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870990731">
                <text:p>1.1870990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432790052">
                <text:p>1.1432790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176761136">
                <text:p>1.2176761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742670126">
                <text:p>1.1742670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402869817">
                <text:p>1.2402869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91490672">
                <text:p>1.2191490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92574027">
                <text:p>1.292574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51940229">
                <text:p>1.25519402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239029425">
                <text:p>1.3239029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30970606">
                <text:p>1.2730970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564869279">
                <text:p>1.3564869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206370964">
                <text:p>1.3206370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00279308">
                <text:p>1.3200279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06190334">
                <text:p>1.350619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7404039">
                <text:p>1.367404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3857914">
                <text:p>1.383857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967500083">
                <text:p>1.3967500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66424921">
                <text:p>1.466424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34245962">
                <text:p>1.434245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867319462">
                <text:p>1.4867319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68079217">
                <text:p>1.46680792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206739425">
                <text:p>1.52067394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72010015">
                <text:p>1.5672010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8859097">
                <text:p>1.568859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013288938">
                <text:p>1.6013288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496459914">
                <text:p>1.5496459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518090751">
                <text:p>1.55180907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28010807">
                <text:p>1.6528010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020260026">
                <text:p>1.6020260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749511099">
                <text:p>1.6749511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221868877">
                <text:p>1.72218688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3925969">
                <text:p>1.693925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411641032">
                <text:p>1.7411641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663129912">
                <text:p>1.7663129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869780419">
                <text:p>1.78697804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059089722">
                <text:p>1.80590897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889538907">
                <text:p>1.7889538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568300942">
                <text:p>1.7568300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534250234">
                <text:p>1.85342502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821970352">
                <text:p>1.7821970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75460025">
                <text:p>1.8975460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40988868">
                <text:p>1.83409888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684039845">
                <text:p>1.9684039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995040535">
                <text:p>1.9995040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740469553">
                <text:p>1.87404695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779669374">
                <text:p>1.8779669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198450857">
                <text:p>1.9198450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89920402">
                <text:p>1.9989920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398399804">
                <text:p>2.0398399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682119257">
                <text:p>1.96821192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524269005">
                <text:p>2.0524269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924588834">
                <text:p>2.09245888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084521126">
                <text:p>2.1084521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951329795">
                <text:p>1.9951329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331739011">
                <text:p>2.0331739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232271119">
                <text:p>2.12322711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785909678">
                <text:p>2.1785909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851261166">
                <text:p>2.0851261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94860385">
                <text:p>2.10948603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498129969">
                <text:p>2.1498129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297609462">
                <text:p>2.2297609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179968861">
                <text:p>2.21799688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743369661">
                <text:p>2.1743369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788990878">
                <text:p>2.17889908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851110678">
                <text:p>2.2851110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211660693">
                <text:p>2.2211660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377840576">
                <text:p>2.3377840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501839662">
                <text:p>2.25018396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799750344">
                <text:p>2.2799750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146649912">
                <text:p>2.3146649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05390077">
                <text:p>2.405390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079580635">
                <text:p>2.3079580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644740775">
                <text:p>2.3644740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994420333">
                <text:p>2.4994420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825100658">
                <text:p>2.4825100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214351096">
                <text:p>2.5214351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33662103">
                <text:p>2.533662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294530056">
                <text:p>2.5294530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342829596">
                <text:p>2.4342829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525589727">
                <text:p>2.4525589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69326898">
                <text:p>2.4693268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977220365">
                <text:p>2.59772203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991719985">
                <text:p>2.49917199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234041127">
                <text:p>2.5234041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615719764">
                <text:p>2.56157197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738768937">
                <text:p>2.67387689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878880867">
                <text:p>2.6878880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835700212">
                <text:p>2.58357002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216449877">
                <text:p>2.62164498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508539733">
                <text:p>2.6508539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263749416">
                <text:p>2.6263749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016140458">
                <text:p>2.80161404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573470905">
                <text:p>2.65734709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412598952">
                <text:p>2.8412598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291399701">
                <text:p>2.72913997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467189846">
                <text:p>2.7467189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474870842">
                <text:p>2.74748708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284098929">
                <text:p>2.8284098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991530521">
                <text:p>2.79915305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902250929">
                <text:p>2.79022509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068339394">
                <text:p>2.80683393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66159492">
                <text:p>2.84661594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39663983">
                <text:p>2.8396639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912529623">
                <text:p>2.8912529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603479939">
                <text:p>2.86034799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115170152">
                <text:p>2.9115170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751150032">
                <text:p>3.07511500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245860454">
                <text:p>2.9245860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782830453">
                <text:p>2.9782830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107158844">
                <text:p>3.01071588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604649115">
                <text:p>3.060464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562639236">
                <text:p>3.15626392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36817967">
                <text:p>3.0368179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730599679">
                <text:p>3.1730599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499248923">
                <text:p>3.0499248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883730043">
                <text:p>3.18837300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210210303">
                <text:p>3.2210210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239551095">
                <text:p>3.1239551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594150405">
                <text:p>3.2594150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366310615">
                <text:p>3.2366310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428520821">
                <text:p>3.1428520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591909322">
                <text:p>3.15919093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832559913">
                <text:p>3.1832559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88991053">
                <text:p>3.22889910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837328967">
                <text:p>3.1837328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4141209878">
                <text:p>3.41412098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856759821">
                <text:p>3.28567598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828140007">
                <text:p>3.2828140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739839714">
                <text:p>3.47398397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249630614">
                <text:p>3.32496306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617260105">
                <text:p>3.3617260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365968883">
                <text:p>3.3365968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486389958">
                <text:p>3.54863899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5647300145">
                <text:p>3.56473001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3814868913">
                <text:p>3.3814868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429009834">
                <text:p>3.44290098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5084649865">
                <text:p>3.5084649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652269916">
                <text:p>3.4652269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890690954">
                <text:p>3.48906909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680310922">
                <text:p>3.4680310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318570391">
                <text:p>3.5318570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7065390058">
                <text:p>3.70653900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171108828">
                <text:p>3.51711088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392640964">
                <text:p>3.53926409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861319793">
                <text:p>3.5861319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822790941">
                <text:p>3.58227909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645630298">
                <text:p>3.66456302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216619502">
                <text:p>3.8216619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646509456">
                <text:p>3.66465094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815750735">
                <text:p>3.68157507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8381910123">
                <text:p>3.83819101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7203548957">
                <text:p>3.72035489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315150855">
                <text:p>3.73151508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786600435">
                <text:p>3.77866004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937338868">
                <text:p>3.79373388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389130325">
                <text:p>3.7389130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789178974">
                <text:p>3.97891789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831818815">
                <text:p>3.78318188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419770387">
                <text:p>3.8419770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352641157">
                <text:p>3.83526411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647470882">
                <text:p>3.86474708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0679669906">
                <text:p>4.0679669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095256005">
                <text:p>4.095256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1033809019">
                <text:p>4.10338090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474018943">
                <text:p>3.9474018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0339700156">
                <text:p>4.03397001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0118870905">
                <text:p>4.01188709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939891002">
                <text:p>3.9939891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826198952">
                <text:p>4.08261989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732500912">
                <text:p>4.2732500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423719239">
                <text:p>4.24237192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264649032">
                <text:p>4.0264649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4628770393">
                <text:p>4.46287703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94822084">
                <text:p>4.0948220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050349666">
                <text:p>4.10503496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417295048">
                <text:p>4.417295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3120021074">
                <text:p>4.31200210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1310410718">
                <text:p>4.13104107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3448450114">
                <text:p>4.3448450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3667549228">
                <text:p>4.36675492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96849938">
                <text:p>4.3968499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862300669">
                <text:p>4.18623006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09086934">
                <text:p>4.2090869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4773789783">
                <text:p>4.47737897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4544779826">
                <text:p>4.45447798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3065380435">
                <text:p>4.30653804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58449724">
                <text:p>4.53584497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151470221">
                <text:p>4.31514702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477660784">
                <text:p>4.34776607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4631780522">
                <text:p>4.46317805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4056849471">
                <text:p>4.4056849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75301117">
                <text:p>4.375301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790630128">
                <text:p>4.6790630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7992531046">
                <text:p>4.79925310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128100605">
                <text:p>4.6128100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871799823">
                <text:p>4.68717998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5202361077">
                <text:p>4.5202361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539484068">
                <text:p>4.5394840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5241849643">
                <text:p>4.52418496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685099045">
                <text:p>4.7685099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7863706">
                <text:p>4.778637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5960898979">
                <text:p>4.59608989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358278823">
                <text:p>4.83582788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805919231">
                <text:p>4.5805919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6485350585">
                <text:p>4.6485350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822070098">
                <text:p>4.88220700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900849881">
                <text:p>4.69008498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45352065">
                <text:p>4.6453520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9169380095">
                <text:p>4.91693800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7949059591">
                <text:p>4.7949059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666279544">
                <text:p>4.96662795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9440650536">
                <text:p>4.94406505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9643399712">
                <text:p>4.96433997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0311110697">
                <text:p>5.03111106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820067084">
                <text:p>4.8200670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8286448978">
                <text:p>4.82864489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857487081">
                <text:p>4.8574870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9149978966">
                <text:p>4.91499789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0637388982">
                <text:p>5.06373889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277510544">
                <text:p>5.02775105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9083370512">
                <text:p>4.90833705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9466330743">
                <text:p>4.94663307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9023400274">
                <text:p>4.90234002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697949562">
                <text:p>5.16979495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2333499173">
                <text:p>5.23334991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0116070553">
                <text:p>5.01160705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9705849647">
                <text:p>4.97058496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060670071">
                <text:p>5.0606700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0094839144">
                <text:p>5.0094839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0698919966">
                <text:p>5.06989199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1253440024">
                <text:p>5.1253440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574479846">
                <text:p>5.05744798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3801611149">
                <text:p>5.38016111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879401172">
                <text:p>5.08794011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1595000665">
                <text:p>5.1595000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1263260242">
                <text:p>5.1263260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2155680775">
                <text:p>5.2155680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162000013">
                <text:p>5.1620000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4459630714">
                <text:p>5.4459630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5081530721">
                <text:p>5.50815307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5190079818">
                <text:p>5.51900798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4973219053">
                <text:p>5.49732190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2455720123">
                <text:p>5.24557201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415560885">
                <text:p>5.415560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2854361182">
                <text:p>5.28543611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3067820938">
                <text:p>5.30678209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3596450391">
                <text:p>5.35964503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3369860215">
                <text:p>5.33698602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4199820064">
                <text:p>5.41998200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4406670363">
                <text:p>5.44066703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4535330125">
                <text:p>5.4535330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6851010917">
                <text:p>5.68510109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4854269251">
                <text:p>5.48542692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169179027">
                <text:p>5.51691790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7411979974">
                <text:p>5.7411979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4695150273">
                <text:p>5.46951502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499734894">
                <text:p>5.4997348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5853479895">
                <text:p>5.5853479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312399398">
                <text:p>5.53123993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8551000959">
                <text:p>5.85510009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6293099855">
                <text:p>5.62930998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5871811128">
                <text:p>5.58718111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44543918">
                <text:p>5.9445439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8971960729">
                <text:p>5.89719607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9614639068">
                <text:p>5.96146390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6446698953">
                <text:p>5.64466989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317600856">
                <text:p>5.73176008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0279430956">
                <text:p>6.02794309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6888238905">
                <text:p>5.68882389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7920880152">
                <text:p>5.7920880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7296778974">
                <text:p>5.72967789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136570094">
                <text:p>5.81365700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7661229392">
                <text:p>5.76612293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8547809798">
                <text:p>5.85478097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0422441049">
                <text:p>6.04224410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8182011143">
                <text:p>5.81820111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9495510936">
                <text:p>5.94955109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9310959951">
                <text:p>5.93109599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8869868892">
                <text:p>5.88698688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2396320724">
                <text:p>6.2396320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213871928">
                <text:p>6.2138719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9209070697">
                <text:p>5.92090706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0377429888">
                <text:p>6.03774298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551383035">
                <text:p>6.551383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897949524">
                <text:p>6.48979495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328198884">
                <text:p>6.13281988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4206780808">
                <text:p>6.42067808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7484879151">
                <text:p>6.74848791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82011095">
                <text:p>6.1820110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2481179249">
                <text:p>6.24811792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571656979">
                <text:p>6.5716569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4561989258">
                <text:p>6.4561989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7161030531">
                <text:p>6.7161030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6469599514">
                <text:p>6.64695995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3047749868">
                <text:p>6.30477498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6755960266">
                <text:p>6.67559602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339341007">
                <text:p>6.3393410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569119918">
                <text:p>6.569119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4225670216">
                <text:p>6.4225670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701160086">
                <text:p>6.7011600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6276910607">
                <text:p>6.62769106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4252820846">
                <text:p>6.42528208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4862870923">
                <text:p>6.48628709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4496658918">
                <text:p>6.44966589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8408120623">
                <text:p>6.84081206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5379210543">
                <text:p>6.53792105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7353648958">
                <text:p>6.73536489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7611799152">
                <text:p>6.76117991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53453392">
                <text:p>6.534533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9365829173">
                <text:p>6.93658291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954582101">
                <text:p>6.9545821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5909339459">
                <text:p>6.59093394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6725260701">
                <text:p>6.67252607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6275880716">
                <text:p>6.62758807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8823879981">
                <text:p>6.88238799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6639500851">
                <text:p>6.66395008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7394800262">
                <text:p>6.73948002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0813970627">
                <text:p>7.0813970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7130490256">
                <text:p>6.7130490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7300909582">
                <text:p>6.73009095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497299198">
                <text:p>7.14972991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076926889">
                <text:p>7.076926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8009519943">
                <text:p>6.80095199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903869339">
                <text:p>7.19038693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2193098904">
                <text:p>7.21930989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3221629461">
                <text:p>7.32216294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3994518877">
                <text:p>7.3994518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864cm" svg:height="21.044cm" xlink:href=".." xlink:type="simple" chart:class="chart:scatter" chart:style-name="ch1">
        <chart:legend chart:legend-position="end" svg:x="43.485cm" svg:y="10.214cm" style:legend-expansion="high" chart:style-name="ch2"/>
        <chart:plot-area chart:style-name="ch3" table:cell-range-address="runtimes.A1:runtimes.A401 runtimes.C1:runtimes.C400" svg:x="0.917cm" svg:y="0.42cm" svg:width="41.651cm" svg:height="20.204cm">
          <chartooo:coordinate-region svg:x="2.822cm" svg:y="0.628cm" svg:width="38.814cm" svg:height="19.33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untimes.C1:runtimes.C400" chart:class="chart:scatter">
            <chart:domain table:cell-range-address="runtimes.A1:runtimes.A401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runtimes.A1:runtimes.A401</svg:desc>
                </draw:g>
              </table:table-cell>
              <table:table-cell office:value-type="float" office:value="78498">
                <text:p>78498</text:p>
                <draw:g>
                  <svg:desc>runtimes.C1:runtimes.C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148933">
                <text:p>148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216816">
                <text:p>216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283146">
                <text:p>283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48513">
                <text:p>348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412849">
                <text:p>412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476648">
                <text:p>476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539777">
                <text:p>539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602489">
                <text:p>602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664579">
                <text:p>664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">
                <text:p>11000000</text:p>
              </table:table-cell>
              <table:table-cell office:value-type="float" office:value="726517">
                <text:p>726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">
                <text:p>12000000</text:p>
              </table:table-cell>
              <table:table-cell office:value-type="float" office:value="788060">
                <text:p>788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">
                <text:p>13000000</text:p>
              </table:table-cell>
              <table:table-cell office:value-type="float" office:value="849252">
                <text:p>849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">
                <text:p>14000000</text:p>
              </table:table-cell>
              <table:table-cell office:value-type="float" office:value="910077">
                <text:p>910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">
                <text:p>15000000</text:p>
              </table:table-cell>
              <table:table-cell office:value-type="float" office:value="970704">
                <text:p>970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">
                <text:p>16000000</text:p>
              </table:table-cell>
              <table:table-cell office:value-type="float" office:value="1031130">
                <text:p>1031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">
                <text:p>17000000</text:p>
              </table:table-cell>
              <table:table-cell office:value-type="float" office:value="1091314">
                <text:p>1091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">
                <text:p>18000000</text:p>
              </table:table-cell>
              <table:table-cell office:value-type="float" office:value="1151367">
                <text:p>1151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">
                <text:p>19000000</text:p>
              </table:table-cell>
              <table:table-cell office:value-type="float" office:value="1211050">
                <text:p>12110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">
                <text:p>20000000</text:p>
              </table:table-cell>
              <table:table-cell office:value-type="float" office:value="1270607">
                <text:p>1270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">
                <text:p>21000000</text:p>
              </table:table-cell>
              <table:table-cell office:value-type="float" office:value="1329943">
                <text:p>132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">
                <text:p>22000000</text:p>
              </table:table-cell>
              <table:table-cell office:value-type="float" office:value="1389261">
                <text:p>1389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">
                <text:p>23000000</text:p>
              </table:table-cell>
              <table:table-cell office:value-type="float" office:value="1448221">
                <text:p>1448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">
                <text:p>24000000</text:p>
              </table:table-cell>
              <table:table-cell office:value-type="float" office:value="1507122">
                <text:p>1507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">
                <text:p>25000000</text:p>
              </table:table-cell>
              <table:table-cell office:value-type="float" office:value="1565927">
                <text:p>1565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">
                <text:p>26000000</text:p>
              </table:table-cell>
              <table:table-cell office:value-type="float" office:value="1624527">
                <text:p>1624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">
                <text:p>27000000</text:p>
              </table:table-cell>
              <table:table-cell office:value-type="float" office:value="1683065">
                <text:p>1683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">
                <text:p>28000000</text:p>
              </table:table-cell>
              <table:table-cell office:value-type="float" office:value="1741430">
                <text:p>1741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">
                <text:p>29000000</text:p>
              </table:table-cell>
              <table:table-cell office:value-type="float" office:value="1799676">
                <text:p>1799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">
                <text:p>30000000</text:p>
              </table:table-cell>
              <table:table-cell office:value-type="float" office:value="1857859">
                <text:p>1857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">
                <text:p>31000000</text:p>
              </table:table-cell>
              <table:table-cell office:value-type="float" office:value="1915979">
                <text:p>1915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">
                <text:p>32000000</text:p>
              </table:table-cell>
              <table:table-cell office:value-type="float" office:value="1973815">
                <text:p>1973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">
                <text:p>33000000</text:p>
              </table:table-cell>
              <table:table-cell office:value-type="float" office:value="2031667">
                <text:p>2031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">
                <text:p>34000000</text:p>
              </table:table-cell>
              <table:table-cell office:value-type="float" office:value="2089379">
                <text:p>2089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">
                <text:p>35000000</text:p>
              </table:table-cell>
              <table:table-cell office:value-type="float" office:value="2146775">
                <text:p>214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">
                <text:p>36000000</text:p>
              </table:table-cell>
              <table:table-cell office:value-type="float" office:value="2204262">
                <text:p>2204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">
                <text:p>37000000</text:p>
              </table:table-cell>
              <table:table-cell office:value-type="float" office:value="2261623">
                <text:p>226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">
                <text:p>38000000</text:p>
              </table:table-cell>
              <table:table-cell office:value-type="float" office:value="2318966">
                <text:p>2318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">
                <text:p>39000000</text:p>
              </table:table-cell>
              <table:table-cell office:value-type="float" office:value="2376402">
                <text:p>2376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">
                <text:p>40000000</text:p>
              </table:table-cell>
              <table:table-cell office:value-type="float" office:value="2433654">
                <text:p>2433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">
                <text:p>41000000</text:p>
              </table:table-cell>
              <table:table-cell office:value-type="float" office:value="2490756">
                <text:p>2490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">
                <text:p>42000000</text:p>
              </table:table-cell>
              <table:table-cell office:value-type="float" office:value="2547620">
                <text:p>25476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0">
                <text:p>43000000</text:p>
              </table:table-cell>
              <table:table-cell office:value-type="float" office:value="2604535">
                <text:p>2604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0">
                <text:p>44000000</text:p>
              </table:table-cell>
              <table:table-cell office:value-type="float" office:value="2661384">
                <text:p>2661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0">
                <text:p>45000000</text:p>
              </table:table-cell>
              <table:table-cell office:value-type="float" office:value="2718160">
                <text:p>27181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0">
                <text:p>46000000</text:p>
              </table:table-cell>
              <table:table-cell office:value-type="float" office:value="2775053">
                <text:p>2775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0">
                <text:p>47000000</text:p>
              </table:table-cell>
              <table:table-cell office:value-type="float" office:value="2831693">
                <text:p>2831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0">
                <text:p>48000000</text:p>
              </table:table-cell>
              <table:table-cell office:value-type="float" office:value="2888144">
                <text:p>2888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0">
                <text:p>49000000</text:p>
              </table:table-cell>
              <table:table-cell office:value-type="float" office:value="2944531">
                <text:p>2944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0">
                <text:p>50000000</text:p>
              </table:table-cell>
              <table:table-cell office:value-type="float" office:value="3001134">
                <text:p>3001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0">
                <text:p>51000000</text:p>
              </table:table-cell>
              <table:table-cell office:value-type="float" office:value="3057494">
                <text:p>3057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0">
                <text:p>52000000</text:p>
              </table:table-cell>
              <table:table-cell office:value-type="float" office:value="3113843">
                <text:p>3113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0">
                <text:p>53000000</text:p>
              </table:table-cell>
              <table:table-cell office:value-type="float" office:value="3170052">
                <text:p>3170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0">
                <text:p>54000000</text:p>
              </table:table-cell>
              <table:table-cell office:value-type="float" office:value="3226203">
                <text:p>3226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0">
                <text:p>55000000</text:p>
              </table:table-cell>
              <table:table-cell office:value-type="float" office:value="3282200">
                <text:p>3282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0">
                <text:p>56000000</text:p>
              </table:table-cell>
              <table:table-cell office:value-type="float" office:value="3338330">
                <text:p>33383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0">
                <text:p>57000000</text:p>
              </table:table-cell>
              <table:table-cell office:value-type="float" office:value="3394435">
                <text:p>3394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0">
                <text:p>58000000</text:p>
              </table:table-cell>
              <table:table-cell office:value-type="float" office:value="3450336">
                <text:p>3450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0">
                <text:p>59000000</text:p>
              </table:table-cell>
              <table:table-cell office:value-type="float" office:value="3506314">
                <text:p>3506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0">
                <text:p>60000000</text:p>
              </table:table-cell>
              <table:table-cell office:value-type="float" office:value="3562115">
                <text:p>3562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0">
                <text:p>61000000</text:p>
              </table:table-cell>
              <table:table-cell office:value-type="float" office:value="3618045">
                <text:p>3618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0">
                <text:p>62000000</text:p>
              </table:table-cell>
              <table:table-cell office:value-type="float" office:value="3673600">
                <text:p>367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0">
                <text:p>63000000</text:p>
              </table:table-cell>
              <table:table-cell office:value-type="float" office:value="3729306">
                <text:p>3729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0">
                <text:p>64000000</text:p>
              </table:table-cell>
              <table:table-cell office:value-type="float" office:value="3785086">
                <text:p>3785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0">
                <text:p>65000000</text:p>
              </table:table-cell>
              <table:table-cell office:value-type="float" office:value="3840554">
                <text:p>3840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0">
                <text:p>66000000</text:p>
              </table:table-cell>
              <table:table-cell office:value-type="float" office:value="3896123">
                <text:p>3896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0">
                <text:p>67000000</text:p>
              </table:table-cell>
              <table:table-cell office:value-type="float" office:value="3951767">
                <text:p>39517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0">
                <text:p>68000000</text:p>
              </table:table-cell>
              <table:table-cell office:value-type="float" office:value="4007342">
                <text:p>4007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0">
                <text:p>69000000</text:p>
              </table:table-cell>
              <table:table-cell office:value-type="float" office:value="4062674">
                <text:p>406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0">
                <text:p>70000000</text:p>
              </table:table-cell>
              <table:table-cell office:value-type="float" office:value="4118064">
                <text:p>4118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0">
                <text:p>71000000</text:p>
              </table:table-cell>
              <table:table-cell office:value-type="float" office:value="4173373">
                <text:p>4173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0">
                <text:p>72000000</text:p>
              </table:table-cell>
              <table:table-cell office:value-type="float" office:value="4228658">
                <text:p>4228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0">
                <text:p>73000000</text:p>
              </table:table-cell>
              <table:table-cell office:value-type="float" office:value="4284089">
                <text:p>4284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0">
                <text:p>74000000</text:p>
              </table:table-cell>
              <table:table-cell office:value-type="float" office:value="4339254">
                <text:p>43392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0">
                <text:p>75000000</text:p>
              </table:table-cell>
              <table:table-cell office:value-type="float" office:value="4394304">
                <text:p>439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0">
                <text:p>76000000</text:p>
              </table:table-cell>
              <table:table-cell office:value-type="float" office:value="4449611">
                <text:p>44496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0">
                <text:p>77000000</text:p>
              </table:table-cell>
              <table:table-cell office:value-type="float" office:value="4504535">
                <text:p>4504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0">
                <text:p>78000000</text:p>
              </table:table-cell>
              <table:table-cell office:value-type="float" office:value="4559544">
                <text:p>4559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0">
                <text:p>79000000</text:p>
              </table:table-cell>
              <table:table-cell office:value-type="float" office:value="4614444">
                <text:p>461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0">
                <text:p>80000000</text:p>
              </table:table-cell>
              <table:table-cell office:value-type="float" office:value="4669382">
                <text:p>4669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0">
                <text:p>81000000</text:p>
              </table:table-cell>
              <table:table-cell office:value-type="float" office:value="4724409">
                <text:p>4724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0">
                <text:p>82000000</text:p>
              </table:table-cell>
              <table:table-cell office:value-type="float" office:value="4779430">
                <text:p>47794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0">
                <text:p>83000000</text:p>
              </table:table-cell>
              <table:table-cell office:value-type="float" office:value="4834317">
                <text:p>48343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0">
                <text:p>84000000</text:p>
              </table:table-cell>
              <table:table-cell office:value-type="float" office:value="4889139">
                <text:p>4889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0">
                <text:p>85000000</text:p>
              </table:table-cell>
              <table:table-cell office:value-type="float" office:value="4943731">
                <text:p>49437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0">
                <text:p>86000000</text:p>
              </table:table-cell>
              <table:table-cell office:value-type="float" office:value="4998470">
                <text:p>49984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0">
                <text:p>87000000</text:p>
              </table:table-cell>
              <table:table-cell office:value-type="float" office:value="5053180">
                <text:p>5053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0">
                <text:p>88000000</text:p>
              </table:table-cell>
              <table:table-cell office:value-type="float" office:value="5107832">
                <text:p>5107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0">
                <text:p>89000000</text:p>
              </table:table-cell>
              <table:table-cell office:value-type="float" office:value="5162565">
                <text:p>5162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0">
                <text:p>90000000</text:p>
              </table:table-cell>
              <table:table-cell office:value-type="float" office:value="5216954">
                <text:p>5216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0">
                <text:p>91000000</text:p>
              </table:table-cell>
              <table:table-cell office:value-type="float" office:value="5271659">
                <text:p>5271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0">
                <text:p>92000000</text:p>
              </table:table-cell>
              <table:table-cell office:value-type="float" office:value="5326237">
                <text:p>5326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0">
                <text:p>93000000</text:p>
              </table:table-cell>
              <table:table-cell office:value-type="float" office:value="5380681">
                <text:p>53806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0">
                <text:p>94000000</text:p>
              </table:table-cell>
              <table:table-cell office:value-type="float" office:value="5435104">
                <text:p>5435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0">
                <text:p>95000000</text:p>
              </table:table-cell>
              <table:table-cell office:value-type="float" office:value="5489749">
                <text:p>54897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0">
                <text:p>96000000</text:p>
              </table:table-cell>
              <table:table-cell office:value-type="float" office:value="5544201">
                <text:p>5544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0">
                <text:p>97000000</text:p>
              </table:table-cell>
              <table:table-cell office:value-type="float" office:value="5598565">
                <text:p>5598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0">
                <text:p>98000000</text:p>
              </table:table-cell>
              <table:table-cell office:value-type="float" office:value="5652996">
                <text:p>5652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0">
                <text:p>99000000</text:p>
              </table:table-cell>
              <table:table-cell office:value-type="float" office:value="5707123">
                <text:p>5707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761455">
                <text:p>5761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00">
                <text:p>101000000</text:p>
              </table:table-cell>
              <table:table-cell office:value-type="float" office:value="5815663">
                <text:p>58156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00">
                <text:p>102000000</text:p>
              </table:table-cell>
              <table:table-cell office:value-type="float" office:value="5869979">
                <text:p>5869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00">
                <text:p>103000000</text:p>
              </table:table-cell>
              <table:table-cell office:value-type="float" office:value="5924283">
                <text:p>5924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00">
                <text:p>104000000</text:p>
              </table:table-cell>
              <table:table-cell office:value-type="float" office:value="5978489">
                <text:p>5978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00">
                <text:p>105000000</text:p>
              </table:table-cell>
              <table:table-cell office:value-type="float" office:value="6032696">
                <text:p>6032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00">
                <text:p>106000000</text:p>
              </table:table-cell>
              <table:table-cell office:value-type="float" office:value="6086767">
                <text:p>6086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00">
                <text:p>107000000</text:p>
              </table:table-cell>
              <table:table-cell office:value-type="float" office:value="6140828">
                <text:p>6140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00">
                <text:p>108000000</text:p>
              </table:table-cell>
              <table:table-cell office:value-type="float" office:value="6194963">
                <text:p>6194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00">
                <text:p>109000000</text:p>
              </table:table-cell>
              <table:table-cell office:value-type="float" office:value="6249178">
                <text:p>6249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00">
                <text:p>110000000</text:p>
              </table:table-cell>
              <table:table-cell office:value-type="float" office:value="6303309">
                <text:p>63033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00">
                <text:p>111000000</text:p>
              </table:table-cell>
              <table:table-cell office:value-type="float" office:value="6357241">
                <text:p>6357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00">
                <text:p>112000000</text:p>
              </table:table-cell>
              <table:table-cell office:value-type="float" office:value="6411057">
                <text:p>64110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00">
                <text:p>113000000</text:p>
              </table:table-cell>
              <table:table-cell office:value-type="float" office:value="6465061">
                <text:p>64650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00">
                <text:p>114000000</text:p>
              </table:table-cell>
              <table:table-cell office:value-type="float" office:value="6518853">
                <text:p>6518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00">
                <text:p>115000000</text:p>
              </table:table-cell>
              <table:table-cell office:value-type="float" office:value="6572650">
                <text:p>65726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00">
                <text:p>116000000</text:p>
              </table:table-cell>
              <table:table-cell office:value-type="float" office:value="6626563">
                <text:p>66265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00">
                <text:p>117000000</text:p>
              </table:table-cell>
              <table:table-cell office:value-type="float" office:value="6680446">
                <text:p>66804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00">
                <text:p>118000000</text:p>
              </table:table-cell>
              <table:table-cell office:value-type="float" office:value="6734218">
                <text:p>6734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00">
                <text:p>119000000</text:p>
              </table:table-cell>
              <table:table-cell office:value-type="float" office:value="6787896">
                <text:p>6787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00">
                <text:p>120000000</text:p>
              </table:table-cell>
              <table:table-cell office:value-type="float" office:value="6841648">
                <text:p>6841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00">
                <text:p>121000000</text:p>
              </table:table-cell>
              <table:table-cell office:value-type="float" office:value="6895267">
                <text:p>6895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00">
                <text:p>122000000</text:p>
              </table:table-cell>
              <table:table-cell office:value-type="float" office:value="6949036">
                <text:p>6949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00">
                <text:p>123000000</text:p>
              </table:table-cell>
              <table:table-cell office:value-type="float" office:value="7002672">
                <text:p>7002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00">
                <text:p>124000000</text:p>
              </table:table-cell>
              <table:table-cell office:value-type="float" office:value="7056480">
                <text:p>70564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00">
                <text:p>125000000</text:p>
              </table:table-cell>
              <table:table-cell office:value-type="float" office:value="7110142">
                <text:p>7110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00">
                <text:p>126000000</text:p>
              </table:table-cell>
              <table:table-cell office:value-type="float" office:value="7163814">
                <text:p>71638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00">
                <text:p>127000000</text:p>
              </table:table-cell>
              <table:table-cell office:value-type="float" office:value="7217427">
                <text:p>72174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00">
                <text:p>128000000</text:p>
              </table:table-cell>
              <table:table-cell office:value-type="float" office:value="7271035">
                <text:p>7271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00">
                <text:p>129000000</text:p>
              </table:table-cell>
              <table:table-cell office:value-type="float" office:value="7324733">
                <text:p>7324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00">
                <text:p>130000000</text:p>
              </table:table-cell>
              <table:table-cell office:value-type="float" office:value="7378187">
                <text:p>73781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00">
                <text:p>131000000</text:p>
              </table:table-cell>
              <table:table-cell office:value-type="float" office:value="7431705">
                <text:p>7431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00">
                <text:p>132000000</text:p>
              </table:table-cell>
              <table:table-cell office:value-type="float" office:value="7485189">
                <text:p>74851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00">
                <text:p>133000000</text:p>
              </table:table-cell>
              <table:table-cell office:value-type="float" office:value="7538552">
                <text:p>75385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00">
                <text:p>134000000</text:p>
              </table:table-cell>
              <table:table-cell office:value-type="float" office:value="7591934">
                <text:p>7591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00">
                <text:p>135000000</text:p>
              </table:table-cell>
              <table:table-cell office:value-type="float" office:value="7645461">
                <text:p>7645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00">
                <text:p>136000000</text:p>
              </table:table-cell>
              <table:table-cell office:value-type="float" office:value="7698729">
                <text:p>76987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00">
                <text:p>137000000</text:p>
              </table:table-cell>
              <table:table-cell office:value-type="float" office:value="7752208">
                <text:p>7752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00">
                <text:p>138000000</text:p>
              </table:table-cell>
              <table:table-cell office:value-type="float" office:value="7805490">
                <text:p>78054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00">
                <text:p>139000000</text:p>
              </table:table-cell>
              <table:table-cell office:value-type="float" office:value="7858828">
                <text:p>78588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00">
                <text:p>140000000</text:p>
              </table:table-cell>
              <table:table-cell office:value-type="float" office:value="7912199">
                <text:p>79121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00">
                <text:p>141000000</text:p>
              </table:table-cell>
              <table:table-cell office:value-type="float" office:value="7965300">
                <text:p>79653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00">
                <text:p>142000000</text:p>
              </table:table-cell>
              <table:table-cell office:value-type="float" office:value="8018617">
                <text:p>80186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00">
                <text:p>143000000</text:p>
              </table:table-cell>
              <table:table-cell office:value-type="float" office:value="8072049">
                <text:p>8072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00">
                <text:p>144000000</text:p>
              </table:table-cell>
              <table:table-cell office:value-type="float" office:value="8125404">
                <text:p>8125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00">
                <text:p>145000000</text:p>
              </table:table-cell>
              <table:table-cell office:value-type="float" office:value="8178593">
                <text:p>81785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00">
                <text:p>146000000</text:p>
              </table:table-cell>
              <table:table-cell office:value-type="float" office:value="8231786">
                <text:p>8231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000">
                <text:p>147000000</text:p>
              </table:table-cell>
              <table:table-cell office:value-type="float" office:value="8285087">
                <text:p>8285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000">
                <text:p>148000000</text:p>
              </table:table-cell>
              <table:table-cell office:value-type="float" office:value="8338205">
                <text:p>8338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000">
                <text:p>149000000</text:p>
              </table:table-cell>
              <table:table-cell office:value-type="float" office:value="8391355">
                <text:p>8391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000">
                <text:p>150000000</text:p>
              </table:table-cell>
              <table:table-cell office:value-type="float" office:value="8444396">
                <text:p>84443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000">
                <text:p>151000000</text:p>
              </table:table-cell>
              <table:table-cell office:value-type="float" office:value="8497392">
                <text:p>84973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000">
                <text:p>152000000</text:p>
              </table:table-cell>
              <table:table-cell office:value-type="float" office:value="8550438">
                <text:p>8550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000">
                <text:p>153000000</text:p>
              </table:table-cell>
              <table:table-cell office:value-type="float" office:value="8603417">
                <text:p>8603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000">
                <text:p>154000000</text:p>
              </table:table-cell>
              <table:table-cell office:value-type="float" office:value="8656577">
                <text:p>86565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000">
                <text:p>155000000</text:p>
              </table:table-cell>
              <table:table-cell office:value-type="float" office:value="8709553">
                <text:p>87095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000">
                <text:p>156000000</text:p>
              </table:table-cell>
              <table:table-cell office:value-type="float" office:value="8762625">
                <text:p>8762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000">
                <text:p>157000000</text:p>
              </table:table-cell>
              <table:table-cell office:value-type="float" office:value="8815685">
                <text:p>88156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000">
                <text:p>158000000</text:p>
              </table:table-cell>
              <table:table-cell office:value-type="float" office:value="8868644">
                <text:p>8868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000">
                <text:p>159000000</text:p>
              </table:table-cell>
              <table:table-cell office:value-type="float" office:value="8921449">
                <text:p>89214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000">
                <text:p>160000000</text:p>
              </table:table-cell>
              <table:table-cell office:value-type="float" office:value="8974458">
                <text:p>8974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000">
                <text:p>161000000</text:p>
              </table:table-cell>
              <table:table-cell office:value-type="float" office:value="9027512">
                <text:p>9027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000">
                <text:p>162000000</text:p>
              </table:table-cell>
              <table:table-cell office:value-type="float" office:value="9080229">
                <text:p>9080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000">
                <text:p>163000000</text:p>
              </table:table-cell>
              <table:table-cell office:value-type="float" office:value="9133143">
                <text:p>9133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000">
                <text:p>164000000</text:p>
              </table:table-cell>
              <table:table-cell office:value-type="float" office:value="9186257">
                <text:p>91862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000">
                <text:p>165000000</text:p>
              </table:table-cell>
              <table:table-cell office:value-type="float" office:value="9238982">
                <text:p>92389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000">
                <text:p>166000000</text:p>
              </table:table-cell>
              <table:table-cell office:value-type="float" office:value="9291664">
                <text:p>92916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000">
                <text:p>167000000</text:p>
              </table:table-cell>
              <table:table-cell office:value-type="float" office:value="9344548">
                <text:p>9344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000">
                <text:p>168000000</text:p>
              </table:table-cell>
              <table:table-cell office:value-type="float" office:value="9397464">
                <text:p>9397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000">
                <text:p>169000000</text:p>
              </table:table-cell>
              <table:table-cell office:value-type="float" office:value="9450213">
                <text:p>9450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000">
                <text:p>170000000</text:p>
              </table:table-cell>
              <table:table-cell office:value-type="float" office:value="9503083">
                <text:p>9503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000">
                <text:p>171000000</text:p>
              </table:table-cell>
              <table:table-cell office:value-type="float" office:value="9555821">
                <text:p>95558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000">
                <text:p>172000000</text:p>
              </table:table-cell>
              <table:table-cell office:value-type="float" office:value="9608677">
                <text:p>9608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000">
                <text:p>173000000</text:p>
              </table:table-cell>
              <table:table-cell office:value-type="float" office:value="9661380">
                <text:p>96613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000">
                <text:p>174000000</text:p>
              </table:table-cell>
              <table:table-cell office:value-type="float" office:value="9714172">
                <text:p>9714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000">
                <text:p>175000000</text:p>
              </table:table-cell>
              <table:table-cell office:value-type="float" office:value="9766772">
                <text:p>97667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000">
                <text:p>176000000</text:p>
              </table:table-cell>
              <table:table-cell office:value-type="float" office:value="9819559">
                <text:p>9819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000">
                <text:p>177000000</text:p>
              </table:table-cell>
              <table:table-cell office:value-type="float" office:value="9872270">
                <text:p>98722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000">
                <text:p>178000000</text:p>
              </table:table-cell>
              <table:table-cell office:value-type="float" office:value="9925035">
                <text:p>99250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000">
                <text:p>179000000</text:p>
              </table:table-cell>
              <table:table-cell office:value-type="float" office:value="9977590">
                <text:p>99775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000">
                <text:p>180000000</text:p>
              </table:table-cell>
              <table:table-cell office:value-type="float" office:value="10030385">
                <text:p>10030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000">
                <text:p>181000000</text:p>
              </table:table-cell>
              <table:table-cell office:value-type="float" office:value="10082779">
                <text:p>10082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000">
                <text:p>182000000</text:p>
              </table:table-cell>
              <table:table-cell office:value-type="float" office:value="10135281">
                <text:p>10135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000">
                <text:p>183000000</text:p>
              </table:table-cell>
              <table:table-cell office:value-type="float" office:value="10187596">
                <text:p>101875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000">
                <text:p>184000000</text:p>
              </table:table-cell>
              <table:table-cell office:value-type="float" office:value="10240245">
                <text:p>10240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000">
                <text:p>185000000</text:p>
              </table:table-cell>
              <table:table-cell office:value-type="float" office:value="10292986">
                <text:p>102929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000">
                <text:p>186000000</text:p>
              </table:table-cell>
              <table:table-cell office:value-type="float" office:value="10345560">
                <text:p>103455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000">
                <text:p>187000000</text:p>
              </table:table-cell>
              <table:table-cell office:value-type="float" office:value="10397997">
                <text:p>103979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000">
                <text:p>188000000</text:p>
              </table:table-cell>
              <table:table-cell office:value-type="float" office:value="10450557">
                <text:p>10450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000">
                <text:p>189000000</text:p>
              </table:table-cell>
              <table:table-cell office:value-type="float" office:value="10502949">
                <text:p>10502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000">
                <text:p>190000000</text:p>
              </table:table-cell>
              <table:table-cell office:value-type="float" office:value="10555473">
                <text:p>105554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000">
                <text:p>191000000</text:p>
              </table:table-cell>
              <table:table-cell office:value-type="float" office:value="10607772">
                <text:p>10607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000">
                <text:p>192000000</text:p>
              </table:table-cell>
              <table:table-cell office:value-type="float" office:value="10660027">
                <text:p>106600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000">
                <text:p>193000000</text:p>
              </table:table-cell>
              <table:table-cell office:value-type="float" office:value="10712561">
                <text:p>107125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000">
                <text:p>194000000</text:p>
              </table:table-cell>
              <table:table-cell office:value-type="float" office:value="10765026">
                <text:p>107650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000">
                <text:p>195000000</text:p>
              </table:table-cell>
              <table:table-cell office:value-type="float" office:value="10817577">
                <text:p>10817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000">
                <text:p>196000000</text:p>
              </table:table-cell>
              <table:table-cell office:value-type="float" office:value="10869898">
                <text:p>10869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000">
                <text:p>197000000</text:p>
              </table:table-cell>
              <table:table-cell office:value-type="float" office:value="10922124">
                <text:p>109221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000">
                <text:p>198000000</text:p>
              </table:table-cell>
              <table:table-cell office:value-type="float" office:value="10974278">
                <text:p>109742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000">
                <text:p>199000000</text:p>
              </table:table-cell>
              <table:table-cell office:value-type="float" office:value="11026574">
                <text:p>110265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00">
                <text:p>200000000</text:p>
              </table:table-cell>
              <table:table-cell office:value-type="float" office:value="11078937">
                <text:p>11078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000">
                <text:p>201000000</text:p>
              </table:table-cell>
              <table:table-cell office:value-type="float" office:value="11131263">
                <text:p>11131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000">
                <text:p>202000000</text:p>
              </table:table-cell>
              <table:table-cell office:value-type="float" office:value="11183649">
                <text:p>111836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000">
                <text:p>203000000</text:p>
              </table:table-cell>
              <table:table-cell office:value-type="float" office:value="11235788">
                <text:p>112357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000">
                <text:p>204000000</text:p>
              </table:table-cell>
              <table:table-cell office:value-type="float" office:value="11288173">
                <text:p>112881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000">
                <text:p>205000000</text:p>
              </table:table-cell>
              <table:table-cell office:value-type="float" office:value="11340473">
                <text:p>113404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000">
                <text:p>206000000</text:p>
              </table:table-cell>
              <table:table-cell office:value-type="float" office:value="11392650">
                <text:p>113926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000">
                <text:p>207000000</text:p>
              </table:table-cell>
              <table:table-cell office:value-type="float" office:value="11444931">
                <text:p>114449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000">
                <text:p>208000000</text:p>
              </table:table-cell>
              <table:table-cell office:value-type="float" office:value="11497215">
                <text:p>114972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000">
                <text:p>209000000</text:p>
              </table:table-cell>
              <table:table-cell office:value-type="float" office:value="11549299">
                <text:p>11549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000">
                <text:p>210000000</text:p>
              </table:table-cell>
              <table:table-cell office:value-type="float" office:value="11601626">
                <text:p>116016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000">
                <text:p>211000000</text:p>
              </table:table-cell>
              <table:table-cell office:value-type="float" office:value="11653663">
                <text:p>116536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000">
                <text:p>212000000</text:p>
              </table:table-cell>
              <table:table-cell office:value-type="float" office:value="11705864">
                <text:p>11705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000">
                <text:p>213000000</text:p>
              </table:table-cell>
              <table:table-cell office:value-type="float" office:value="11758013">
                <text:p>11758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000">
                <text:p>214000000</text:p>
              </table:table-cell>
              <table:table-cell office:value-type="float" office:value="11810024">
                <text:p>11810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000">
                <text:p>215000000</text:p>
              </table:table-cell>
              <table:table-cell office:value-type="float" office:value="11862268">
                <text:p>11862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000">
                <text:p>216000000</text:p>
              </table:table-cell>
              <table:table-cell office:value-type="float" office:value="11914393">
                <text:p>11914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000">
                <text:p>217000000</text:p>
              </table:table-cell>
              <table:table-cell office:value-type="float" office:value="11966407">
                <text:p>11966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000">
                <text:p>218000000</text:p>
              </table:table-cell>
              <table:table-cell office:value-type="float" office:value="12018436">
                <text:p>120184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000">
                <text:p>219000000</text:p>
              </table:table-cell>
              <table:table-cell office:value-type="float" office:value="12070532">
                <text:p>120705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000">
                <text:p>220000000</text:p>
              </table:table-cell>
              <table:table-cell office:value-type="float" office:value="12122540">
                <text:p>121225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000">
                <text:p>221000000</text:p>
              </table:table-cell>
              <table:table-cell office:value-type="float" office:value="12174477">
                <text:p>121744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000">
                <text:p>222000000</text:p>
              </table:table-cell>
              <table:table-cell office:value-type="float" office:value="12226563">
                <text:p>122265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000">
                <text:p>223000000</text:p>
              </table:table-cell>
              <table:table-cell office:value-type="float" office:value="12278712">
                <text:p>122787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000">
                <text:p>224000000</text:p>
              </table:table-cell>
              <table:table-cell office:value-type="float" office:value="12330765">
                <text:p>12330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000">
                <text:p>225000000</text:p>
              </table:table-cell>
              <table:table-cell office:value-type="float" office:value="12382875">
                <text:p>12382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000">
                <text:p>226000000</text:p>
              </table:table-cell>
              <table:table-cell office:value-type="float" office:value="12434729">
                <text:p>124347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000">
                <text:p>227000000</text:p>
              </table:table-cell>
              <table:table-cell office:value-type="float" office:value="12486755">
                <text:p>124867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000">
                <text:p>228000000</text:p>
              </table:table-cell>
              <table:table-cell office:value-type="float" office:value="12538537">
                <text:p>125385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000">
                <text:p>229000000</text:p>
              </table:table-cell>
              <table:table-cell office:value-type="float" office:value="12590654">
                <text:p>125906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000">
                <text:p>230000000</text:p>
              </table:table-cell>
              <table:table-cell office:value-type="float" office:value="12642573">
                <text:p>126425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000">
                <text:p>231000000</text:p>
              </table:table-cell>
              <table:table-cell office:value-type="float" office:value="12694599">
                <text:p>126945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000">
                <text:p>232000000</text:p>
              </table:table-cell>
              <table:table-cell office:value-type="float" office:value="12746545">
                <text:p>127465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000">
                <text:p>233000000</text:p>
              </table:table-cell>
              <table:table-cell office:value-type="float" office:value="12798431">
                <text:p>127984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000">
                <text:p>234000000</text:p>
              </table:table-cell>
              <table:table-cell office:value-type="float" office:value="12850026">
                <text:p>128500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000">
                <text:p>235000000</text:p>
              </table:table-cell>
              <table:table-cell office:value-type="float" office:value="12902017">
                <text:p>12902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000">
                <text:p>236000000</text:p>
              </table:table-cell>
              <table:table-cell office:value-type="float" office:value="12953908">
                <text:p>12953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000">
                <text:p>237000000</text:p>
              </table:table-cell>
              <table:table-cell office:value-type="float" office:value="13005895">
                <text:p>130058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000">
                <text:p>238000000</text:p>
              </table:table-cell>
              <table:table-cell office:value-type="float" office:value="13057898">
                <text:p>130578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000">
                <text:p>239000000</text:p>
              </table:table-cell>
              <table:table-cell office:value-type="float" office:value="13109822">
                <text:p>131098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000">
                <text:p>240000000</text:p>
              </table:table-cell>
              <table:table-cell office:value-type="float" office:value="13161544">
                <text:p>131615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000">
                <text:p>241000000</text:p>
              </table:table-cell>
              <table:table-cell office:value-type="float" office:value="13213617">
                <text:p>132136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000">
                <text:p>242000000</text:p>
              </table:table-cell>
              <table:table-cell office:value-type="float" office:value="13265291">
                <text:p>13265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000">
                <text:p>243000000</text:p>
              </table:table-cell>
              <table:table-cell office:value-type="float" office:value="13316916">
                <text:p>13316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000">
                <text:p>244000000</text:p>
              </table:table-cell>
              <table:table-cell office:value-type="float" office:value="13368620">
                <text:p>133686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000">
                <text:p>245000000</text:p>
              </table:table-cell>
              <table:table-cell office:value-type="float" office:value="13420660">
                <text:p>134206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000">
                <text:p>246000000</text:p>
              </table:table-cell>
              <table:table-cell office:value-type="float" office:value="13472383">
                <text:p>134723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000">
                <text:p>247000000</text:p>
              </table:table-cell>
              <table:table-cell office:value-type="float" office:value="13524076">
                <text:p>13524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000">
                <text:p>248000000</text:p>
              </table:table-cell>
              <table:table-cell office:value-type="float" office:value="13575771">
                <text:p>13575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000">
                <text:p>249000000</text:p>
              </table:table-cell>
              <table:table-cell office:value-type="float" office:value="13627551">
                <text:p>136275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00">
                <text:p>250000000</text:p>
              </table:table-cell>
              <table:table-cell office:value-type="float" office:value="13679318">
                <text:p>136793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000">
                <text:p>251000000</text:p>
              </table:table-cell>
              <table:table-cell office:value-type="float" office:value="13731050">
                <text:p>137310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000">
                <text:p>252000000</text:p>
              </table:table-cell>
              <table:table-cell office:value-type="float" office:value="13782682">
                <text:p>137826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000">
                <text:p>253000000</text:p>
              </table:table-cell>
              <table:table-cell office:value-type="float" office:value="13834361">
                <text:p>138343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000">
                <text:p>254000000</text:p>
              </table:table-cell>
              <table:table-cell office:value-type="float" office:value="13886083">
                <text:p>13886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000">
                <text:p>255000000</text:p>
              </table:table-cell>
              <table:table-cell office:value-type="float" office:value="13937817">
                <text:p>139378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000">
                <text:p>256000000</text:p>
              </table:table-cell>
              <table:table-cell office:value-type="float" office:value="13989537">
                <text:p>139895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000">
                <text:p>257000000</text:p>
              </table:table-cell>
              <table:table-cell office:value-type="float" office:value="14040984">
                <text:p>140409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000">
                <text:p>258000000</text:p>
              </table:table-cell>
              <table:table-cell office:value-type="float" office:value="14092715">
                <text:p>140927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000">
                <text:p>259000000</text:p>
              </table:table-cell>
              <table:table-cell office:value-type="float" office:value="14144310">
                <text:p>141443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000">
                <text:p>260000000</text:p>
              </table:table-cell>
              <table:table-cell office:value-type="float" office:value="14195860">
                <text:p>141958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000">
                <text:p>261000000</text:p>
              </table:table-cell>
              <table:table-cell office:value-type="float" office:value="14247571">
                <text:p>142475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000">
                <text:p>262000000</text:p>
              </table:table-cell>
              <table:table-cell office:value-type="float" office:value="14299152">
                <text:p>142991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000">
                <text:p>263000000</text:p>
              </table:table-cell>
              <table:table-cell office:value-type="float" office:value="14350951">
                <text:p>14350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000">
                <text:p>264000000</text:p>
              </table:table-cell>
              <table:table-cell office:value-type="float" office:value="14402219">
                <text:p>144022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000">
                <text:p>265000000</text:p>
              </table:table-cell>
              <table:table-cell office:value-type="float" office:value="14453785">
                <text:p>144537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000">
                <text:p>266000000</text:p>
              </table:table-cell>
              <table:table-cell office:value-type="float" office:value="14505592">
                <text:p>145055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000">
                <text:p>267000000</text:p>
              </table:table-cell>
              <table:table-cell office:value-type="float" office:value="14556886">
                <text:p>145568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000">
                <text:p>268000000</text:p>
              </table:table-cell>
              <table:table-cell office:value-type="float" office:value="14608448">
                <text:p>14608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000">
                <text:p>269000000</text:p>
              </table:table-cell>
              <table:table-cell office:value-type="float" office:value="14660043">
                <text:p>146600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000">
                <text:p>270000000</text:p>
              </table:table-cell>
              <table:table-cell office:value-type="float" office:value="14711384">
                <text:p>147113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000">
                <text:p>271000000</text:p>
              </table:table-cell>
              <table:table-cell office:value-type="float" office:value="14762862">
                <text:p>147628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000">
                <text:p>272000000</text:p>
              </table:table-cell>
              <table:table-cell office:value-type="float" office:value="14814214">
                <text:p>14814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000">
                <text:p>273000000</text:p>
              </table:table-cell>
              <table:table-cell office:value-type="float" office:value="14865697">
                <text:p>148656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000">
                <text:p>274000000</text:p>
              </table:table-cell>
              <table:table-cell office:value-type="float" office:value="14917295">
                <text:p>149172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000">
                <text:p>275000000</text:p>
              </table:table-cell>
              <table:table-cell office:value-type="float" office:value="14968846">
                <text:p>149688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000">
                <text:p>276000000</text:p>
              </table:table-cell>
              <table:table-cell office:value-type="float" office:value="15020367">
                <text:p>150203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000">
                <text:p>277000000</text:p>
              </table:table-cell>
              <table:table-cell office:value-type="float" office:value="15071817">
                <text:p>150718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000">
                <text:p>278000000</text:p>
              </table:table-cell>
              <table:table-cell office:value-type="float" office:value="15123267">
                <text:p>15123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000">
                <text:p>279000000</text:p>
              </table:table-cell>
              <table:table-cell office:value-type="float" office:value="15174578">
                <text:p>151745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000">
                <text:p>280000000</text:p>
              </table:table-cell>
              <table:table-cell office:value-type="float" office:value="15226069">
                <text:p>152260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000">
                <text:p>281000000</text:p>
              </table:table-cell>
              <table:table-cell office:value-type="float" office:value="15277476">
                <text:p>15277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000">
                <text:p>282000000</text:p>
              </table:table-cell>
              <table:table-cell office:value-type="float" office:value="15329014">
                <text:p>15329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000">
                <text:p>283000000</text:p>
              </table:table-cell>
              <table:table-cell office:value-type="float" office:value="15380276">
                <text:p>153802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000">
                <text:p>284000000</text:p>
              </table:table-cell>
              <table:table-cell office:value-type="float" office:value="15431674">
                <text:p>154316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000">
                <text:p>285000000</text:p>
              </table:table-cell>
              <table:table-cell office:value-type="float" office:value="15482881">
                <text:p>154828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000">
                <text:p>286000000</text:p>
              </table:table-cell>
              <table:table-cell office:value-type="float" office:value="15534212">
                <text:p>155342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000">
                <text:p>287000000</text:p>
              </table:table-cell>
              <table:table-cell office:value-type="float" office:value="15585402">
                <text:p>155854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000">
                <text:p>288000000</text:p>
              </table:table-cell>
              <table:table-cell office:value-type="float" office:value="15636843">
                <text:p>156368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000">
                <text:p>289000000</text:p>
              </table:table-cell>
              <table:table-cell office:value-type="float" office:value="15688229">
                <text:p>156882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000">
                <text:p>290000000</text:p>
              </table:table-cell>
              <table:table-cell office:value-type="float" office:value="15739663">
                <text:p>15739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000">
                <text:p>291000000</text:p>
              </table:table-cell>
              <table:table-cell office:value-type="float" office:value="15790838">
                <text:p>15790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000">
                <text:p>292000000</text:p>
              </table:table-cell>
              <table:table-cell office:value-type="float" office:value="15842181">
                <text:p>158421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000">
                <text:p>293000000</text:p>
              </table:table-cell>
              <table:table-cell office:value-type="float" office:value="15893470">
                <text:p>158934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000">
                <text:p>294000000</text:p>
              </table:table-cell>
              <table:table-cell office:value-type="float" office:value="15944880">
                <text:p>159448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000">
                <text:p>295000000</text:p>
              </table:table-cell>
              <table:table-cell office:value-type="float" office:value="15996202">
                <text:p>159962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000">
                <text:p>296000000</text:p>
              </table:table-cell>
              <table:table-cell office:value-type="float" office:value="16047298">
                <text:p>16047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000">
                <text:p>297000000</text:p>
              </table:table-cell>
              <table:table-cell office:value-type="float" office:value="16098597">
                <text:p>160985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000">
                <text:p>298000000</text:p>
              </table:table-cell>
              <table:table-cell office:value-type="float" office:value="16149943">
                <text:p>16149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000">
                <text:p>299000000</text:p>
              </table:table-cell>
              <table:table-cell office:value-type="float" office:value="16200967">
                <text:p>162009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000">
                <text:p>300000000</text:p>
              </table:table-cell>
              <table:table-cell office:value-type="float" office:value="16252325">
                <text:p>162523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000">
                <text:p>301000000</text:p>
              </table:table-cell>
              <table:table-cell office:value-type="float" office:value="16303625">
                <text:p>16303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000">
                <text:p>302000000</text:p>
              </table:table-cell>
              <table:table-cell office:value-type="float" office:value="16354882">
                <text:p>163548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000">
                <text:p>303000000</text:p>
              </table:table-cell>
              <table:table-cell office:value-type="float" office:value="16405993">
                <text:p>164059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000">
                <text:p>304000000</text:p>
              </table:table-cell>
              <table:table-cell office:value-type="float" office:value="16457064">
                <text:p>16457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000">
                <text:p>305000000</text:p>
              </table:table-cell>
              <table:table-cell office:value-type="float" office:value="16508424">
                <text:p>165084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000">
                <text:p>306000000</text:p>
              </table:table-cell>
              <table:table-cell office:value-type="float" office:value="16559607">
                <text:p>165596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000">
                <text:p>307000000</text:p>
              </table:table-cell>
              <table:table-cell office:value-type="float" office:value="16610789">
                <text:p>166107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000">
                <text:p>308000000</text:p>
              </table:table-cell>
              <table:table-cell office:value-type="float" office:value="16661969">
                <text:p>166619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000">
                <text:p>309000000</text:p>
              </table:table-cell>
              <table:table-cell office:value-type="float" office:value="16713324">
                <text:p>167133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000">
                <text:p>310000000</text:p>
              </table:table-cell>
              <table:table-cell office:value-type="float" office:value="16764521">
                <text:p>167645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000">
                <text:p>311000000</text:p>
              </table:table-cell>
              <table:table-cell office:value-type="float" office:value="16815638">
                <text:p>168156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000">
                <text:p>312000000</text:p>
              </table:table-cell>
              <table:table-cell office:value-type="float" office:value="16866630">
                <text:p>168666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000">
                <text:p>313000000</text:p>
              </table:table-cell>
              <table:table-cell office:value-type="float" office:value="16917882">
                <text:p>169178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000">
                <text:p>314000000</text:p>
              </table:table-cell>
              <table:table-cell office:value-type="float" office:value="16968961">
                <text:p>16968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000">
                <text:p>315000000</text:p>
              </table:table-cell>
              <table:table-cell office:value-type="float" office:value="17020043">
                <text:p>170200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000">
                <text:p>316000000</text:p>
              </table:table-cell>
              <table:table-cell office:value-type="float" office:value="17071133">
                <text:p>170711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000">
                <text:p>317000000</text:p>
              </table:table-cell>
              <table:table-cell office:value-type="float" office:value="17122216">
                <text:p>171222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000">
                <text:p>318000000</text:p>
              </table:table-cell>
              <table:table-cell office:value-type="float" office:value="17173312">
                <text:p>17173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000">
                <text:p>319000000</text:p>
              </table:table-cell>
              <table:table-cell office:value-type="float" office:value="17224188">
                <text:p>17224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000">
                <text:p>320000000</text:p>
              </table:table-cell>
              <table:table-cell office:value-type="float" office:value="17275206">
                <text:p>172752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000">
                <text:p>321000000</text:p>
              </table:table-cell>
              <table:table-cell office:value-type="float" office:value="17326312">
                <text:p>17326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000">
                <text:p>322000000</text:p>
              </table:table-cell>
              <table:table-cell office:value-type="float" office:value="17377208">
                <text:p>173772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000">
                <text:p>323000000</text:p>
              </table:table-cell>
              <table:table-cell office:value-type="float" office:value="17428292">
                <text:p>174282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000">
                <text:p>324000000</text:p>
              </table:table-cell>
              <table:table-cell office:value-type="float" office:value="17479433">
                <text:p>174794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000">
                <text:p>325000000</text:p>
              </table:table-cell>
              <table:table-cell office:value-type="float" office:value="17530338">
                <text:p>175303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000">
                <text:p>326000000</text:p>
              </table:table-cell>
              <table:table-cell office:value-type="float" office:value="17581384">
                <text:p>175813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000">
                <text:p>327000000</text:p>
              </table:table-cell>
              <table:table-cell office:value-type="float" office:value="17632453">
                <text:p>176324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000">
                <text:p>328000000</text:p>
              </table:table-cell>
              <table:table-cell office:value-type="float" office:value="17683547">
                <text:p>176835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000">
                <text:p>329000000</text:p>
              </table:table-cell>
              <table:table-cell office:value-type="float" office:value="17734365">
                <text:p>177343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000">
                <text:p>330000000</text:p>
              </table:table-cell>
              <table:table-cell office:value-type="float" office:value="17785475">
                <text:p>177854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000">
                <text:p>331000000</text:p>
              </table:table-cell>
              <table:table-cell office:value-type="float" office:value="17836192">
                <text:p>178361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000">
                <text:p>332000000</text:p>
              </table:table-cell>
              <table:table-cell office:value-type="float" office:value="17887188">
                <text:p>178871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000">
                <text:p>333000000</text:p>
              </table:table-cell>
              <table:table-cell office:value-type="float" office:value="17938268">
                <text:p>179382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000">
                <text:p>334000000</text:p>
              </table:table-cell>
              <table:table-cell office:value-type="float" office:value="17989176">
                <text:p>179891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000">
                <text:p>335000000</text:p>
              </table:table-cell>
              <table:table-cell office:value-type="float" office:value="18040147">
                <text:p>18040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000">
                <text:p>336000000</text:p>
              </table:table-cell>
              <table:table-cell office:value-type="float" office:value="18091001">
                <text:p>18091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000">
                <text:p>337000000</text:p>
              </table:table-cell>
              <table:table-cell office:value-type="float" office:value="18141872">
                <text:p>181418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000">
                <text:p>338000000</text:p>
              </table:table-cell>
              <table:table-cell office:value-type="float" office:value="18192776">
                <text:p>181927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000">
                <text:p>339000000</text:p>
              </table:table-cell>
              <table:table-cell office:value-type="float" office:value="18243774">
                <text:p>182437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000">
                <text:p>340000000</text:p>
              </table:table-cell>
              <table:table-cell office:value-type="float" office:value="18294605">
                <text:p>182946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000">
                <text:p>341000000</text:p>
              </table:table-cell>
              <table:table-cell office:value-type="float" office:value="18345720">
                <text:p>183457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000">
                <text:p>342000000</text:p>
              </table:table-cell>
              <table:table-cell office:value-type="float" office:value="18396627">
                <text:p>183966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000">
                <text:p>343000000</text:p>
              </table:table-cell>
              <table:table-cell office:value-type="float" office:value="18447412">
                <text:p>18447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000">
                <text:p>344000000</text:p>
              </table:table-cell>
              <table:table-cell office:value-type="float" office:value="18498370">
                <text:p>184983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000">
                <text:p>345000000</text:p>
              </table:table-cell>
              <table:table-cell office:value-type="float" office:value="18549341">
                <text:p>185493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000">
                <text:p>346000000</text:p>
              </table:table-cell>
              <table:table-cell office:value-type="float" office:value="18600201">
                <text:p>186002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000">
                <text:p>347000000</text:p>
              </table:table-cell>
              <table:table-cell office:value-type="float" office:value="18651056">
                <text:p>186510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000">
                <text:p>348000000</text:p>
              </table:table-cell>
              <table:table-cell office:value-type="float" office:value="18701716">
                <text:p>187017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000">
                <text:p>349000000</text:p>
              </table:table-cell>
              <table:table-cell office:value-type="float" office:value="18752415">
                <text:p>187524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000">
                <text:p>350000000</text:p>
              </table:table-cell>
              <table:table-cell office:value-type="float" office:value="18803526">
                <text:p>188035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000">
                <text:p>351000000</text:p>
              </table:table-cell>
              <table:table-cell office:value-type="float" office:value="18854269">
                <text:p>188542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000">
                <text:p>352000000</text:p>
              </table:table-cell>
              <table:table-cell office:value-type="float" office:value="18904991">
                <text:p>18904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000">
                <text:p>353000000</text:p>
              </table:table-cell>
              <table:table-cell office:value-type="float" office:value="18955897">
                <text:p>189558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000">
                <text:p>354000000</text:p>
              </table:table-cell>
              <table:table-cell office:value-type="float" office:value="19006677">
                <text:p>190066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000">
                <text:p>355000000</text:p>
              </table:table-cell>
              <table:table-cell office:value-type="float" office:value="19057537">
                <text:p>190575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000">
                <text:p>356000000</text:p>
              </table:table-cell>
              <table:table-cell office:value-type="float" office:value="19108303">
                <text:p>191083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000">
                <text:p>357000000</text:p>
              </table:table-cell>
              <table:table-cell office:value-type="float" office:value="19159066">
                <text:p>191590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000">
                <text:p>358000000</text:p>
              </table:table-cell>
              <table:table-cell office:value-type="float" office:value="19209827">
                <text:p>19209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000">
                <text:p>359000000</text:p>
              </table:table-cell>
              <table:table-cell office:value-type="float" office:value="19260633">
                <text:p>192606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000">
                <text:p>360000000</text:p>
              </table:table-cell>
              <table:table-cell office:value-type="float" office:value="19311288">
                <text:p>193112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000">
                <text:p>361000000</text:p>
              </table:table-cell>
              <table:table-cell office:value-type="float" office:value="19361840">
                <text:p>193618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000">
                <text:p>362000000</text:p>
              </table:table-cell>
              <table:table-cell office:value-type="float" office:value="19412567">
                <text:p>194125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000">
                <text:p>363000000</text:p>
              </table:table-cell>
              <table:table-cell office:value-type="float" office:value="19463354">
                <text:p>194633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000">
                <text:p>364000000</text:p>
              </table:table-cell>
              <table:table-cell office:value-type="float" office:value="19514149">
                <text:p>195141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000">
                <text:p>365000000</text:p>
              </table:table-cell>
              <table:table-cell office:value-type="float" office:value="19564810">
                <text:p>195648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000">
                <text:p>366000000</text:p>
              </table:table-cell>
              <table:table-cell office:value-type="float" office:value="19615622">
                <text:p>196156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000">
                <text:p>367000000</text:p>
              </table:table-cell>
              <table:table-cell office:value-type="float" office:value="19666438">
                <text:p>196664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000">
                <text:p>368000000</text:p>
              </table:table-cell>
              <table:table-cell office:value-type="float" office:value="19717158">
                <text:p>197171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000">
                <text:p>369000000</text:p>
              </table:table-cell>
              <table:table-cell office:value-type="float" office:value="19767785">
                <text:p>197677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000">
                <text:p>370000000</text:p>
              </table:table-cell>
              <table:table-cell office:value-type="float" office:value="19818405">
                <text:p>19818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000">
                <text:p>371000000</text:p>
              </table:table-cell>
              <table:table-cell office:value-type="float" office:value="19868876">
                <text:p>198688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000">
                <text:p>372000000</text:p>
              </table:table-cell>
              <table:table-cell office:value-type="float" office:value="19919637">
                <text:p>199196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000">
                <text:p>373000000</text:p>
              </table:table-cell>
              <table:table-cell office:value-type="float" office:value="19970208">
                <text:p>199702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000">
                <text:p>374000000</text:p>
              </table:table-cell>
              <table:table-cell office:value-type="float" office:value="20020806">
                <text:p>200208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000">
                <text:p>375000000</text:p>
              </table:table-cell>
              <table:table-cell office:value-type="float" office:value="20071754">
                <text:p>200717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000">
                <text:p>376000000</text:p>
              </table:table-cell>
              <table:table-cell office:value-type="float" office:value="20122491">
                <text:p>20122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000">
                <text:p>377000000</text:p>
              </table:table-cell>
              <table:table-cell office:value-type="float" office:value="20173239">
                <text:p>201732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000">
                <text:p>378000000</text:p>
              </table:table-cell>
              <table:table-cell office:value-type="float" office:value="20224017">
                <text:p>202240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000">
                <text:p>379000000</text:p>
              </table:table-cell>
              <table:table-cell office:value-type="float" office:value="20274727">
                <text:p>202747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000">
                <text:p>380000000</text:p>
              </table:table-cell>
              <table:table-cell office:value-type="float" office:value="20325373">
                <text:p>203253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000">
                <text:p>381000000</text:p>
              </table:table-cell>
              <table:table-cell office:value-type="float" office:value="20376135">
                <text:p>203761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000">
                <text:p>382000000</text:p>
              </table:table-cell>
              <table:table-cell office:value-type="float" office:value="20426741">
                <text:p>204267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000">
                <text:p>383000000</text:p>
              </table:table-cell>
              <table:table-cell office:value-type="float" office:value="20477362">
                <text:p>204773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000">
                <text:p>384000000</text:p>
              </table:table-cell>
              <table:table-cell office:value-type="float" office:value="20527806">
                <text:p>205278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000">
                <text:p>385000000</text:p>
              </table:table-cell>
              <table:table-cell office:value-type="float" office:value="20578460">
                <text:p>205784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000">
                <text:p>386000000</text:p>
              </table:table-cell>
              <table:table-cell office:value-type="float" office:value="20628882">
                <text:p>206288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000">
                <text:p>387000000</text:p>
              </table:table-cell>
              <table:table-cell office:value-type="float" office:value="20679457">
                <text:p>20679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000">
                <text:p>388000000</text:p>
              </table:table-cell>
              <table:table-cell office:value-type="float" office:value="20730164">
                <text:p>207301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000">
                <text:p>389000000</text:p>
              </table:table-cell>
              <table:table-cell office:value-type="float" office:value="20780642">
                <text:p>207806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000">
                <text:p>390000000</text:p>
              </table:table-cell>
              <table:table-cell office:value-type="float" office:value="20831210">
                <text:p>208312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000">
                <text:p>391000000</text:p>
              </table:table-cell>
              <table:table-cell office:value-type="float" office:value="20881611">
                <text:p>208816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000">
                <text:p>392000000</text:p>
              </table:table-cell>
              <table:table-cell office:value-type="float" office:value="20932144">
                <text:p>209321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000">
                <text:p>393000000</text:p>
              </table:table-cell>
              <table:table-cell office:value-type="float" office:value="20982841">
                <text:p>209828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000">
                <text:p>394000000</text:p>
              </table:table-cell>
              <table:table-cell office:value-type="float" office:value="21033181">
                <text:p>210331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000">
                <text:p>395000000</text:p>
              </table:table-cell>
              <table:table-cell office:value-type="float" office:value="21083785">
                <text:p>21083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000">
                <text:p>396000000</text:p>
              </table:table-cell>
              <table:table-cell office:value-type="float" office:value="21134287">
                <text:p>211342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000">
                <text:p>397000000</text:p>
              </table:table-cell>
              <table:table-cell office:value-type="float" office:value="21184682">
                <text:p>211846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000">
                <text:p>398000000</text:p>
              </table:table-cell>
              <table:table-cell office:value-type="float" office:value="21235262">
                <text:p>212352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000">
                <text:p>399000000</text:p>
              </table:table-cell>
              <table:table-cell office:value-type="float" office:value="21285617">
                <text:p>212856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1336326">
                <text:p>21336326</text:p>
              </table:table-cell>
            </table:table-row>
            <table:table-row>
              <table:table-cell office:value-type="string"/>
              <table:table-cell office:value-type="float" office:value="401000000">
                <text:p>40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